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70.61mm"/>
    </style:style>
    <style:style style:name="co4" style:family="table-column">
      <style:table-column-properties fo:break-before="auto" style:column-width="9.07mm"/>
    </style:style>
    <style:style style:name="co5" style:family="table-column">
      <style:table-column-properties fo:break-before="auto" style:column-width="59.73mm"/>
    </style:style>
    <style:style style:name="co6" style:family="table-column">
      <style:table-column-properties fo:break-before="auto" style:column-width="47.73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73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c3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 office:value-type="float" office:value="6" calcext:value-type="float">
            <text:p>6</text:p>
          </table:table-cell>
          <table:table-cell/>
          <table:table-cell table:formula="of:=CONCATENATE(&quot;c(&quot;; [.A1]; &quot;, &quot;; [.B1]; &quot;, &quot;; [.C1]; &quot;)&quot;)" office:value-type="string" office:string-value="c(6, 6, 6)" calcext:value-type="string">
            <text:p>c(6, 6, 6)</text:p>
          </table:table-cell>
          <table:table-cell table:formula="of:=CONCATENATE(&quot;'&quot;; COM.MICROSOFT.CONCAT([.A1:.C1]; &quot;.png'&quot;))" office:value-type="string" office:string-value="'666.png'" calcext:value-type="string">
            <text:p>'666.png'</text:p>
          </table:table-cell>
          <table:table-cell table:formula="of:=CONCATENATE(&quot;'&quot;; COM.MICROSOFT.CONCAT([.A1:.C1]); &quot;nn.png'&quot;)" office:value-type="string" office:string-value="'666nn.png'" calcext:value-type="string">
            <text:p>'666nn.png'</text:p>
          </table:table-cell>
          <table:table-cell table:formula="of:=CONCATENATE(&quot;'&quot;; [.A1]; &quot;-&quot;; [.B1]; &quot;-&quot;; [.C1]; &quot;'&quot;)" office:value-type="string" office:string-value="'6-6-6'" calcext:value-type="string">
            <text:p>'6-6-6'</text:p>
          </table:table-cell>
          <table:table-cell table:formula="of:=CONCATENATE(&quot;list(&quot;; [.E1]; &quot;, &quot;; [.H1]; &quot;, &quot;; [.F1]; &quot;, &quot;; [.G1]; &quot;)&quot;)" office:value-type="string" office:string-value="list(c(6, 6, 6), '6-6-6', '666.png', '666nn.png')" calcext:value-type="string">
            <text:p>list(c(6, 6, 6), '6-6-6', '666.png', '666nn.png')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(&quot;; [.A2]; &quot;, &quot;; [.B2]; &quot;, &quot;; [.C2]; &quot;)&quot;)" office:value-type="string" office:string-value="c(6, 6, 5)" calcext:value-type="string">
            <text:p>c(6, 6, 5)</text:p>
          </table:table-cell>
          <table:table-cell table:formula="of:=CONCATENATE(&quot;'&quot;; COM.MICROSOFT.CONCAT([.A2:.C2]; &quot;.png'&quot;))" office:value-type="string" office:string-value="'665.png'" calcext:value-type="string">
            <text:p>'665.png'</text:p>
          </table:table-cell>
          <table:table-cell table:formula="of:=CONCATENATE(&quot;'&quot;; COM.MICROSOFT.CONCAT([.A2:.C2]); &quot;nn.png'&quot;)" office:value-type="string" office:string-value="'665nn.png'" calcext:value-type="string">
            <text:p>'665nn.png'</text:p>
          </table:table-cell>
          <table:table-cell table:formula="of:=CONCATENATE(&quot;'&quot;; [.A2]; &quot;-&quot;; [.B2]; &quot;-&quot;; [.C2]; &quot;'&quot;)" office:value-type="string" office:string-value="'6-6-5'" calcext:value-type="string">
            <text:p>'6-6-5'</text:p>
          </table:table-cell>
          <table:table-cell table:formula="of:=CONCATENATE(&quot;list(&quot;; [.E2]; &quot;, &quot;; [.H2]; &quot;, &quot;; [.F2]; &quot;, &quot;; [.G2]; &quot;)&quot;)" office:value-type="string" office:string-value="list(c(6, 6, 5), '6-6-5', '665.png', '665nn.png')" calcext:value-type="string">
            <text:p>list(c(6, 6, 5), '6-6-5', '665.png', '665nn.png')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3]; &quot;, &quot;; [.B3]; &quot;, &quot;; [.C3]; &quot;)&quot;)" office:value-type="string" office:string-value="c(6, 6, 4)" calcext:value-type="string">
            <text:p>c(6, 6, 4)</text:p>
          </table:table-cell>
          <table:table-cell table:formula="of:=CONCATENATE(&quot;'&quot;; COM.MICROSOFT.CONCAT([.A3:.C3]; &quot;.png'&quot;))" office:value-type="string" office:string-value="'664.png'" calcext:value-type="string">
            <text:p>'664.png'</text:p>
          </table:table-cell>
          <table:table-cell table:formula="of:=CONCATENATE(&quot;'&quot;; COM.MICROSOFT.CONCAT([.A3:.C3]); &quot;nn.png'&quot;)" office:value-type="string" office:string-value="'664nn.png'" calcext:value-type="string">
            <text:p>'664nn.png'</text:p>
          </table:table-cell>
          <table:table-cell table:formula="of:=CONCATENATE(&quot;'&quot;; [.A3]; &quot;-&quot;; [.B3]; &quot;-&quot;; [.C3]; &quot;'&quot;)" office:value-type="string" office:string-value="'6-6-4'" calcext:value-type="string">
            <text:p>'6-6-4'</text:p>
          </table:table-cell>
          <table:table-cell table:formula="of:=CONCATENATE(&quot;list(&quot;; [.E3]; &quot;, &quot;; [.H3]; &quot;, &quot;; [.F3]; &quot;, &quot;; [.G3]; &quot;)&quot;)" office:value-type="string" office:string-value="list(c(6, 6, 4), '6-6-4', '664.png', '664nn.png')" calcext:value-type="string">
            <text:p>list(c(6, 6, 4), '6-6-4', '664.png', '664nn.png')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4]; &quot;, &quot;; [.B4]; &quot;, &quot;; [.C4]; &quot;)&quot;)" office:value-type="string" office:string-value="c(6, 6, 3)" calcext:value-type="string">
            <text:p>c(6, 6, 3)</text:p>
          </table:table-cell>
          <table:table-cell table:formula="of:=CONCATENATE(&quot;'&quot;; COM.MICROSOFT.CONCAT([.A4:.C4]; &quot;.png'&quot;))" office:value-type="string" office:string-value="'663.png'" calcext:value-type="string">
            <text:p>'663.png'</text:p>
          </table:table-cell>
          <table:table-cell table:formula="of:=CONCATENATE(&quot;'&quot;; COM.MICROSOFT.CONCAT([.A4:.C4]); &quot;nn.png'&quot;)" office:value-type="string" office:string-value="'663nn.png'" calcext:value-type="string">
            <text:p>'663nn.png'</text:p>
          </table:table-cell>
          <table:table-cell table:formula="of:=CONCATENATE(&quot;'&quot;; [.A4]; &quot;-&quot;; [.B4]; &quot;-&quot;; [.C4]; &quot;'&quot;)" office:value-type="string" office:string-value="'6-6-3'" calcext:value-type="string">
            <text:p>'6-6-3'</text:p>
          </table:table-cell>
          <table:table-cell table:formula="of:=CONCATENATE(&quot;list(&quot;; [.E4]; &quot;, &quot;; [.H4]; &quot;, &quot;; [.F4]; &quot;, &quot;; [.G4]; &quot;)&quot;)" office:value-type="string" office:string-value="list(c(6, 6, 3), '6-6-3', '663.png', '663nn.png')" calcext:value-type="string">
            <text:p>list(c(6, 6, 3), '6-6-3', '663.png', '663nn.png')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5]; &quot;, &quot;; [.B5]; &quot;, &quot;; [.C5]; &quot;)&quot;)" office:value-type="string" office:string-value="c(6, 6, 2)" calcext:value-type="string">
            <text:p>c(6, 6, 2)</text:p>
          </table:table-cell>
          <table:table-cell table:formula="of:=CONCATENATE(&quot;'&quot;; COM.MICROSOFT.CONCAT([.A5:.C5]; &quot;.png'&quot;))" office:value-type="string" office:string-value="'662.png'" calcext:value-type="string">
            <text:p>'662.png'</text:p>
          </table:table-cell>
          <table:table-cell table:formula="of:=CONCATENATE(&quot;'&quot;; COM.MICROSOFT.CONCAT([.A5:.C5]); &quot;nn.png'&quot;)" office:value-type="string" office:string-value="'662nn.png'" calcext:value-type="string">
            <text:p>'662nn.png'</text:p>
          </table:table-cell>
          <table:table-cell table:formula="of:=CONCATENATE(&quot;'&quot;; [.A5]; &quot;-&quot;; [.B5]; &quot;-&quot;; [.C5]; &quot;'&quot;)" office:value-type="string" office:string-value="'6-6-2'" calcext:value-type="string">
            <text:p>'6-6-2'</text:p>
          </table:table-cell>
          <table:table-cell table:formula="of:=CONCATENATE(&quot;list(&quot;; [.E5]; &quot;, &quot;; [.H5]; &quot;, &quot;; [.F5]; &quot;, &quot;; [.G5]; &quot;)&quot;)" office:value-type="string" office:string-value="list(c(6, 6, 2), '6-6-2', '662.png', '662nn.png')" calcext:value-type="string">
            <text:p>list(c(6, 6, 2), '6-6-2', '662.png', '662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CONCATENATE(&quot;c(&quot;; [.A6]; &quot;, &quot;; [.B6]; &quot;, &quot;; [.C6]; &quot;)&quot;)" office:value-type="string" office:string-value="c(6, 5, 5)" calcext:value-type="string">
            <text:p>c(6, 5, 5)</text:p>
          </table:table-cell>
          <table:table-cell table:formula="of:=CONCATENATE(&quot;'&quot;; COM.MICROSOFT.CONCAT([.A6:.C6]; &quot;.png'&quot;))" office:value-type="string" office:string-value="'655.png'" calcext:value-type="string">
            <text:p>'655.png'</text:p>
          </table:table-cell>
          <table:table-cell table:formula="of:=CONCATENATE(&quot;'&quot;; COM.MICROSOFT.CONCAT([.A6:.C6]); &quot;nn.png'&quot;)" office:value-type="string" office:string-value="'655nn.png'" calcext:value-type="string">
            <text:p>'655nn.png'</text:p>
          </table:table-cell>
          <table:table-cell table:formula="of:=CONCATENATE(&quot;'&quot;; [.A6]; &quot;-&quot;; [.B6]; &quot;-&quot;; [.C6]; &quot;'&quot;)" office:value-type="string" office:string-value="'6-5-5'" calcext:value-type="string">
            <text:p>'6-5-5'</text:p>
          </table:table-cell>
          <table:table-cell table:formula="of:=CONCATENATE(&quot;list(&quot;; [.E6]; &quot;, &quot;; [.H6]; &quot;, &quot;; [.F6]; &quot;, &quot;; [.G6]; &quot;)&quot;)" office:value-type="string" office:string-value="list(c(6, 5, 5), '6-5-5', '655.png', '655nn.png')" calcext:value-type="string">
            <text:p>list(c(6, 5, 5), '6-5-5', '655.png', '655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7]; &quot;, &quot;; [.B7]; &quot;, &quot;; [.C7]; &quot;)&quot;)" office:value-type="string" office:string-value="c(6, 5, 4)" calcext:value-type="string">
            <text:p>c(6, 5, 4)</text:p>
          </table:table-cell>
          <table:table-cell table:formula="of:=CONCATENATE(&quot;'&quot;; COM.MICROSOFT.CONCAT([.A7:.C7]; &quot;.png'&quot;))" office:value-type="string" office:string-value="'654.png'" calcext:value-type="string">
            <text:p>'654.png'</text:p>
          </table:table-cell>
          <table:table-cell table:formula="of:=CONCATENATE(&quot;'&quot;; COM.MICROSOFT.CONCAT([.A7:.C7]); &quot;nn.png'&quot;)" office:value-type="string" office:string-value="'654nn.png'" calcext:value-type="string">
            <text:p>'654nn.png'</text:p>
          </table:table-cell>
          <table:table-cell table:formula="of:=CONCATENATE(&quot;'&quot;; [.A7]; &quot;-&quot;; [.B7]; &quot;-&quot;; [.C7]; &quot;'&quot;)" office:value-type="string" office:string-value="'6-5-4'" calcext:value-type="string">
            <text:p>'6-5-4'</text:p>
          </table:table-cell>
          <table:table-cell table:formula="of:=CONCATENATE(&quot;list(&quot;; [.E7]; &quot;, &quot;; [.H7]; &quot;, &quot;; [.F7]; &quot;, &quot;; [.G7]; &quot;)&quot;)" office:value-type="string" office:string-value="list(c(6, 5, 4), '6-5-4', '654.png', '654nn.png')" calcext:value-type="string">
            <text:p>list(c(6, 5, 4), '6-5-4', '654.png', '654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8]; &quot;, &quot;; [.B8]; &quot;, &quot;; [.C8]; &quot;)&quot;)" office:value-type="string" office:string-value="c(6, 5, 3)" calcext:value-type="string">
            <text:p>c(6, 5, 3)</text:p>
          </table:table-cell>
          <table:table-cell table:formula="of:=CONCATENATE(&quot;'&quot;; COM.MICROSOFT.CONCAT([.A8:.C8]; &quot;.png'&quot;))" office:value-type="string" office:string-value="'653.png'" calcext:value-type="string">
            <text:p>'653.png'</text:p>
          </table:table-cell>
          <table:table-cell table:formula="of:=CONCATENATE(&quot;'&quot;; COM.MICROSOFT.CONCAT([.A8:.C8]); &quot;nn.png'&quot;)" office:value-type="string" office:string-value="'653nn.png'" calcext:value-type="string">
            <text:p>'653nn.png'</text:p>
          </table:table-cell>
          <table:table-cell table:formula="of:=CONCATENATE(&quot;'&quot;; [.A8]; &quot;-&quot;; [.B8]; &quot;-&quot;; [.C8]; &quot;'&quot;)" office:value-type="string" office:string-value="'6-5-3'" calcext:value-type="string">
            <text:p>'6-5-3'</text:p>
          </table:table-cell>
          <table:table-cell table:formula="of:=CONCATENATE(&quot;list(&quot;; [.E8]; &quot;, &quot;; [.H8]; &quot;, &quot;; [.F8]; &quot;, &quot;; [.G8]; &quot;)&quot;)" office:value-type="string" office:string-value="list(c(6, 5, 3), '6-5-3', '653.png', '653nn.png')" calcext:value-type="string">
            <text:p>list(c(6, 5, 3), '6-5-3', '653.png', '653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9]; &quot;, &quot;; [.B9]; &quot;, &quot;; [.C9]; &quot;)&quot;)" office:value-type="string" office:string-value="c(6, 5, 2)" calcext:value-type="string">
            <text:p>c(6, 5, 2)</text:p>
          </table:table-cell>
          <table:table-cell table:formula="of:=CONCATENATE(&quot;'&quot;; COM.MICROSOFT.CONCAT([.A9:.C9]; &quot;.png'&quot;))" office:value-type="string" office:string-value="'652.png'" calcext:value-type="string">
            <text:p>'652.png'</text:p>
          </table:table-cell>
          <table:table-cell table:formula="of:=CONCATENATE(&quot;'&quot;; COM.MICROSOFT.CONCAT([.A9:.C9]); &quot;nn.png'&quot;)" office:value-type="string" office:string-value="'652nn.png'" calcext:value-type="string">
            <text:p>'652nn.png'</text:p>
          </table:table-cell>
          <table:table-cell table:formula="of:=CONCATENATE(&quot;'&quot;; [.A9]; &quot;-&quot;; [.B9]; &quot;-&quot;; [.C9]; &quot;'&quot;)" office:value-type="string" office:string-value="'6-5-2'" calcext:value-type="string">
            <text:p>'6-5-2'</text:p>
          </table:table-cell>
          <table:table-cell table:formula="of:=CONCATENATE(&quot;list(&quot;; [.E9]; &quot;, &quot;; [.H9]; &quot;, &quot;; [.F9]; &quot;, &quot;; [.G9]; &quot;)&quot;)" office:value-type="string" office:string-value="list(c(6, 5, 2), '6-5-2', '652.png', '652nn.png')" calcext:value-type="string">
            <text:p>list(c(6, 5, 2), '6-5-2', '652.png', '652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CONCATENATE(&quot;c(&quot;; [.A10]; &quot;, &quot;; [.B10]; &quot;, &quot;; [.C10]; &quot;)&quot;)" office:value-type="string" office:string-value="c(6, 4, 4)" calcext:value-type="string">
            <text:p>c(6, 4, 4)</text:p>
          </table:table-cell>
          <table:table-cell table:formula="of:=CONCATENATE(&quot;'&quot;; COM.MICROSOFT.CONCAT([.A10:.C10]; &quot;.png'&quot;))" office:value-type="string" office:string-value="'644.png'" calcext:value-type="string">
            <text:p>'644.png'</text:p>
          </table:table-cell>
          <table:table-cell table:formula="of:=CONCATENATE(&quot;'&quot;; COM.MICROSOFT.CONCAT([.A10:.C10]); &quot;nn.png'&quot;)" office:value-type="string" office:string-value="'644nn.png'" calcext:value-type="string">
            <text:p>'644nn.png'</text:p>
          </table:table-cell>
          <table:table-cell table:formula="of:=CONCATENATE(&quot;'&quot;; [.A10]; &quot;-&quot;; [.B10]; &quot;-&quot;; [.C10]; &quot;'&quot;)" office:value-type="string" office:string-value="'6-4-4'" calcext:value-type="string">
            <text:p>'6-4-4'</text:p>
          </table:table-cell>
          <table:table-cell table:formula="of:=CONCATENATE(&quot;list(&quot;; [.E10]; &quot;, &quot;; [.H10]; &quot;, &quot;; [.F10]; &quot;, &quot;; [.G10]; &quot;)&quot;)" office:value-type="string" office:string-value="list(c(6, 4, 4), '6-4-4', '644.png', '644nn.png')" calcext:value-type="string">
            <text:p>list(c(6, 4, 4), '6-4-4', '644.png', '644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11]; &quot;, &quot;; [.B11]; &quot;, &quot;; [.C11]; &quot;)&quot;)" office:value-type="string" office:string-value="c(6, 4, 3)" calcext:value-type="string">
            <text:p>c(6, 4, 3)</text:p>
          </table:table-cell>
          <table:table-cell table:formula="of:=CONCATENATE(&quot;'&quot;; COM.MICROSOFT.CONCAT([.A11:.C11]; &quot;.png'&quot;))" office:value-type="string" office:string-value="'643.png'" calcext:value-type="string">
            <text:p>'643.png'</text:p>
          </table:table-cell>
          <table:table-cell table:formula="of:=CONCATENATE(&quot;'&quot;; COM.MICROSOFT.CONCAT([.A11:.C11]); &quot;nn.png'&quot;)" office:value-type="string" office:string-value="'643nn.png'" calcext:value-type="string">
            <text:p>'643nn.png'</text:p>
          </table:table-cell>
          <table:table-cell table:formula="of:=CONCATENATE(&quot;'&quot;; [.A11]; &quot;-&quot;; [.B11]; &quot;-&quot;; [.C11]; &quot;'&quot;)" office:value-type="string" office:string-value="'6-4-3'" calcext:value-type="string">
            <text:p>'6-4-3'</text:p>
          </table:table-cell>
          <table:table-cell table:formula="of:=CONCATENATE(&quot;list(&quot;; [.E11]; &quot;, &quot;; [.H11]; &quot;, &quot;; [.F11]; &quot;, &quot;; [.G11]; &quot;)&quot;)" office:value-type="string" office:string-value="list(c(6, 4, 3), '6-4-3', '643.png', '643nn.png')" calcext:value-type="string">
            <text:p>list(c(6, 4, 3), '6-4-3', '643.png', '643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12]; &quot;, &quot;; [.B12]; &quot;, &quot;; [.C12]; &quot;)&quot;)" office:value-type="string" office:string-value="c(6, 4, 2)" calcext:value-type="string">
            <text:p>c(6, 4, 2)</text:p>
          </table:table-cell>
          <table:table-cell table:formula="of:=CONCATENATE(&quot;'&quot;; COM.MICROSOFT.CONCAT([.A12:.C12]; &quot;.png'&quot;))" office:value-type="string" office:string-value="'642.png'" calcext:value-type="string">
            <text:p>'642.png'</text:p>
          </table:table-cell>
          <table:table-cell table:formula="of:=CONCATENATE(&quot;'&quot;; COM.MICROSOFT.CONCAT([.A12:.C12]); &quot;nn.png'&quot;)" office:value-type="string" office:string-value="'642nn.png'" calcext:value-type="string">
            <text:p>'642nn.png'</text:p>
          </table:table-cell>
          <table:table-cell table:formula="of:=CONCATENATE(&quot;'&quot;; [.A12]; &quot;-&quot;; [.B12]; &quot;-&quot;; [.C12]; &quot;'&quot;)" office:value-type="string" office:string-value="'6-4-2'" calcext:value-type="string">
            <text:p>'6-4-2'</text:p>
          </table:table-cell>
          <table:table-cell table:formula="of:=CONCATENATE(&quot;list(&quot;; [.E12]; &quot;, &quot;; [.H12]; &quot;, &quot;; [.F12]; &quot;, &quot;; [.G12]; &quot;)&quot;)" office:value-type="string" office:string-value="list(c(6, 4, 2), '6-4-2', '642.png', '642nn.png')" calcext:value-type="string">
            <text:p>list(c(6, 4, 2), '6-4-2', '642.png', '642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NCATENATE(&quot;c(&quot;; [.A13]; &quot;, &quot;; [.B13]; &quot;, &quot;; [.C13]; &quot;)&quot;)" office:value-type="string" office:string-value="c(6, 3, 3)" calcext:value-type="string">
            <text:p>c(6, 3, 3)</text:p>
          </table:table-cell>
          <table:table-cell table:formula="of:=CONCATENATE(&quot;'&quot;; COM.MICROSOFT.CONCAT([.A13:.C13]; &quot;.png'&quot;))" office:value-type="string" office:string-value="'633.png'" calcext:value-type="string">
            <text:p>'633.png'</text:p>
          </table:table-cell>
          <table:table-cell table:formula="of:=CONCATENATE(&quot;'&quot;; COM.MICROSOFT.CONCAT([.A13:.C13]); &quot;nn.png'&quot;)" office:value-type="string" office:string-value="'633nn.png'" calcext:value-type="string">
            <text:p>'633nn.png'</text:p>
          </table:table-cell>
          <table:table-cell table:formula="of:=CONCATENATE(&quot;'&quot;; [.A13]; &quot;-&quot;; [.B13]; &quot;-&quot;; [.C13]; &quot;'&quot;)" office:value-type="string" office:string-value="'6-3-3'" calcext:value-type="string">
            <text:p>'6-3-3'</text:p>
          </table:table-cell>
          <table:table-cell table:formula="of:=CONCATENATE(&quot;list(&quot;; [.E13]; &quot;, &quot;; [.H13]; &quot;, &quot;; [.F13]; &quot;, &quot;; [.G13]; &quot;)&quot;)" office:value-type="string" office:string-value="list(c(6, 3, 3), '6-3-3', '633.png', '633nn.png')" calcext:value-type="string">
            <text:p>list(c(6, 3, 3), '6-3-3', '633.png', '633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14]; &quot;, &quot;; [.B14]; &quot;, &quot;; [.C14]; &quot;)&quot;)" office:value-type="string" office:string-value="c(6, 3, 2)" calcext:value-type="string">
            <text:p>c(6, 3, 2)</text:p>
          </table:table-cell>
          <table:table-cell table:formula="of:=CONCATENATE(&quot;'&quot;; COM.MICROSOFT.CONCAT([.A14:.C14]; &quot;.png'&quot;))" office:value-type="string" office:string-value="'632.png'" calcext:value-type="string">
            <text:p>'632.png'</text:p>
          </table:table-cell>
          <table:table-cell table:formula="of:=CONCATENATE(&quot;'&quot;; COM.MICROSOFT.CONCAT([.A14:.C14]); &quot;nn.png'&quot;)" office:value-type="string" office:string-value="'632nn.png'" calcext:value-type="string">
            <text:p>'632nn.png'</text:p>
          </table:table-cell>
          <table:table-cell table:formula="of:=CONCATENATE(&quot;'&quot;; [.A14]; &quot;-&quot;; [.B14]; &quot;-&quot;; [.C14]; &quot;'&quot;)" office:value-type="string" office:string-value="'6-3-2'" calcext:value-type="string">
            <text:p>'6-3-2'</text:p>
          </table:table-cell>
          <table:table-cell table:formula="of:=CONCATENATE(&quot;list(&quot;; [.E14]; &quot;, &quot;; [.H14]; &quot;, &quot;; [.F14]; &quot;, &quot;; [.G14]; &quot;)&quot;)" office:value-type="string" office:string-value="list(c(6, 3, 2), '6-3-2', '632.png', '632nn.png')" calcext:value-type="string">
            <text:p>list(c(6, 3, 2), '6-3-2', '632.png', '632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NCATENATE(&quot;c(&quot;; [.A15]; &quot;, &quot;; [.B15]; &quot;, &quot;; [.C15]; &quot;)&quot;)" office:value-type="string" office:string-value="c(6, 2, 2)" calcext:value-type="string">
            <text:p>c(6, 2, 2)</text:p>
          </table:table-cell>
          <table:table-cell table:formula="of:=CONCATENATE(&quot;'&quot;; COM.MICROSOFT.CONCAT([.A15:.C15]; &quot;.png'&quot;))" office:value-type="string" office:string-value="'622.png'" calcext:value-type="string">
            <text:p>'622.png'</text:p>
          </table:table-cell>
          <table:table-cell table:formula="of:=CONCATENATE(&quot;'&quot;; COM.MICROSOFT.CONCAT([.A15:.C15]); &quot;nn.png'&quot;)" office:value-type="string" office:string-value="'622nn.png'" calcext:value-type="string">
            <text:p>'622nn.png'</text:p>
          </table:table-cell>
          <table:table-cell table:formula="of:=CONCATENATE(&quot;'&quot;; [.A15]; &quot;-&quot;; [.B15]; &quot;-&quot;; [.C15]; &quot;'&quot;)" office:value-type="string" office:string-value="'6-2-2'" calcext:value-type="string">
            <text:p>'6-2-2'</text:p>
          </table:table-cell>
          <table:table-cell table:formula="of:=CONCATENATE(&quot;list(&quot;; [.E15]; &quot;, &quot;; [.H15]; &quot;, &quot;; [.F15]; &quot;, &quot;; [.G15]; &quot;)&quot;)" office:value-type="string" office:string-value="list(c(6, 2, 2), '6-2-2', '622.png', '622nn.png')" calcext:value-type="string">
            <text:p>list(c(6, 2, 2), '6-2-2', '622.png', '622nn.png')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/>
          <table:table-cell table:formula="of:=CONCATENATE(&quot;c(&quot;; [.A16]; &quot;, &quot;; [.B16]; &quot;, &quot;; [.C16]; &quot;)&quot;)" office:value-type="string" office:string-value="c(5, 5, 5)" calcext:value-type="string">
            <text:p>c(5, 5, 5)</text:p>
          </table:table-cell>
          <table:table-cell table:formula="of:=CONCATENATE(&quot;'&quot;; COM.MICROSOFT.CONCAT([.A16:.C16]; &quot;.png'&quot;))" office:value-type="string" office:string-value="'555.png'" calcext:value-type="string">
            <text:p>'555.png'</text:p>
          </table:table-cell>
          <table:table-cell table:formula="of:=CONCATENATE(&quot;'&quot;; COM.MICROSOFT.CONCAT([.A16:.C16]); &quot;nn.png'&quot;)" office:value-type="string" office:string-value="'555nn.png'" calcext:value-type="string">
            <text:p>'555nn.png'</text:p>
          </table:table-cell>
          <table:table-cell table:formula="of:=CONCATENATE(&quot;'&quot;; [.A16]; &quot;-&quot;; [.B16]; &quot;-&quot;; [.C16]; &quot;'&quot;)" office:value-type="string" office:string-value="'5-5-5'" calcext:value-type="string">
            <text:p>'5-5-5'</text:p>
          </table:table-cell>
          <table:table-cell table:formula="of:=CONCATENATE(&quot;list(&quot;; [.E16]; &quot;, &quot;; [.H16]; &quot;, &quot;; [.F16]; &quot;, &quot;; [.G16]; &quot;)&quot;)" office:value-type="string" office:string-value="list(c(5, 5, 5), '5-5-5', '555.png', '555nn.png')" calcext:value-type="string">
            <text:p>list(c(5, 5, 5), '5-5-5', '555.png', '555nn.png'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17]; &quot;, &quot;; [.B17]; &quot;, &quot;; [.C17]; &quot;)&quot;)" office:value-type="string" office:string-value="c(5, 5, 4)" calcext:value-type="string">
            <text:p>c(5, 5, 4)</text:p>
          </table:table-cell>
          <table:table-cell table:formula="of:=CONCATENATE(&quot;'&quot;; COM.MICROSOFT.CONCAT([.A17:.C17]; &quot;.png'&quot;))" office:value-type="string" office:string-value="'554.png'" calcext:value-type="string">
            <text:p>'554.png'</text:p>
          </table:table-cell>
          <table:table-cell table:formula="of:=CONCATENATE(&quot;'&quot;; COM.MICROSOFT.CONCAT([.A17:.C17]); &quot;nn.png'&quot;)" office:value-type="string" office:string-value="'554nn.png'" calcext:value-type="string">
            <text:p>'554nn.png'</text:p>
          </table:table-cell>
          <table:table-cell table:formula="of:=CONCATENATE(&quot;'&quot;; [.A17]; &quot;-&quot;; [.B17]; &quot;-&quot;; [.C17]; &quot;'&quot;)" office:value-type="string" office:string-value="'5-5-4'" calcext:value-type="string">
            <text:p>'5-5-4'</text:p>
          </table:table-cell>
          <table:table-cell table:formula="of:=CONCATENATE(&quot;list(&quot;; [.E17]; &quot;, &quot;; [.H17]; &quot;, &quot;; [.F17]; &quot;, &quot;; [.G17]; &quot;)&quot;)" office:value-type="string" office:string-value="list(c(5, 5, 4), '5-5-4', '554.png', '554nn.png')" calcext:value-type="string">
            <text:p>list(c(5, 5, 4), '5-5-4', '554.png', '554nn.png'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18]; &quot;, &quot;; [.B18]; &quot;, &quot;; [.C18]; &quot;)&quot;)" office:value-type="string" office:string-value="c(5, 5, 3)" calcext:value-type="string">
            <text:p>c(5, 5, 3)</text:p>
          </table:table-cell>
          <table:table-cell table:formula="of:=CONCATENATE(&quot;'&quot;; COM.MICROSOFT.CONCAT([.A18:.C18]; &quot;.png'&quot;))" office:value-type="string" office:string-value="'553.png'" calcext:value-type="string">
            <text:p>'553.png'</text:p>
          </table:table-cell>
          <table:table-cell table:formula="of:=CONCATENATE(&quot;'&quot;; COM.MICROSOFT.CONCAT([.A18:.C18]); &quot;nn.png'&quot;)" office:value-type="string" office:string-value="'553nn.png'" calcext:value-type="string">
            <text:p>'553nn.png'</text:p>
          </table:table-cell>
          <table:table-cell table:formula="of:=CONCATENATE(&quot;'&quot;; [.A18]; &quot;-&quot;; [.B18]; &quot;-&quot;; [.C18]; &quot;'&quot;)" office:value-type="string" office:string-value="'5-5-3'" calcext:value-type="string">
            <text:p>'5-5-3'</text:p>
          </table:table-cell>
          <table:table-cell table:formula="of:=CONCATENATE(&quot;list(&quot;; [.E18]; &quot;, &quot;; [.H18]; &quot;, &quot;; [.F18]; &quot;, &quot;; [.G18]; &quot;)&quot;)" office:value-type="string" office:string-value="list(c(5, 5, 3), '5-5-3', '553.png', '553nn.png')" calcext:value-type="string">
            <text:p>list(c(5, 5, 3), '5-5-3', '553.png', '553nn.png'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19]; &quot;, &quot;; [.B19]; &quot;, &quot;; [.C19]; &quot;)&quot;)" office:value-type="string" office:string-value="c(5, 5, 2)" calcext:value-type="string">
            <text:p>c(5, 5, 2)</text:p>
          </table:table-cell>
          <table:table-cell table:formula="of:=CONCATENATE(&quot;'&quot;; COM.MICROSOFT.CONCAT([.A19:.C19]; &quot;.png'&quot;))" office:value-type="string" office:string-value="'552.png'" calcext:value-type="string">
            <text:p>'552.png'</text:p>
          </table:table-cell>
          <table:table-cell table:formula="of:=CONCATENATE(&quot;'&quot;; COM.MICROSOFT.CONCAT([.A19:.C19]); &quot;nn.png'&quot;)" office:value-type="string" office:string-value="'552nn.png'" calcext:value-type="string">
            <text:p>'552nn.png'</text:p>
          </table:table-cell>
          <table:table-cell table:formula="of:=CONCATENATE(&quot;'&quot;; [.A19]; &quot;-&quot;; [.B19]; &quot;-&quot;; [.C19]; &quot;'&quot;)" office:value-type="string" office:string-value="'5-5-2'" calcext:value-type="string">
            <text:p>'5-5-2'</text:p>
          </table:table-cell>
          <table:table-cell table:formula="of:=CONCATENATE(&quot;list(&quot;; [.E19]; &quot;, &quot;; [.H19]; &quot;, &quot;; [.F19]; &quot;, &quot;; [.G19]; &quot;)&quot;)" office:value-type="string" office:string-value="list(c(5, 5, 2), '5-5-2', '552.png', '552nn.png')" calcext:value-type="string">
            <text:p>list(c(5, 5, 2), '5-5-2', '552.png', '552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CONCATENATE(&quot;c(&quot;; [.A20]; &quot;, &quot;; [.B20]; &quot;, &quot;; [.C20]; &quot;)&quot;)" office:value-type="string" office:string-value="c(5, 4, 4)" calcext:value-type="string">
            <text:p>c(5, 4, 4)</text:p>
          </table:table-cell>
          <table:table-cell table:formula="of:=CONCATENATE(&quot;'&quot;; COM.MICROSOFT.CONCAT([.A20:.C20]; &quot;.png'&quot;))" office:value-type="string" office:string-value="'544.png'" calcext:value-type="string">
            <text:p>'544.png'</text:p>
          </table:table-cell>
          <table:table-cell table:formula="of:=CONCATENATE(&quot;'&quot;; COM.MICROSOFT.CONCAT([.A20:.C20]); &quot;nn.png'&quot;)" office:value-type="string" office:string-value="'544nn.png'" calcext:value-type="string">
            <text:p>'544nn.png'</text:p>
          </table:table-cell>
          <table:table-cell table:formula="of:=CONCATENATE(&quot;'&quot;; [.A20]; &quot;-&quot;; [.B20]; &quot;-&quot;; [.C20]; &quot;'&quot;)" office:value-type="string" office:string-value="'5-4-4'" calcext:value-type="string">
            <text:p>'5-4-4'</text:p>
          </table:table-cell>
          <table:table-cell table:formula="of:=CONCATENATE(&quot;list(&quot;; [.E20]; &quot;, &quot;; [.H20]; &quot;, &quot;; [.F20]; &quot;, &quot;; [.G20]; &quot;)&quot;)" office:value-type="string" office:string-value="list(c(5, 4, 4), '5-4-4', '544.png', '544nn.png')" calcext:value-type="string">
            <text:p>list(c(5, 4, 4), '5-4-4', '544.png', '544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21]; &quot;, &quot;; [.B21]; &quot;, &quot;; [.C21]; &quot;)&quot;)" office:value-type="string" office:string-value="c(5, 4, 3)" calcext:value-type="string">
            <text:p>c(5, 4, 3)</text:p>
          </table:table-cell>
          <table:table-cell table:formula="of:=CONCATENATE(&quot;'&quot;; COM.MICROSOFT.CONCAT([.A21:.C21]; &quot;.png'&quot;))" office:value-type="string" office:string-value="'543.png'" calcext:value-type="string">
            <text:p>'543.png'</text:p>
          </table:table-cell>
          <table:table-cell table:formula="of:=CONCATENATE(&quot;'&quot;; COM.MICROSOFT.CONCAT([.A21:.C21]); &quot;nn.png'&quot;)" office:value-type="string" office:string-value="'543nn.png'" calcext:value-type="string">
            <text:p>'543nn.png'</text:p>
          </table:table-cell>
          <table:table-cell table:formula="of:=CONCATENATE(&quot;'&quot;; [.A21]; &quot;-&quot;; [.B21]; &quot;-&quot;; [.C21]; &quot;'&quot;)" office:value-type="string" office:string-value="'5-4-3'" calcext:value-type="string">
            <text:p>'5-4-3'</text:p>
          </table:table-cell>
          <table:table-cell table:formula="of:=CONCATENATE(&quot;list(&quot;; [.E21]; &quot;, &quot;; [.H21]; &quot;, &quot;; [.F21]; &quot;, &quot;; [.G21]; &quot;)&quot;)" office:value-type="string" office:string-value="list(c(5, 4, 3), '5-4-3', '543.png', '543nn.png')" calcext:value-type="string">
            <text:p>list(c(5, 4, 3), '5-4-3', '543.png', '543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22]; &quot;, &quot;; [.B22]; &quot;, &quot;; [.C22]; &quot;)&quot;)" office:value-type="string" office:string-value="c(5, 4, 2)" calcext:value-type="string">
            <text:p>c(5, 4, 2)</text:p>
          </table:table-cell>
          <table:table-cell table:formula="of:=CONCATENATE(&quot;'&quot;; COM.MICROSOFT.CONCAT([.A22:.C22]; &quot;.png'&quot;))" office:value-type="string" office:string-value="'542.png'" calcext:value-type="string">
            <text:p>'542.png'</text:p>
          </table:table-cell>
          <table:table-cell table:formula="of:=CONCATENATE(&quot;'&quot;; COM.MICROSOFT.CONCAT([.A22:.C22]); &quot;nn.png'&quot;)" office:value-type="string" office:string-value="'542nn.png'" calcext:value-type="string">
            <text:p>'542nn.png'</text:p>
          </table:table-cell>
          <table:table-cell table:formula="of:=CONCATENATE(&quot;'&quot;; [.A22]; &quot;-&quot;; [.B22]; &quot;-&quot;; [.C22]; &quot;'&quot;)" office:value-type="string" office:string-value="'5-4-2'" calcext:value-type="string">
            <text:p>'5-4-2'</text:p>
          </table:table-cell>
          <table:table-cell table:formula="of:=CONCATENATE(&quot;list(&quot;; [.E22]; &quot;, &quot;; [.H22]; &quot;, &quot;; [.F22]; &quot;, &quot;; [.G22]; &quot;)&quot;)" office:value-type="string" office:string-value="list(c(5, 4, 2), '5-4-2', '542.png', '542nn.png')" calcext:value-type="string">
            <text:p>list(c(5, 4, 2), '5-4-2', '542.png', '542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NCATENATE(&quot;c(&quot;; [.A23]; &quot;, &quot;; [.B23]; &quot;, &quot;; [.C23]; &quot;)&quot;)" office:value-type="string" office:string-value="c(5, 3, 3)" calcext:value-type="string">
            <text:p>c(5, 3, 3)</text:p>
          </table:table-cell>
          <table:table-cell table:formula="of:=CONCATENATE(&quot;'&quot;; COM.MICROSOFT.CONCAT([.A23:.C23]; &quot;.png'&quot;))" office:value-type="string" office:string-value="'533.png'" calcext:value-type="string">
            <text:p>'533.png'</text:p>
          </table:table-cell>
          <table:table-cell table:formula="of:=CONCATENATE(&quot;'&quot;; COM.MICROSOFT.CONCAT([.A23:.C23]); &quot;nn.png'&quot;)" office:value-type="string" office:string-value="'533nn.png'" calcext:value-type="string">
            <text:p>'533nn.png'</text:p>
          </table:table-cell>
          <table:table-cell table:formula="of:=CONCATENATE(&quot;'&quot;; [.A23]; &quot;-&quot;; [.B23]; &quot;-&quot;; [.C23]; &quot;'&quot;)" office:value-type="string" office:string-value="'5-3-3'" calcext:value-type="string">
            <text:p>'5-3-3'</text:p>
          </table:table-cell>
          <table:table-cell table:formula="of:=CONCATENATE(&quot;list(&quot;; [.E23]; &quot;, &quot;; [.H23]; &quot;, &quot;; [.F23]; &quot;, &quot;; [.G23]; &quot;)&quot;)" office:value-type="string" office:string-value="list(c(5, 3, 3), '5-3-3', '533.png', '533nn.png')" calcext:value-type="string">
            <text:p>list(c(5, 3, 3), '5-3-3', '533.png', '533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24]; &quot;, &quot;; [.B24]; &quot;, &quot;; [.C24]; &quot;)&quot;)" office:value-type="string" office:string-value="c(5, 3, 2)" calcext:value-type="string">
            <text:p>c(5, 3, 2)</text:p>
          </table:table-cell>
          <table:table-cell table:formula="of:=CONCATENATE(&quot;'&quot;; COM.MICROSOFT.CONCAT([.A24:.C24]; &quot;.png'&quot;))" office:value-type="string" office:string-value="'532.png'" calcext:value-type="string">
            <text:p>'532.png'</text:p>
          </table:table-cell>
          <table:table-cell table:formula="of:=CONCATENATE(&quot;'&quot;; COM.MICROSOFT.CONCAT([.A24:.C24]); &quot;nn.png'&quot;)" office:value-type="string" office:string-value="'532nn.png'" calcext:value-type="string">
            <text:p>'532nn.png'</text:p>
          </table:table-cell>
          <table:table-cell table:formula="of:=CONCATENATE(&quot;'&quot;; [.A24]; &quot;-&quot;; [.B24]; &quot;-&quot;; [.C24]; &quot;'&quot;)" office:value-type="string" office:string-value="'5-3-2'" calcext:value-type="string">
            <text:p>'5-3-2'</text:p>
          </table:table-cell>
          <table:table-cell table:formula="of:=CONCATENATE(&quot;list(&quot;; [.E24]; &quot;, &quot;; [.H24]; &quot;, &quot;; [.F24]; &quot;, &quot;; [.G24]; &quot;)&quot;)" office:value-type="string" office:string-value="list(c(5, 3, 2), '5-3-2', '532.png', '532nn.png')" calcext:value-type="string">
            <text:p>list(c(5, 3, 2), '5-3-2', '532.png', '532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NCATENATE(&quot;c(&quot;; [.A25]; &quot;, &quot;; [.B25]; &quot;, &quot;; [.C25]; &quot;)&quot;)" office:value-type="string" office:string-value="c(5, 2, 2)" calcext:value-type="string">
            <text:p>c(5, 2, 2)</text:p>
          </table:table-cell>
          <table:table-cell table:formula="of:=CONCATENATE(&quot;'&quot;; COM.MICROSOFT.CONCAT([.A25:.C25]; &quot;.png'&quot;))" office:value-type="string" office:string-value="'522.png'" calcext:value-type="string">
            <text:p>'522.png'</text:p>
          </table:table-cell>
          <table:table-cell table:formula="of:=CONCATENATE(&quot;'&quot;; COM.MICROSOFT.CONCAT([.A25:.C25]); &quot;nn.png'&quot;)" office:value-type="string" office:string-value="'522nn.png'" calcext:value-type="string">
            <text:p>'522nn.png'</text:p>
          </table:table-cell>
          <table:table-cell table:formula="of:=CONCATENATE(&quot;'&quot;; [.A25]; &quot;-&quot;; [.B25]; &quot;-&quot;; [.C25]; &quot;'&quot;)" office:value-type="string" office:string-value="'5-2-2'" calcext:value-type="string">
            <text:p>'5-2-2'</text:p>
          </table:table-cell>
          <table:table-cell table:formula="of:=CONCATENATE(&quot;list(&quot;; [.E25]; &quot;, &quot;; [.H25]; &quot;, &quot;; [.F25]; &quot;, &quot;; [.G25]; &quot;)&quot;)" office:value-type="string" office:string-value="list(c(5, 2, 2), '5-2-2', '522.png', '522nn.png')" calcext:value-type="string">
            <text:p>list(c(5, 2, 2), '5-2-2', '522.png', '522nn.png')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/>
          <table:table-cell table:formula="of:=CONCATENATE(&quot;c(&quot;; [.A26]; &quot;, &quot;; [.B26]; &quot;, &quot;; [.C26]; &quot;)&quot;)" office:value-type="string" office:string-value="c(4, 4, 4)" calcext:value-type="string">
            <text:p>c(4, 4, 4)</text:p>
          </table:table-cell>
          <table:table-cell table:formula="of:=CONCATENATE(&quot;'&quot;; COM.MICROSOFT.CONCAT([.A26:.C26]; &quot;.png'&quot;))" office:value-type="string" office:string-value="'444.png'" calcext:value-type="string">
            <text:p>'444.png'</text:p>
          </table:table-cell>
          <table:table-cell table:formula="of:=CONCATENATE(&quot;'&quot;; COM.MICROSOFT.CONCAT([.A26:.C26]); &quot;nn.png'&quot;)" office:value-type="string" office:string-value="'444nn.png'" calcext:value-type="string">
            <text:p>'444nn.png'</text:p>
          </table:table-cell>
          <table:table-cell table:formula="of:=CONCATENATE(&quot;'&quot;; [.A26]; &quot;-&quot;; [.B26]; &quot;-&quot;; [.C26]; &quot;'&quot;)" office:value-type="string" office:string-value="'4-4-4'" calcext:value-type="string">
            <text:p>'4-4-4'</text:p>
          </table:table-cell>
          <table:table-cell table:formula="of:=CONCATENATE(&quot;list(&quot;; [.E26]; &quot;, &quot;; [.H26]; &quot;, &quot;; [.F26]; &quot;, &quot;; [.G26]; &quot;)&quot;)" office:value-type="string" office:string-value="list(c(4, 4, 4), '4-4-4', '444.png', '444nn.png')" calcext:value-type="string">
            <text:p>list(c(4, 4, 4), '4-4-4', '444.png', '444nn.png'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27]; &quot;, &quot;; [.B27]; &quot;, &quot;; [.C27]; &quot;)&quot;)" office:value-type="string" office:string-value="c(4, 4, 3)" calcext:value-type="string">
            <text:p>c(4, 4, 3)</text:p>
          </table:table-cell>
          <table:table-cell table:formula="of:=CONCATENATE(&quot;'&quot;; COM.MICROSOFT.CONCAT([.A27:.C27]; &quot;.png'&quot;))" office:value-type="string" office:string-value="'443.png'" calcext:value-type="string">
            <text:p>'443.png'</text:p>
          </table:table-cell>
          <table:table-cell table:formula="of:=CONCATENATE(&quot;'&quot;; COM.MICROSOFT.CONCAT([.A27:.C27]); &quot;nn.png'&quot;)" office:value-type="string" office:string-value="'443nn.png'" calcext:value-type="string">
            <text:p>'443nn.png'</text:p>
          </table:table-cell>
          <table:table-cell table:formula="of:=CONCATENATE(&quot;'&quot;; [.A27]; &quot;-&quot;; [.B27]; &quot;-&quot;; [.C27]; &quot;'&quot;)" office:value-type="string" office:string-value="'4-4-3'" calcext:value-type="string">
            <text:p>'4-4-3'</text:p>
          </table:table-cell>
          <table:table-cell table:formula="of:=CONCATENATE(&quot;list(&quot;; [.E27]; &quot;, &quot;; [.H27]; &quot;, &quot;; [.F27]; &quot;, &quot;; [.G27]; &quot;)&quot;)" office:value-type="string" office:string-value="list(c(4, 4, 3), '4-4-3', '443.png', '443nn.png')" calcext:value-type="string">
            <text:p>list(c(4, 4, 3), '4-4-3', '443.png', '443nn.png'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28]; &quot;, &quot;; [.B28]; &quot;, &quot;; [.C28]; &quot;)&quot;)" office:value-type="string" office:string-value="c(4, 4, 2)" calcext:value-type="string">
            <text:p>c(4, 4, 2)</text:p>
          </table:table-cell>
          <table:table-cell table:formula="of:=CONCATENATE(&quot;'&quot;; COM.MICROSOFT.CONCAT([.A28:.C28]; &quot;.png'&quot;))" office:value-type="string" office:string-value="'442.png'" calcext:value-type="string">
            <text:p>'442.png'</text:p>
          </table:table-cell>
          <table:table-cell table:formula="of:=CONCATENATE(&quot;'&quot;; COM.MICROSOFT.CONCAT([.A28:.C28]); &quot;nn.png'&quot;)" office:value-type="string" office:string-value="'442nn.png'" calcext:value-type="string">
            <text:p>'442nn.png'</text:p>
          </table:table-cell>
          <table:table-cell table:formula="of:=CONCATENATE(&quot;'&quot;; [.A28]; &quot;-&quot;; [.B28]; &quot;-&quot;; [.C28]; &quot;'&quot;)" office:value-type="string" office:string-value="'4-4-2'" calcext:value-type="string">
            <text:p>'4-4-2'</text:p>
          </table:table-cell>
          <table:table-cell table:formula="of:=CONCATENATE(&quot;list(&quot;; [.E28]; &quot;, &quot;; [.H28]; &quot;, &quot;; [.F28]; &quot;, &quot;; [.G28]; &quot;)&quot;)" office:value-type="string" office:string-value="list(c(4, 4, 2), '4-4-2', '442.png', '442nn.png')" calcext:value-type="string">
            <text:p>list(c(4, 4, 2), '4-4-2', '442.png', '442nn.png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NCATENATE(&quot;c(&quot;; [.A29]; &quot;, &quot;; [.B29]; &quot;, &quot;; [.C29]; &quot;)&quot;)" office:value-type="string" office:string-value="c(4, 3, 3)" calcext:value-type="string">
            <text:p>c(4, 3, 3)</text:p>
          </table:table-cell>
          <table:table-cell table:formula="of:=CONCATENATE(&quot;'&quot;; COM.MICROSOFT.CONCAT([.A29:.C29]; &quot;.png'&quot;))" office:value-type="string" office:string-value="'433.png'" calcext:value-type="string">
            <text:p>'433.png'</text:p>
          </table:table-cell>
          <table:table-cell table:formula="of:=CONCATENATE(&quot;'&quot;; COM.MICROSOFT.CONCAT([.A29:.C29]); &quot;nn.png'&quot;)" office:value-type="string" office:string-value="'433nn.png'" calcext:value-type="string">
            <text:p>'433nn.png'</text:p>
          </table:table-cell>
          <table:table-cell table:formula="of:=CONCATENATE(&quot;'&quot;; [.A29]; &quot;-&quot;; [.B29]; &quot;-&quot;; [.C29]; &quot;'&quot;)" office:value-type="string" office:string-value="'4-3-3'" calcext:value-type="string">
            <text:p>'4-3-3'</text:p>
          </table:table-cell>
          <table:table-cell table:formula="of:=CONCATENATE(&quot;list(&quot;; [.E29]; &quot;, &quot;; [.H29]; &quot;, &quot;; [.F29]; &quot;, &quot;; [.G29]; &quot;)&quot;)" office:value-type="string" office:string-value="list(c(4, 3, 3), '4-3-3', '433.png', '433nn.png')" calcext:value-type="string">
            <text:p>list(c(4, 3, 3), '4-3-3', '433.png', '433nn.png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30]; &quot;, &quot;; [.B30]; &quot;, &quot;; [.C30]; &quot;)&quot;)" office:value-type="string" office:string-value="c(4, 3, 2)" calcext:value-type="string">
            <text:p>c(4, 3, 2)</text:p>
          </table:table-cell>
          <table:table-cell table:formula="of:=CONCATENATE(&quot;'&quot;; COM.MICROSOFT.CONCAT([.A30:.C30]; &quot;.png'&quot;))" office:value-type="string" office:string-value="'432.png'" calcext:value-type="string">
            <text:p>'432.png'</text:p>
          </table:table-cell>
          <table:table-cell table:formula="of:=CONCATENATE(&quot;'&quot;; COM.MICROSOFT.CONCAT([.A30:.C30]); &quot;nn.png'&quot;)" office:value-type="string" office:string-value="'432nn.png'" calcext:value-type="string">
            <text:p>'432nn.png'</text:p>
          </table:table-cell>
          <table:table-cell table:formula="of:=CONCATENATE(&quot;'&quot;; [.A30]; &quot;-&quot;; [.B30]; &quot;-&quot;; [.C30]; &quot;'&quot;)" office:value-type="string" office:string-value="'4-3-2'" calcext:value-type="string">
            <text:p>'4-3-2'</text:p>
          </table:table-cell>
          <table:table-cell table:formula="of:=CONCATENATE(&quot;list(&quot;; [.E30]; &quot;, &quot;; [.H30]; &quot;, &quot;; [.F30]; &quot;, &quot;; [.G30]; &quot;)&quot;)" office:value-type="string" office:string-value="list(c(4, 3, 2), '4-3-2', '432.png', '432nn.png')" calcext:value-type="string">
            <text:p>list(c(4, 3, 2), '4-3-2', '432.png', '432nn.png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NCATENATE(&quot;c(&quot;; [.A31]; &quot;, &quot;; [.B31]; &quot;, &quot;; [.C31]; &quot;)&quot;)" office:value-type="string" office:string-value="c(4, 2, 2)" calcext:value-type="string">
            <text:p>c(4, 2, 2)</text:p>
          </table:table-cell>
          <table:table-cell table:formula="of:=CONCATENATE(&quot;'&quot;; COM.MICROSOFT.CONCAT([.A31:.C31]; &quot;.png'&quot;))" office:value-type="string" office:string-value="'422.png'" calcext:value-type="string">
            <text:p>'422.png'</text:p>
          </table:table-cell>
          <table:table-cell table:formula="of:=CONCATENATE(&quot;'&quot;; COM.MICROSOFT.CONCAT([.A31:.C31]); &quot;nn.png'&quot;)" office:value-type="string" office:string-value="'422nn.png'" calcext:value-type="string">
            <text:p>'422nn.png'</text:p>
          </table:table-cell>
          <table:table-cell table:formula="of:=CONCATENATE(&quot;'&quot;; [.A31]; &quot;-&quot;; [.B31]; &quot;-&quot;; [.C31]; &quot;'&quot;)" office:value-type="string" office:string-value="'4-2-2'" calcext:value-type="string">
            <text:p>'4-2-2'</text:p>
          </table:table-cell>
          <table:table-cell table:formula="of:=CONCATENATE(&quot;list(&quot;; [.E31]; &quot;, &quot;; [.H31]; &quot;, &quot;; [.F31]; &quot;, &quot;; [.G31]; &quot;)&quot;)" office:value-type="string" office:string-value="list(c(4, 2, 2), '4-2-2', '422.png', '422nn.png')" calcext:value-type="string">
            <text:p>list(c(4, 2, 2), '4-2-2', '422.png', '422nn.png')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/>
          <table:table-cell table:formula="of:=CONCATENATE(&quot;c(&quot;; [.A32]; &quot;, &quot;; [.B32]; &quot;, &quot;; [.C32]; &quot;)&quot;)" office:value-type="string" office:string-value="c(3, 3, 3)" calcext:value-type="string">
            <text:p>c(3, 3, 3)</text:p>
          </table:table-cell>
          <table:table-cell table:formula="of:=CONCATENATE(&quot;'&quot;; COM.MICROSOFT.CONCAT([.A32:.C32]; &quot;.png'&quot;))" office:value-type="string" office:string-value="'333.png'" calcext:value-type="string">
            <text:p>'333.png'</text:p>
          </table:table-cell>
          <table:table-cell table:formula="of:=CONCATENATE(&quot;'&quot;; COM.MICROSOFT.CONCAT([.A32:.C32]); &quot;nn.png'&quot;)" office:value-type="string" office:string-value="'333nn.png'" calcext:value-type="string">
            <text:p>'333nn.png'</text:p>
          </table:table-cell>
          <table:table-cell table:formula="of:=CONCATENATE(&quot;'&quot;; [.A32]; &quot;-&quot;; [.B32]; &quot;-&quot;; [.C32]; &quot;'&quot;)" office:value-type="string" office:string-value="'3-3-3'" calcext:value-type="string">
            <text:p>'3-3-3'</text:p>
          </table:table-cell>
          <table:table-cell table:formula="of:=CONCATENATE(&quot;list(&quot;; [.E32]; &quot;, &quot;; [.H32]; &quot;, &quot;; [.F32]; &quot;, &quot;; [.G32]; &quot;)&quot;)" office:value-type="string" office:string-value="list(c(3, 3, 3), '3-3-3', '333.png', '333nn.png')" calcext:value-type="string">
            <text:p>list(c(3, 3, 3), '3-3-3', '333.png', '333nn.png'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33]; &quot;, &quot;; [.B33]; &quot;, &quot;; [.C33]; &quot;)&quot;)" office:value-type="string" office:string-value="c(3, 3, 2)" calcext:value-type="string">
            <text:p>c(3, 3, 2)</text:p>
          </table:table-cell>
          <table:table-cell table:formula="of:=CONCATENATE(&quot;'&quot;; COM.MICROSOFT.CONCAT([.A33:.C33]; &quot;.png'&quot;))" office:value-type="string" office:string-value="'332.png'" calcext:value-type="string">
            <text:p>'332.png'</text:p>
          </table:table-cell>
          <table:table-cell table:formula="of:=CONCATENATE(&quot;'&quot;; COM.MICROSOFT.CONCAT([.A33:.C33]); &quot;nn.png'&quot;)" office:value-type="string" office:string-value="'332nn.png'" calcext:value-type="string">
            <text:p>'332nn.png'</text:p>
          </table:table-cell>
          <table:table-cell table:formula="of:=CONCATENATE(&quot;'&quot;; [.A33]; &quot;-&quot;; [.B33]; &quot;-&quot;; [.C33]; &quot;'&quot;)" office:value-type="string" office:string-value="'3-3-2'" calcext:value-type="string">
            <text:p>'3-3-2'</text:p>
          </table:table-cell>
          <table:table-cell table:formula="of:=CONCATENATE(&quot;list(&quot;; [.E33]; &quot;, &quot;; [.H33]; &quot;, &quot;; [.F33]; &quot;, &quot;; [.G33]; &quot;)&quot;)" office:value-type="string" office:string-value="list(c(3, 3, 2), '3-3-2', '332.png', '332nn.png')" calcext:value-type="string">
            <text:p>list(c(3, 3, 2), '3-3-2', '332.png', '332nn.png')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formula="of:=CONCATENATE(&quot;c(&quot;; [.A34]; &quot;, &quot;; [.B34]; &quot;, &quot;; [.C34]; &quot;)&quot;)" office:value-type="string" office:string-value="c(2, 2, 2)" calcext:value-type="string">
            <text:p>c(2, 2, 2)</text:p>
          </table:table-cell>
          <table:table-cell table:formula="of:=CONCATENATE(&quot;'&quot;; COM.MICROSOFT.CONCAT([.A34:.C34]; &quot;.png'&quot;))" office:value-type="string" office:string-value="'222.png'" calcext:value-type="string">
            <text:p>'222.png'</text:p>
          </table:table-cell>
          <table:table-cell table:formula="of:=CONCATENATE(&quot;'&quot;; COM.MICROSOFT.CONCAT([.A34:.C34]); &quot;nn.png'&quot;)" office:value-type="string" office:string-value="'222nn.png'" calcext:value-type="string">
            <text:p>'222nn.png'</text:p>
          </table:table-cell>
          <table:table-cell table:formula="of:=CONCATENATE(&quot;'&quot;; [.A34]; &quot;-&quot;; [.B34]; &quot;-&quot;; [.C34]; &quot;'&quot;)" office:value-type="string" office:string-value="'2-2-2'" calcext:value-type="string">
            <text:p>'2-2-2'</text:p>
          </table:table-cell>
          <table:table-cell table:formula="of:=CONCATENATE(&quot;list(&quot;; [.E34]; &quot;, &quot;; [.H34]; &quot;, &quot;; [.F34]; &quot;, &quot;; [.G34]; &quot;)&quot;)" office:value-type="string" office:string-value="list(c(2, 2, 2), '2-2-2', '222.png', '222nn.png')" calcext:value-type="string">
            <text:p>list(c(2, 2, 2), '2-2-2', '222.png', '222nn.png')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/>
          <table:table-cell table:formula="of:=CONCATENATE(&quot;c(&quot;; [.A35]; &quot;, &quot;; [.B35]; &quot;, &quot;; [.C35]; &quot;)&quot;)" office:value-type="string" office:string-value="c(7, 7, 7)" calcext:value-type="string">
            <text:p>c(7, 7, 7)</text:p>
          </table:table-cell>
          <table:table-cell table:formula="of:=CONCATENATE(&quot;'&quot;; COM.MICROSOFT.CONCAT([.A35:.C35]; &quot;.png'&quot;))" office:value-type="string" office:string-value="'777.png'" calcext:value-type="string">
            <text:p>'777.png'</text:p>
          </table:table-cell>
          <table:table-cell table:formula="of:=CONCATENATE(&quot;'&quot;; COM.MICROSOFT.CONCAT([.A35:.C35]); &quot;nn.png'&quot;)" office:value-type="string" office:string-value="'777nn.png'" calcext:value-type="string">
            <text:p>'777nn.png'</text:p>
          </table:table-cell>
          <table:table-cell table:formula="of:=CONCATENATE(&quot;'&quot;; [.A35]; &quot;-&quot;; [.B35]; &quot;-&quot;; [.C35]; &quot;'&quot;)" office:value-type="string" office:string-value="'7-7-7'" calcext:value-type="string">
            <text:p>'7-7-7'</text:p>
          </table:table-cell>
          <table:table-cell table:formula="of:=CONCATENATE(&quot;list(&quot;; [.E35]; &quot;, &quot;; [.H35]; &quot;, &quot;; [.F35]; &quot;, &quot;; [.G35]; &quot;)&quot;)" office:value-type="string" office:string-value="list(c(7, 7, 7), '7-7-7', '777.png', '777nn.png')" calcext:value-type="string">
            <text:p>list(c(7, 7, 7), '7-7-7', '777.png', '777nn.png')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c(&quot;; [.A36]; &quot;, &quot;; [.B36]; &quot;, &quot;; [.C36]; &quot;)&quot;)" office:value-type="string" office:string-value="c(7, 7, 6)" calcext:value-type="string">
            <text:p>c(7, 7, 6)</text:p>
          </table:table-cell>
          <table:table-cell table:formula="of:=CONCATENATE(&quot;'&quot;; COM.MICROSOFT.CONCAT([.A36:.C36]; &quot;.png'&quot;))" office:value-type="string" office:string-value="'776.png'" calcext:value-type="string">
            <text:p>'776.png'</text:p>
          </table:table-cell>
          <table:table-cell table:formula="of:=CONCATENATE(&quot;'&quot;; COM.MICROSOFT.CONCAT([.A36:.C36]); &quot;nn.png'&quot;)" office:value-type="string" office:string-value="'776nn.png'" calcext:value-type="string">
            <text:p>'776nn.png'</text:p>
          </table:table-cell>
          <table:table-cell table:formula="of:=CONCATENATE(&quot;'&quot;; [.A36]; &quot;-&quot;; [.B36]; &quot;-&quot;; [.C36]; &quot;'&quot;)" office:value-type="string" office:string-value="'7-7-6'" calcext:value-type="string">
            <text:p>'7-7-6'</text:p>
          </table:table-cell>
          <table:table-cell table:formula="of:=CONCATENATE(&quot;list(&quot;; [.E36]; &quot;, &quot;; [.H36]; &quot;, &quot;; [.F36]; &quot;, &quot;; [.G36]; &quot;)&quot;)" office:value-type="string" office:string-value="list(c(7, 7, 6), '7-7-6', '776.png', '776nn.png')" calcext:value-type="string">
            <text:p>list(c(7, 7, 6), '7-7-6', '776.png', '776nn.png')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(&quot;; [.A37]; &quot;, &quot;; [.B37]; &quot;, &quot;; [.C37]; &quot;)&quot;)" office:value-type="string" office:string-value="c(7, 7, 5)" calcext:value-type="string">
            <text:p>c(7, 7, 5)</text:p>
          </table:table-cell>
          <table:table-cell table:formula="of:=CONCATENATE(&quot;'&quot;; COM.MICROSOFT.CONCAT([.A37:.C37]; &quot;.png'&quot;))" office:value-type="string" office:string-value="'775.png'" calcext:value-type="string">
            <text:p>'775.png'</text:p>
          </table:table-cell>
          <table:table-cell table:formula="of:=CONCATENATE(&quot;'&quot;; COM.MICROSOFT.CONCAT([.A37:.C37]); &quot;nn.png'&quot;)" office:value-type="string" office:string-value="'775nn.png'" calcext:value-type="string">
            <text:p>'775nn.png'</text:p>
          </table:table-cell>
          <table:table-cell table:formula="of:=CONCATENATE(&quot;'&quot;; [.A37]; &quot;-&quot;; [.B37]; &quot;-&quot;; [.C37]; &quot;'&quot;)" office:value-type="string" office:string-value="'7-7-5'" calcext:value-type="string">
            <text:p>'7-7-5'</text:p>
          </table:table-cell>
          <table:table-cell table:formula="of:=CONCATENATE(&quot;list(&quot;; [.E37]; &quot;, &quot;; [.H37]; &quot;, &quot;; [.F37]; &quot;, &quot;; [.G37]; &quot;)&quot;)" office:value-type="string" office:string-value="list(c(7, 7, 5), '7-7-5', '775.png', '775nn.png')" calcext:value-type="string">
            <text:p>list(c(7, 7, 5), '7-7-5', '775.png', '775nn.png')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38]; &quot;, &quot;; [.B38]; &quot;, &quot;; [.C38]; &quot;)&quot;)" office:value-type="string" office:string-value="c(7, 7, 4)" calcext:value-type="string">
            <text:p>c(7, 7, 4)</text:p>
          </table:table-cell>
          <table:table-cell table:formula="of:=CONCATENATE(&quot;'&quot;; COM.MICROSOFT.CONCAT([.A38:.C38]; &quot;.png'&quot;))" office:value-type="string" office:string-value="'774.png'" calcext:value-type="string">
            <text:p>'774.png'</text:p>
          </table:table-cell>
          <table:table-cell table:formula="of:=CONCATENATE(&quot;'&quot;; COM.MICROSOFT.CONCAT([.A38:.C38]); &quot;nn.png'&quot;)" office:value-type="string" office:string-value="'774nn.png'" calcext:value-type="string">
            <text:p>'774nn.png'</text:p>
          </table:table-cell>
          <table:table-cell table:formula="of:=CONCATENATE(&quot;'&quot;; [.A38]; &quot;-&quot;; [.B38]; &quot;-&quot;; [.C38]; &quot;'&quot;)" office:value-type="string" office:string-value="'7-7-4'" calcext:value-type="string">
            <text:p>'7-7-4'</text:p>
          </table:table-cell>
          <table:table-cell table:formula="of:=CONCATENATE(&quot;list(&quot;; [.E38]; &quot;, &quot;; [.H38]; &quot;, &quot;; [.F38]; &quot;, &quot;; [.G38]; &quot;)&quot;)" office:value-type="string" office:string-value="list(c(7, 7, 4), '7-7-4', '774.png', '774nn.png')" calcext:value-type="string">
            <text:p>list(c(7, 7, 4), '7-7-4', '774.png', '774nn.png')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39]; &quot;, &quot;; [.B39]; &quot;, &quot;; [.C39]; &quot;)&quot;)" office:value-type="string" office:string-value="c(7, 7, 3)" calcext:value-type="string">
            <text:p>c(7, 7, 3)</text:p>
          </table:table-cell>
          <table:table-cell table:formula="of:=CONCATENATE(&quot;'&quot;; COM.MICROSOFT.CONCAT([.A39:.C39]; &quot;.png'&quot;))" office:value-type="string" office:string-value="'773.png'" calcext:value-type="string">
            <text:p>'773.png'</text:p>
          </table:table-cell>
          <table:table-cell table:formula="of:=CONCATENATE(&quot;'&quot;; COM.MICROSOFT.CONCAT([.A39:.C39]); &quot;nn.png'&quot;)" office:value-type="string" office:string-value="'773nn.png'" calcext:value-type="string">
            <text:p>'773nn.png'</text:p>
          </table:table-cell>
          <table:table-cell table:formula="of:=CONCATENATE(&quot;'&quot;; [.A39]; &quot;-&quot;; [.B39]; &quot;-&quot;; [.C39]; &quot;'&quot;)" office:value-type="string" office:string-value="'7-7-3'" calcext:value-type="string">
            <text:p>'7-7-3'</text:p>
          </table:table-cell>
          <table:table-cell table:formula="of:=CONCATENATE(&quot;list(&quot;; [.E39]; &quot;, &quot;; [.H39]; &quot;, &quot;; [.F39]; &quot;, &quot;; [.G39]; &quot;)&quot;)" office:value-type="string" office:string-value="list(c(7, 7, 3), '7-7-3', '773.png', '773nn.png')" calcext:value-type="string">
            <text:p>list(c(7, 7, 3), '7-7-3', '773.png', '773nn.png')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40]; &quot;, &quot;; [.B40]; &quot;, &quot;; [.C40]; &quot;)&quot;)" office:value-type="string" office:string-value="c(7, 7, 2)" calcext:value-type="string">
            <text:p>c(7, 7, 2)</text:p>
          </table:table-cell>
          <table:table-cell table:formula="of:=CONCATENATE(&quot;'&quot;; COM.MICROSOFT.CONCAT([.A40:.C40]; &quot;.png'&quot;))" office:value-type="string" office:string-value="'772.png'" calcext:value-type="string">
            <text:p>'772.png'</text:p>
          </table:table-cell>
          <table:table-cell table:formula="of:=CONCATENATE(&quot;'&quot;; COM.MICROSOFT.CONCAT([.A40:.C40]); &quot;nn.png'&quot;)" office:value-type="string" office:string-value="'772nn.png'" calcext:value-type="string">
            <text:p>'772nn.png'</text:p>
          </table:table-cell>
          <table:table-cell table:formula="of:=CONCATENATE(&quot;'&quot;; [.A40]; &quot;-&quot;; [.B40]; &quot;-&quot;; [.C40]; &quot;'&quot;)" office:value-type="string" office:string-value="'7-7-2'" calcext:value-type="string">
            <text:p>'7-7-2'</text:p>
          </table:table-cell>
          <table:table-cell table:formula="of:=CONCATENATE(&quot;list(&quot;; [.E40]; &quot;, &quot;; [.H40]; &quot;, &quot;; [.F40]; &quot;, &quot;; [.G40]; &quot;)&quot;)" office:value-type="string" office:string-value="list(c(7, 7, 2), '7-7-2', '772.png', '772nn.png')" calcext:value-type="string">
            <text:p>list(c(7, 7, 2), '7-7-2', '772.png', '772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CONCATENATE(&quot;c(&quot;; [.A41]; &quot;, &quot;; [.B41]; &quot;, &quot;; [.C41]; &quot;)&quot;)" office:value-type="string" office:string-value="c(7, 6, 6)" calcext:value-type="string">
            <text:p>c(7, 6, 6)</text:p>
          </table:table-cell>
          <table:table-cell table:formula="of:=CONCATENATE(&quot;'&quot;; COM.MICROSOFT.CONCAT([.A41:.C41]; &quot;.png'&quot;))" office:value-type="string" office:string-value="'766.png'" calcext:value-type="string">
            <text:p>'766.png'</text:p>
          </table:table-cell>
          <table:table-cell table:formula="of:=CONCATENATE(&quot;'&quot;; COM.MICROSOFT.CONCAT([.A41:.C41]); &quot;nn.png'&quot;)" office:value-type="string" office:string-value="'766nn.png'" calcext:value-type="string">
            <text:p>'766nn.png'</text:p>
          </table:table-cell>
          <table:table-cell table:formula="of:=CONCATENATE(&quot;'&quot;; [.A41]; &quot;-&quot;; [.B41]; &quot;-&quot;; [.C41]; &quot;'&quot;)" office:value-type="string" office:string-value="'7-6-6'" calcext:value-type="string">
            <text:p>'7-6-6'</text:p>
          </table:table-cell>
          <table:table-cell table:formula="of:=CONCATENATE(&quot;list(&quot;; [.E41]; &quot;, &quot;; [.H41]; &quot;, &quot;; [.F41]; &quot;, &quot;; [.G41]; &quot;)&quot;)" office:value-type="string" office:string-value="list(c(7, 6, 6), '7-6-6', '766.png', '766nn.png')" calcext:value-type="string">
            <text:p>list(c(7, 6, 6), '7-6-6', '766.png', '766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CONCATENATE(&quot;c(&quot;; [.A42]; &quot;, &quot;; [.B42]; &quot;, &quot;; [.C42]; &quot;)&quot;)" office:value-type="string" office:string-value="c(7, 6, 6)" calcext:value-type="string">
            <text:p>c(7, 6, 6)</text:p>
          </table:table-cell>
          <table:table-cell table:formula="of:=CONCATENATE(&quot;'&quot;; COM.MICROSOFT.CONCAT([.A42:.C42]; &quot;.png'&quot;))" office:value-type="string" office:string-value="'766.png'" calcext:value-type="string">
            <text:p>'766.png'</text:p>
          </table:table-cell>
          <table:table-cell table:formula="of:=CONCATENATE(&quot;'&quot;; COM.MICROSOFT.CONCAT([.A42:.C42]); &quot;nn.png'&quot;)" office:value-type="string" office:string-value="'766nn.png'" calcext:value-type="string">
            <text:p>'766nn.png'</text:p>
          </table:table-cell>
          <table:table-cell table:formula="of:=CONCATENATE(&quot;'&quot;; [.A42]; &quot;-&quot;; [.B42]; &quot;-&quot;; [.C42]; &quot;'&quot;)" office:value-type="string" office:string-value="'7-6-6'" calcext:value-type="string">
            <text:p>'7-6-6'</text:p>
          </table:table-cell>
          <table:table-cell table:formula="of:=CONCATENATE(&quot;list(&quot;; [.E42]; &quot;, &quot;; [.H42]; &quot;, &quot;; [.F42]; &quot;, &quot;; [.G42]; &quot;)&quot;)" office:value-type="string" office:string-value="list(c(7, 6, 6), '7-6-6', '766.png', '766nn.png')" calcext:value-type="string">
            <text:p>list(c(7, 6, 6), '7-6-6', '766.png', '766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(&quot;; [.A43]; &quot;, &quot;; [.B43]; &quot;, &quot;; [.C43]; &quot;)&quot;)" office:value-type="string" office:string-value="c(7, 6, 5)" calcext:value-type="string">
            <text:p>c(7, 6, 5)</text:p>
          </table:table-cell>
          <table:table-cell table:formula="of:=CONCATENATE(&quot;'&quot;; COM.MICROSOFT.CONCAT([.A43:.C43]; &quot;.png'&quot;))" office:value-type="string" office:string-value="'765.png'" calcext:value-type="string">
            <text:p>'765.png'</text:p>
          </table:table-cell>
          <table:table-cell table:formula="of:=CONCATENATE(&quot;'&quot;; COM.MICROSOFT.CONCAT([.A43:.C43]); &quot;nn.png'&quot;)" office:value-type="string" office:string-value="'765nn.png'" calcext:value-type="string">
            <text:p>'765nn.png'</text:p>
          </table:table-cell>
          <table:table-cell table:formula="of:=CONCATENATE(&quot;'&quot;; [.A43]; &quot;-&quot;; [.B43]; &quot;-&quot;; [.C43]; &quot;'&quot;)" office:value-type="string" office:string-value="'7-6-5'" calcext:value-type="string">
            <text:p>'7-6-5'</text:p>
          </table:table-cell>
          <table:table-cell table:formula="of:=CONCATENATE(&quot;list(&quot;; [.E43]; &quot;, &quot;; [.H43]; &quot;, &quot;; [.F43]; &quot;, &quot;; [.G43]; &quot;)&quot;)" office:value-type="string" office:string-value="list(c(7, 6, 5), '7-6-5', '765.png', '765nn.png')" calcext:value-type="string">
            <text:p>list(c(7, 6, 5), '7-6-5', '765.png', '765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44]; &quot;, &quot;; [.B44]; &quot;, &quot;; [.C44]; &quot;)&quot;)" office:value-type="string" office:string-value="c(7, 6, 4)" calcext:value-type="string">
            <text:p>c(7, 6, 4)</text:p>
          </table:table-cell>
          <table:table-cell table:formula="of:=CONCATENATE(&quot;'&quot;; COM.MICROSOFT.CONCAT([.A44:.C44]; &quot;.png'&quot;))" office:value-type="string" office:string-value="'764.png'" calcext:value-type="string">
            <text:p>'764.png'</text:p>
          </table:table-cell>
          <table:table-cell table:formula="of:=CONCATENATE(&quot;'&quot;; COM.MICROSOFT.CONCAT([.A44:.C44]); &quot;nn.png'&quot;)" office:value-type="string" office:string-value="'764nn.png'" calcext:value-type="string">
            <text:p>'764nn.png'</text:p>
          </table:table-cell>
          <table:table-cell table:formula="of:=CONCATENATE(&quot;'&quot;; [.A44]; &quot;-&quot;; [.B44]; &quot;-&quot;; [.C44]; &quot;'&quot;)" office:value-type="string" office:string-value="'7-6-4'" calcext:value-type="string">
            <text:p>'7-6-4'</text:p>
          </table:table-cell>
          <table:table-cell table:formula="of:=CONCATENATE(&quot;list(&quot;; [.E44]; &quot;, &quot;; [.H44]; &quot;, &quot;; [.F44]; &quot;, &quot;; [.G44]; &quot;)&quot;)" office:value-type="string" office:string-value="list(c(7, 6, 4), '7-6-4', '764.png', '764nn.png')" calcext:value-type="string">
            <text:p>list(c(7, 6, 4), '7-6-4', '764.png', '764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45]; &quot;, &quot;; [.B45]; &quot;, &quot;; [.C45]; &quot;)&quot;)" office:value-type="string" office:string-value="c(7, 6, 3)" calcext:value-type="string">
            <text:p>c(7, 6, 3)</text:p>
          </table:table-cell>
          <table:table-cell table:formula="of:=CONCATENATE(&quot;'&quot;; COM.MICROSOFT.CONCAT([.A45:.C45]; &quot;.png'&quot;))" office:value-type="string" office:string-value="'763.png'" calcext:value-type="string">
            <text:p>'763.png'</text:p>
          </table:table-cell>
          <table:table-cell table:formula="of:=CONCATENATE(&quot;'&quot;; COM.MICROSOFT.CONCAT([.A45:.C45]); &quot;nn.png'&quot;)" office:value-type="string" office:string-value="'763nn.png'" calcext:value-type="string">
            <text:p>'763nn.png'</text:p>
          </table:table-cell>
          <table:table-cell table:formula="of:=CONCATENATE(&quot;'&quot;; [.A45]; &quot;-&quot;; [.B45]; &quot;-&quot;; [.C45]; &quot;'&quot;)" office:value-type="string" office:string-value="'7-6-3'" calcext:value-type="string">
            <text:p>'7-6-3'</text:p>
          </table:table-cell>
          <table:table-cell table:formula="of:=CONCATENATE(&quot;list(&quot;; [.E45]; &quot;, &quot;; [.H45]; &quot;, &quot;; [.F45]; &quot;, &quot;; [.G45]; &quot;)&quot;)" office:value-type="string" office:string-value="list(c(7, 6, 3), '7-6-3', '763.png', '763nn.png')" calcext:value-type="string">
            <text:p>list(c(7, 6, 3), '7-6-3', '763.png', '763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46]; &quot;, &quot;; [.B46]; &quot;, &quot;; [.C46]; &quot;)&quot;)" office:value-type="string" office:string-value="c(7, 6, 2)" calcext:value-type="string">
            <text:p>c(7, 6, 2)</text:p>
          </table:table-cell>
          <table:table-cell table:formula="of:=CONCATENATE(&quot;'&quot;; COM.MICROSOFT.CONCAT([.A46:.C46]; &quot;.png'&quot;))" office:value-type="string" office:string-value="'762.png'" calcext:value-type="string">
            <text:p>'762.png'</text:p>
          </table:table-cell>
          <table:table-cell table:formula="of:=CONCATENATE(&quot;'&quot;; COM.MICROSOFT.CONCAT([.A46:.C46]); &quot;nn.png'&quot;)" office:value-type="string" office:string-value="'762nn.png'" calcext:value-type="string">
            <text:p>'762nn.png'</text:p>
          </table:table-cell>
          <table:table-cell table:formula="of:=CONCATENATE(&quot;'&quot;; [.A46]; &quot;-&quot;; [.B46]; &quot;-&quot;; [.C46]; &quot;'&quot;)" office:value-type="string" office:string-value="'7-6-2'" calcext:value-type="string">
            <text:p>'7-6-2'</text:p>
          </table:table-cell>
          <table:table-cell table:formula="of:=CONCATENATE(&quot;list(&quot;; [.E46]; &quot;, &quot;; [.H46]; &quot;, &quot;; [.F46]; &quot;, &quot;; [.G46]; &quot;)&quot;)" office:value-type="string" office:string-value="list(c(7, 6, 2), '7-6-2', '762.png', '762nn.png')" calcext:value-type="string">
            <text:p>list(c(7, 6, 2), '7-6-2', '762.png', '762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CONCATENATE(&quot;c(&quot;; [.A47]; &quot;, &quot;; [.B47]; &quot;, &quot;; [.C47]; &quot;)&quot;)" office:value-type="string" office:string-value="c(7, 5, 5)" calcext:value-type="string">
            <text:p>c(7, 5, 5)</text:p>
          </table:table-cell>
          <table:table-cell table:formula="of:=CONCATENATE(&quot;'&quot;; COM.MICROSOFT.CONCAT([.A47:.C47]; &quot;.png'&quot;))" office:value-type="string" office:string-value="'755.png'" calcext:value-type="string">
            <text:p>'755.png'</text:p>
          </table:table-cell>
          <table:table-cell table:formula="of:=CONCATENATE(&quot;'&quot;; COM.MICROSOFT.CONCAT([.A47:.C47]); &quot;nn.png'&quot;)" office:value-type="string" office:string-value="'755nn.png'" calcext:value-type="string">
            <text:p>'755nn.png'</text:p>
          </table:table-cell>
          <table:table-cell table:formula="of:=CONCATENATE(&quot;'&quot;; [.A47]; &quot;-&quot;; [.B47]; &quot;-&quot;; [.C47]; &quot;'&quot;)" office:value-type="string" office:string-value="'7-5-5'" calcext:value-type="string">
            <text:p>'7-5-5'</text:p>
          </table:table-cell>
          <table:table-cell table:formula="of:=CONCATENATE(&quot;list(&quot;; [.E47]; &quot;, &quot;; [.H47]; &quot;, &quot;; [.F47]; &quot;, &quot;; [.G47]; &quot;)&quot;)" office:value-type="string" office:string-value="list(c(7, 5, 5), '7-5-5', '755.png', '755nn.png')" calcext:value-type="string">
            <text:p>list(c(7, 5, 5), '7-5-5', '755.png', '755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48]; &quot;, &quot;; [.B48]; &quot;, &quot;; [.C48]; &quot;)&quot;)" office:value-type="string" office:string-value="c(7, 5, 4)" calcext:value-type="string">
            <text:p>c(7, 5, 4)</text:p>
          </table:table-cell>
          <table:table-cell table:formula="of:=CONCATENATE(&quot;'&quot;; COM.MICROSOFT.CONCAT([.A48:.C48]; &quot;.png'&quot;))" office:value-type="string" office:string-value="'754.png'" calcext:value-type="string">
            <text:p>'754.png'</text:p>
          </table:table-cell>
          <table:table-cell table:formula="of:=CONCATENATE(&quot;'&quot;; COM.MICROSOFT.CONCAT([.A48:.C48]); &quot;nn.png'&quot;)" office:value-type="string" office:string-value="'754nn.png'" calcext:value-type="string">
            <text:p>'754nn.png'</text:p>
          </table:table-cell>
          <table:table-cell table:formula="of:=CONCATENATE(&quot;'&quot;; [.A48]; &quot;-&quot;; [.B48]; &quot;-&quot;; [.C48]; &quot;'&quot;)" office:value-type="string" office:string-value="'7-5-4'" calcext:value-type="string">
            <text:p>'7-5-4'</text:p>
          </table:table-cell>
          <table:table-cell table:formula="of:=CONCATENATE(&quot;list(&quot;; [.E48]; &quot;, &quot;; [.H48]; &quot;, &quot;; [.F48]; &quot;, &quot;; [.G48]; &quot;)&quot;)" office:value-type="string" office:string-value="list(c(7, 5, 4), '7-5-4', '754.png', '754nn.png')" calcext:value-type="string">
            <text:p>list(c(7, 5, 4), '7-5-4', '754.png', '754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49]; &quot;, &quot;; [.B49]; &quot;, &quot;; [.C49]; &quot;)&quot;)" office:value-type="string" office:string-value="c(7, 5, 3)" calcext:value-type="string">
            <text:p>c(7, 5, 3)</text:p>
          </table:table-cell>
          <table:table-cell table:formula="of:=CONCATENATE(&quot;'&quot;; COM.MICROSOFT.CONCAT([.A49:.C49]; &quot;.png'&quot;))" office:value-type="string" office:string-value="'753.png'" calcext:value-type="string">
            <text:p>'753.png'</text:p>
          </table:table-cell>
          <table:table-cell table:formula="of:=CONCATENATE(&quot;'&quot;; COM.MICROSOFT.CONCAT([.A49:.C49]); &quot;nn.png'&quot;)" office:value-type="string" office:string-value="'753nn.png'" calcext:value-type="string">
            <text:p>'753nn.png'</text:p>
          </table:table-cell>
          <table:table-cell table:formula="of:=CONCATENATE(&quot;'&quot;; [.A49]; &quot;-&quot;; [.B49]; &quot;-&quot;; [.C49]; &quot;'&quot;)" office:value-type="string" office:string-value="'7-5-3'" calcext:value-type="string">
            <text:p>'7-5-3'</text:p>
          </table:table-cell>
          <table:table-cell table:formula="of:=CONCATENATE(&quot;list(&quot;; [.E49]; &quot;, &quot;; [.H49]; &quot;, &quot;; [.F49]; &quot;, &quot;; [.G49]; &quot;)&quot;)" office:value-type="string" office:string-value="list(c(7, 5, 3), '7-5-3', '753.png', '753nn.png')" calcext:value-type="string">
            <text:p>list(c(7, 5, 3), '7-5-3', '753.png', '753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50]; &quot;, &quot;; [.B50]; &quot;, &quot;; [.C50]; &quot;)&quot;)" office:value-type="string" office:string-value="c(7, 5, 2)" calcext:value-type="string">
            <text:p>c(7, 5, 2)</text:p>
          </table:table-cell>
          <table:table-cell table:formula="of:=CONCATENATE(&quot;'&quot;; COM.MICROSOFT.CONCAT([.A50:.C50]; &quot;.png'&quot;))" office:value-type="string" office:string-value="'752.png'" calcext:value-type="string">
            <text:p>'752.png'</text:p>
          </table:table-cell>
          <table:table-cell table:formula="of:=CONCATENATE(&quot;'&quot;; COM.MICROSOFT.CONCAT([.A50:.C50]); &quot;nn.png'&quot;)" office:value-type="string" office:string-value="'752nn.png'" calcext:value-type="string">
            <text:p>'752nn.png'</text:p>
          </table:table-cell>
          <table:table-cell table:formula="of:=CONCATENATE(&quot;'&quot;; [.A50]; &quot;-&quot;; [.B50]; &quot;-&quot;; [.C50]; &quot;'&quot;)" office:value-type="string" office:string-value="'7-5-2'" calcext:value-type="string">
            <text:p>'7-5-2'</text:p>
          </table:table-cell>
          <table:table-cell table:formula="of:=CONCATENATE(&quot;list(&quot;; [.E50]; &quot;, &quot;; [.H50]; &quot;, &quot;; [.F50]; &quot;, &quot;; [.G50]; &quot;)&quot;)" office:value-type="string" office:string-value="list(c(7, 5, 2), '7-5-2', '752.png', '752nn.png')" calcext:value-type="string">
            <text:p>list(c(7, 5, 2), '7-5-2', '752.png', '752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CONCATENATE(&quot;c(&quot;; [.A51]; &quot;, &quot;; [.B51]; &quot;, &quot;; [.C51]; &quot;)&quot;)" office:value-type="string" office:string-value="c(7, 4, 4)" calcext:value-type="string">
            <text:p>c(7, 4, 4)</text:p>
          </table:table-cell>
          <table:table-cell table:formula="of:=CONCATENATE(&quot;'&quot;; COM.MICROSOFT.CONCAT([.A51:.C51]; &quot;.png'&quot;))" office:value-type="string" office:string-value="'744.png'" calcext:value-type="string">
            <text:p>'744.png'</text:p>
          </table:table-cell>
          <table:table-cell table:formula="of:=CONCATENATE(&quot;'&quot;; COM.MICROSOFT.CONCAT([.A51:.C51]); &quot;nn.png'&quot;)" office:value-type="string" office:string-value="'744nn.png'" calcext:value-type="string">
            <text:p>'744nn.png'</text:p>
          </table:table-cell>
          <table:table-cell table:formula="of:=CONCATENATE(&quot;'&quot;; [.A51]; &quot;-&quot;; [.B51]; &quot;-&quot;; [.C51]; &quot;'&quot;)" office:value-type="string" office:string-value="'7-4-4'" calcext:value-type="string">
            <text:p>'7-4-4'</text:p>
          </table:table-cell>
          <table:table-cell table:formula="of:=CONCATENATE(&quot;list(&quot;; [.E51]; &quot;, &quot;; [.H51]; &quot;, &quot;; [.F51]; &quot;, &quot;; [.G51]; &quot;)&quot;)" office:value-type="string" office:string-value="list(c(7, 4, 4), '7-4-4', '744.png', '744nn.png')" calcext:value-type="string">
            <text:p>list(c(7, 4, 4), '7-4-4', '744.png', '744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52]; &quot;, &quot;; [.B52]; &quot;, &quot;; [.C52]; &quot;)&quot;)" office:value-type="string" office:string-value="c(7, 4, 3)" calcext:value-type="string">
            <text:p>c(7, 4, 3)</text:p>
          </table:table-cell>
          <table:table-cell table:formula="of:=CONCATENATE(&quot;'&quot;; COM.MICROSOFT.CONCAT([.A52:.C52]; &quot;.png'&quot;))" office:value-type="string" office:string-value="'743.png'" calcext:value-type="string">
            <text:p>'743.png'</text:p>
          </table:table-cell>
          <table:table-cell table:formula="of:=CONCATENATE(&quot;'&quot;; COM.MICROSOFT.CONCAT([.A52:.C52]); &quot;nn.png'&quot;)" office:value-type="string" office:string-value="'743nn.png'" calcext:value-type="string">
            <text:p>'743nn.png'</text:p>
          </table:table-cell>
          <table:table-cell table:formula="of:=CONCATENATE(&quot;'&quot;; [.A52]; &quot;-&quot;; [.B52]; &quot;-&quot;; [.C52]; &quot;'&quot;)" office:value-type="string" office:string-value="'7-4-3'" calcext:value-type="string">
            <text:p>'7-4-3'</text:p>
          </table:table-cell>
          <table:table-cell table:formula="of:=CONCATENATE(&quot;list(&quot;; [.E52]; &quot;, &quot;; [.H52]; &quot;, &quot;; [.F52]; &quot;, &quot;; [.G52]; &quot;)&quot;)" office:value-type="string" office:string-value="list(c(7, 4, 3), '7-4-3', '743.png', '743nn.png')" calcext:value-type="string">
            <text:p>list(c(7, 4, 3), '7-4-3', '743.png', '743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53]; &quot;, &quot;; [.B53]; &quot;, &quot;; [.C53]; &quot;)&quot;)" office:value-type="string" office:string-value="c(7, 4, 2)" calcext:value-type="string">
            <text:p>c(7, 4, 2)</text:p>
          </table:table-cell>
          <table:table-cell table:formula="of:=CONCATENATE(&quot;'&quot;; COM.MICROSOFT.CONCAT([.A53:.C53]; &quot;.png'&quot;))" office:value-type="string" office:string-value="'742.png'" calcext:value-type="string">
            <text:p>'742.png'</text:p>
          </table:table-cell>
          <table:table-cell table:formula="of:=CONCATENATE(&quot;'&quot;; COM.MICROSOFT.CONCAT([.A53:.C53]); &quot;nn.png'&quot;)" office:value-type="string" office:string-value="'742nn.png'" calcext:value-type="string">
            <text:p>'742nn.png'</text:p>
          </table:table-cell>
          <table:table-cell table:formula="of:=CONCATENATE(&quot;'&quot;; [.A53]; &quot;-&quot;; [.B53]; &quot;-&quot;; [.C53]; &quot;'&quot;)" office:value-type="string" office:string-value="'7-4-2'" calcext:value-type="string">
            <text:p>'7-4-2'</text:p>
          </table:table-cell>
          <table:table-cell table:formula="of:=CONCATENATE(&quot;list(&quot;; [.E53]; &quot;, &quot;; [.H53]; &quot;, &quot;; [.F53]; &quot;, &quot;; [.G53]; &quot;)&quot;)" office:value-type="string" office:string-value="list(c(7, 4, 2), '7-4-2', '742.png', '742nn.png')" calcext:value-type="string">
            <text:p>list(c(7, 4, 2), '7-4-2', '742.png', '742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NCATENATE(&quot;c(&quot;; [.A54]; &quot;, &quot;; [.B54]; &quot;, &quot;; [.C54]; &quot;)&quot;)" office:value-type="string" office:string-value="c(7, 3, 3)" calcext:value-type="string">
            <text:p>c(7, 3, 3)</text:p>
          </table:table-cell>
          <table:table-cell table:formula="of:=CONCATENATE(&quot;'&quot;; COM.MICROSOFT.CONCAT([.A54:.C54]; &quot;.png'&quot;))" office:value-type="string" office:string-value="'733.png'" calcext:value-type="string">
            <text:p>'733.png'</text:p>
          </table:table-cell>
          <table:table-cell table:formula="of:=CONCATENATE(&quot;'&quot;; COM.MICROSOFT.CONCAT([.A54:.C54]); &quot;nn.png'&quot;)" office:value-type="string" office:string-value="'733nn.png'" calcext:value-type="string">
            <text:p>'733nn.png'</text:p>
          </table:table-cell>
          <table:table-cell table:formula="of:=CONCATENATE(&quot;'&quot;; [.A54]; &quot;-&quot;; [.B54]; &quot;-&quot;; [.C54]; &quot;'&quot;)" office:value-type="string" office:string-value="'7-3-3'" calcext:value-type="string">
            <text:p>'7-3-3'</text:p>
          </table:table-cell>
          <table:table-cell table:formula="of:=CONCATENATE(&quot;list(&quot;; [.E54]; &quot;, &quot;; [.H54]; &quot;, &quot;; [.F54]; &quot;, &quot;; [.G54]; &quot;)&quot;)" office:value-type="string" office:string-value="list(c(7, 3, 3), '7-3-3', '733.png', '733nn.png')" calcext:value-type="string">
            <text:p>list(c(7, 3, 3), '7-3-3', '733.png', '733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55]; &quot;, &quot;; [.B55]; &quot;, &quot;; [.C55]; &quot;)&quot;)" office:value-type="string" office:string-value="c(7, 3, 2)" calcext:value-type="string">
            <text:p>c(7, 3, 2)</text:p>
          </table:table-cell>
          <table:table-cell table:formula="of:=CONCATENATE(&quot;'&quot;; COM.MICROSOFT.CONCAT([.A55:.C55]; &quot;.png'&quot;))" office:value-type="string" office:string-value="'732.png'" calcext:value-type="string">
            <text:p>'732.png'</text:p>
          </table:table-cell>
          <table:table-cell table:formula="of:=CONCATENATE(&quot;'&quot;; COM.MICROSOFT.CONCAT([.A55:.C55]); &quot;nn.png'&quot;)" office:value-type="string" office:string-value="'732nn.png'" calcext:value-type="string">
            <text:p>'732nn.png'</text:p>
          </table:table-cell>
          <table:table-cell table:formula="of:=CONCATENATE(&quot;'&quot;; [.A55]; &quot;-&quot;; [.B55]; &quot;-&quot;; [.C55]; &quot;'&quot;)" office:value-type="string" office:string-value="'7-3-2'" calcext:value-type="string">
            <text:p>'7-3-2'</text:p>
          </table:table-cell>
          <table:table-cell table:formula="of:=CONCATENATE(&quot;list(&quot;; [.E55]; &quot;, &quot;; [.H55]; &quot;, &quot;; [.F55]; &quot;, &quot;; [.G55]; &quot;)&quot;)" office:value-type="string" office:string-value="list(c(7, 3, 2), '7-3-2', '732.png', '732nn.png')" calcext:value-type="string">
            <text:p>list(c(7, 3, 2), '7-3-2', '732.png', '732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NCATENATE(&quot;c(&quot;; [.A56]; &quot;, &quot;; [.B56]; &quot;, &quot;; [.C56]; &quot;)&quot;)" office:value-type="string" office:string-value="c(7, 2, 2)" calcext:value-type="string">
            <text:p>c(7, 2, 2)</text:p>
          </table:table-cell>
          <table:table-cell table:formula="of:=CONCATENATE(&quot;'&quot;; COM.MICROSOFT.CONCAT([.A56:.C56]; &quot;.png'&quot;))" office:value-type="string" office:string-value="'722.png'" calcext:value-type="string">
            <text:p>'722.png'</text:p>
          </table:table-cell>
          <table:table-cell table:formula="of:=CONCATENATE(&quot;'&quot;; COM.MICROSOFT.CONCAT([.A56:.C56]); &quot;nn.png'&quot;)" office:value-type="string" office:string-value="'722nn.png'" calcext:value-type="string">
            <text:p>'722nn.png'</text:p>
          </table:table-cell>
          <table:table-cell table:formula="of:=CONCATENATE(&quot;'&quot;; [.A56]; &quot;-&quot;; [.B56]; &quot;-&quot;; [.C56]; &quot;'&quot;)" office:value-type="string" office:string-value="'7-2-2'" calcext:value-type="string">
            <text:p>'7-2-2'</text:p>
          </table:table-cell>
          <table:table-cell table:formula="of:=CONCATENATE(&quot;list(&quot;; [.E56]; &quot;, &quot;; [.H56]; &quot;, &quot;; [.F56]; &quot;, &quot;; [.G56]; &quot;)&quot;)" office:value-type="string" office:string-value="list(c(7, 2, 2), '7-2-2', '722.png', '722nn.png')" calcext:value-type="string">
            <text:p>list(c(7, 2, 2), '7-2-2', '722.png', '722nn.png')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/>
          <table:table-cell table:formula="of:=CONCATENATE(&quot;c(&quot;; [.A57]; &quot;, &quot;; [.B57]; &quot;, &quot;; [.C57]; &quot;)&quot;)" office:value-type="string" office:string-value="c(8, 8, 8)" calcext:value-type="string">
            <text:p>c(8, 8, 8)</text:p>
          </table:table-cell>
          <table:table-cell table:formula="of:=CONCATENATE(&quot;'&quot;; COM.MICROSOFT.CONCAT([.A57:.C57]; &quot;.png'&quot;))" office:value-type="string" office:string-value="'888.png'" calcext:value-type="string">
            <text:p>'888.png'</text:p>
          </table:table-cell>
          <table:table-cell table:formula="of:=CONCATENATE(&quot;'&quot;; COM.MICROSOFT.CONCAT([.A57:.C57]); &quot;nn.png'&quot;)" office:value-type="string" office:string-value="'888nn.png'" calcext:value-type="string">
            <text:p>'888nn.png'</text:p>
          </table:table-cell>
          <table:table-cell table:formula="of:=CONCATENATE(&quot;'&quot;; [.A57]; &quot;-&quot;; [.B57]; &quot;-&quot;; [.C57]; &quot;'&quot;)" office:value-type="string" office:string-value="'8-8-8'" calcext:value-type="string">
            <text:p>'8-8-8'</text:p>
          </table:table-cell>
          <table:table-cell table:formula="of:=CONCATENATE(&quot;list(&quot;; [.E57]; &quot;, &quot;; [.H57]; &quot;, &quot;; [.F57]; &quot;, &quot;; [.G57]; &quot;)&quot;)" office:value-type="string" office:string-value="list(c(8, 8, 8), '8-8-8', '888.png', '888nn.png')" calcext:value-type="string">
            <text:p>list(c(8, 8, 8), '8-8-8', '888.png', '888nn.png'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c(&quot;; [.A58]; &quot;, &quot;; [.B58]; &quot;, &quot;; [.C58]; &quot;)&quot;)" office:value-type="string" office:string-value="c(8, 8, 7)" calcext:value-type="string">
            <text:p>c(8, 8, 7)</text:p>
          </table:table-cell>
          <table:table-cell table:formula="of:=CONCATENATE(&quot;'&quot;; COM.MICROSOFT.CONCAT([.A58:.C58]; &quot;.png'&quot;))" office:value-type="string" office:string-value="'887.png'" calcext:value-type="string">
            <text:p>'887.png'</text:p>
          </table:table-cell>
          <table:table-cell table:formula="of:=CONCATENATE(&quot;'&quot;; COM.MICROSOFT.CONCAT([.A58:.C58]); &quot;nn.png'&quot;)" office:value-type="string" office:string-value="'887nn.png'" calcext:value-type="string">
            <text:p>'887nn.png'</text:p>
          </table:table-cell>
          <table:table-cell table:formula="of:=CONCATENATE(&quot;'&quot;; [.A58]; &quot;-&quot;; [.B58]; &quot;-&quot;; [.C58]; &quot;'&quot;)" office:value-type="string" office:string-value="'8-8-7'" calcext:value-type="string">
            <text:p>'8-8-7'</text:p>
          </table:table-cell>
          <table:table-cell table:formula="of:=CONCATENATE(&quot;list(&quot;; [.E58]; &quot;, &quot;; [.H58]; &quot;, &quot;; [.F58]; &quot;, &quot;; [.G58]; &quot;)&quot;)" office:value-type="string" office:string-value="list(c(8, 8, 7), '8-8-7', '887.png', '887nn.png')" calcext:value-type="string">
            <text:p>list(c(8, 8, 7), '8-8-7', '887.png', '887nn.png'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c(&quot;; [.A59]; &quot;, &quot;; [.B59]; &quot;, &quot;; [.C59]; &quot;)&quot;)" office:value-type="string" office:string-value="c(8, 8, 6)" calcext:value-type="string">
            <text:p>c(8, 8, 6)</text:p>
          </table:table-cell>
          <table:table-cell table:formula="of:=CONCATENATE(&quot;'&quot;; COM.MICROSOFT.CONCAT([.A59:.C59]; &quot;.png'&quot;))" office:value-type="string" office:string-value="'886.png'" calcext:value-type="string">
            <text:p>'886.png'</text:p>
          </table:table-cell>
          <table:table-cell table:formula="of:=CONCATENATE(&quot;'&quot;; COM.MICROSOFT.CONCAT([.A59:.C59]); &quot;nn.png'&quot;)" office:value-type="string" office:string-value="'886nn.png'" calcext:value-type="string">
            <text:p>'886nn.png'</text:p>
          </table:table-cell>
          <table:table-cell table:formula="of:=CONCATENATE(&quot;'&quot;; [.A59]; &quot;-&quot;; [.B59]; &quot;-&quot;; [.C59]; &quot;'&quot;)" office:value-type="string" office:string-value="'8-8-6'" calcext:value-type="string">
            <text:p>'8-8-6'</text:p>
          </table:table-cell>
          <table:table-cell table:formula="of:=CONCATENATE(&quot;list(&quot;; [.E59]; &quot;, &quot;; [.H59]; &quot;, &quot;; [.F59]; &quot;, &quot;; [.G59]; &quot;)&quot;)" office:value-type="string" office:string-value="list(c(8, 8, 6), '8-8-6', '886.png', '886nn.png')" calcext:value-type="string">
            <text:p>list(c(8, 8, 6), '8-8-6', '886.png', '886nn.png'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(&quot;; [.A60]; &quot;, &quot;; [.B60]; &quot;, &quot;; [.C60]; &quot;)&quot;)" office:value-type="string" office:string-value="c(8, 8, 5)" calcext:value-type="string">
            <text:p>c(8, 8, 5)</text:p>
          </table:table-cell>
          <table:table-cell table:formula="of:=CONCATENATE(&quot;'&quot;; COM.MICROSOFT.CONCAT([.A60:.C60]; &quot;.png'&quot;))" office:value-type="string" office:string-value="'885.png'" calcext:value-type="string">
            <text:p>'885.png'</text:p>
          </table:table-cell>
          <table:table-cell table:formula="of:=CONCATENATE(&quot;'&quot;; COM.MICROSOFT.CONCAT([.A60:.C60]); &quot;nn.png'&quot;)" office:value-type="string" office:string-value="'885nn.png'" calcext:value-type="string">
            <text:p>'885nn.png'</text:p>
          </table:table-cell>
          <table:table-cell table:formula="of:=CONCATENATE(&quot;'&quot;; [.A60]; &quot;-&quot;; [.B60]; &quot;-&quot;; [.C60]; &quot;'&quot;)" office:value-type="string" office:string-value="'8-8-5'" calcext:value-type="string">
            <text:p>'8-8-5'</text:p>
          </table:table-cell>
          <table:table-cell table:formula="of:=CONCATENATE(&quot;list(&quot;; [.E60]; &quot;, &quot;; [.H60]; &quot;, &quot;; [.F60]; &quot;, &quot;; [.G60]; &quot;)&quot;)" office:value-type="string" office:string-value="list(c(8, 8, 5), '8-8-5', '885.png', '885nn.png')" calcext:value-type="string">
            <text:p>list(c(8, 8, 5), '8-8-5', '885.png', '885nn.png'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61]; &quot;, &quot;; [.B61]; &quot;, &quot;; [.C61]; &quot;)&quot;)" office:value-type="string" office:string-value="c(8, 8, 4)" calcext:value-type="string">
            <text:p>c(8, 8, 4)</text:p>
          </table:table-cell>
          <table:table-cell table:formula="of:=CONCATENATE(&quot;'&quot;; COM.MICROSOFT.CONCAT([.A61:.C61]; &quot;.png'&quot;))" office:value-type="string" office:string-value="'884.png'" calcext:value-type="string">
            <text:p>'884.png'</text:p>
          </table:table-cell>
          <table:table-cell table:formula="of:=CONCATENATE(&quot;'&quot;; COM.MICROSOFT.CONCAT([.A61:.C61]); &quot;nn.png'&quot;)" office:value-type="string" office:string-value="'884nn.png'" calcext:value-type="string">
            <text:p>'884nn.png'</text:p>
          </table:table-cell>
          <table:table-cell table:formula="of:=CONCATENATE(&quot;'&quot;; [.A61]; &quot;-&quot;; [.B61]; &quot;-&quot;; [.C61]; &quot;'&quot;)" office:value-type="string" office:string-value="'8-8-4'" calcext:value-type="string">
            <text:p>'8-8-4'</text:p>
          </table:table-cell>
          <table:table-cell table:formula="of:=CONCATENATE(&quot;list(&quot;; [.E61]; &quot;, &quot;; [.H61]; &quot;, &quot;; [.F61]; &quot;, &quot;; [.G61]; &quot;)&quot;)" office:value-type="string" office:string-value="list(c(8, 8, 4), '8-8-4', '884.png', '884nn.png')" calcext:value-type="string">
            <text:p>list(c(8, 8, 4), '8-8-4', '884.png', '884nn.png'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62]; &quot;, &quot;; [.B62]; &quot;, &quot;; [.C62]; &quot;)&quot;)" office:value-type="string" office:string-value="c(8, 8, 3)" calcext:value-type="string">
            <text:p>c(8, 8, 3)</text:p>
          </table:table-cell>
          <table:table-cell table:formula="of:=CONCATENATE(&quot;'&quot;; COM.MICROSOFT.CONCAT([.A62:.C62]; &quot;.png'&quot;))" office:value-type="string" office:string-value="'883.png'" calcext:value-type="string">
            <text:p>'883.png'</text:p>
          </table:table-cell>
          <table:table-cell table:formula="of:=CONCATENATE(&quot;'&quot;; COM.MICROSOFT.CONCAT([.A62:.C62]); &quot;nn.png'&quot;)" office:value-type="string" office:string-value="'883nn.png'" calcext:value-type="string">
            <text:p>'883nn.png'</text:p>
          </table:table-cell>
          <table:table-cell table:formula="of:=CONCATENATE(&quot;'&quot;; [.A62]; &quot;-&quot;; [.B62]; &quot;-&quot;; [.C62]; &quot;'&quot;)" office:value-type="string" office:string-value="'8-8-3'" calcext:value-type="string">
            <text:p>'8-8-3'</text:p>
          </table:table-cell>
          <table:table-cell table:formula="of:=CONCATENATE(&quot;list(&quot;; [.E62]; &quot;, &quot;; [.H62]; &quot;, &quot;; [.F62]; &quot;, &quot;; [.G62]; &quot;)&quot;)" office:value-type="string" office:string-value="list(c(8, 8, 3), '8-8-3', '883.png', '883nn.png')" calcext:value-type="string">
            <text:p>list(c(8, 8, 3), '8-8-3', '883.png', '883nn.png'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63]; &quot;, &quot;; [.B63]; &quot;, &quot;; [.C63]; &quot;)&quot;)" office:value-type="string" office:string-value="c(8, 8, 2)" calcext:value-type="string">
            <text:p>c(8, 8, 2)</text:p>
          </table:table-cell>
          <table:table-cell table:formula="of:=CONCATENATE(&quot;'&quot;; COM.MICROSOFT.CONCAT([.A63:.C63]; &quot;.png'&quot;))" office:value-type="string" office:string-value="'882.png'" calcext:value-type="string">
            <text:p>'882.png'</text:p>
          </table:table-cell>
          <table:table-cell table:formula="of:=CONCATENATE(&quot;'&quot;; COM.MICROSOFT.CONCAT([.A63:.C63]); &quot;nn.png'&quot;)" office:value-type="string" office:string-value="'882nn.png'" calcext:value-type="string">
            <text:p>'882nn.png'</text:p>
          </table:table-cell>
          <table:table-cell table:formula="of:=CONCATENATE(&quot;'&quot;; [.A63]; &quot;-&quot;; [.B63]; &quot;-&quot;; [.C63]; &quot;'&quot;)" office:value-type="string" office:string-value="'8-8-2'" calcext:value-type="string">
            <text:p>'8-8-2'</text:p>
          </table:table-cell>
          <table:table-cell table:formula="of:=CONCATENATE(&quot;list(&quot;; [.E63]; &quot;, &quot;; [.H63]; &quot;, &quot;; [.F63]; &quot;, &quot;; [.G63]; &quot;)&quot;)" office:value-type="string" office:string-value="list(c(8, 8, 2), '8-8-2', '882.png', '882nn.png')" calcext:value-type="string">
            <text:p>list(c(8, 8, 2), '8-8-2', '882.png', '882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CONCATENATE(&quot;c(&quot;; [.A64]; &quot;, &quot;; [.B64]; &quot;, &quot;; [.C64]; &quot;)&quot;)" office:value-type="string" office:string-value="c(8, 7, 7)" calcext:value-type="string">
            <text:p>c(8, 7, 7)</text:p>
          </table:table-cell>
          <table:table-cell table:formula="of:=CONCATENATE(&quot;'&quot;; COM.MICROSOFT.CONCAT([.A64:.C64]; &quot;.png'&quot;))" office:value-type="string" office:string-value="'877.png'" calcext:value-type="string">
            <text:p>'877.png'</text:p>
          </table:table-cell>
          <table:table-cell table:formula="of:=CONCATENATE(&quot;'&quot;; COM.MICROSOFT.CONCAT([.A64:.C64]); &quot;nn.png'&quot;)" office:value-type="string" office:string-value="'877nn.png'" calcext:value-type="string">
            <text:p>'877nn.png'</text:p>
          </table:table-cell>
          <table:table-cell table:formula="of:=CONCATENATE(&quot;'&quot;; [.A64]; &quot;-&quot;; [.B64]; &quot;-&quot;; [.C64]; &quot;'&quot;)" office:value-type="string" office:string-value="'8-7-7'" calcext:value-type="string">
            <text:p>'8-7-7'</text:p>
          </table:table-cell>
          <table:table-cell table:formula="of:=CONCATENATE(&quot;list(&quot;; [.E64]; &quot;, &quot;; [.H64]; &quot;, &quot;; [.F64]; &quot;, &quot;; [.G64]; &quot;)&quot;)" office:value-type="string" office:string-value="list(c(8, 7, 7), '8-7-7', '877.png', '877nn.png')" calcext:value-type="string">
            <text:p>list(c(8, 7, 7), '8-7-7', '877.png', '877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c(&quot;; [.A65]; &quot;, &quot;; [.B65]; &quot;, &quot;; [.C65]; &quot;)&quot;)" office:value-type="string" office:string-value="c(8, 7, 6)" calcext:value-type="string">
            <text:p>c(8, 7, 6)</text:p>
          </table:table-cell>
          <table:table-cell table:formula="of:=CONCATENATE(&quot;'&quot;; COM.MICROSOFT.CONCAT([.A65:.C65]; &quot;.png'&quot;))" office:value-type="string" office:string-value="'876.png'" calcext:value-type="string">
            <text:p>'876.png'</text:p>
          </table:table-cell>
          <table:table-cell table:formula="of:=CONCATENATE(&quot;'&quot;; COM.MICROSOFT.CONCAT([.A65:.C65]); &quot;nn.png'&quot;)" office:value-type="string" office:string-value="'876nn.png'" calcext:value-type="string">
            <text:p>'876nn.png'</text:p>
          </table:table-cell>
          <table:table-cell table:formula="of:=CONCATENATE(&quot;'&quot;; [.A65]; &quot;-&quot;; [.B65]; &quot;-&quot;; [.C65]; &quot;'&quot;)" office:value-type="string" office:string-value="'8-7-6'" calcext:value-type="string">
            <text:p>'8-7-6'</text:p>
          </table:table-cell>
          <table:table-cell table:formula="of:=CONCATENATE(&quot;list(&quot;; [.E65]; &quot;, &quot;; [.H65]; &quot;, &quot;; [.F65]; &quot;, &quot;; [.G65]; &quot;)&quot;)" office:value-type="string" office:string-value="list(c(8, 7, 6), '8-7-6', '876.png', '876nn.png')" calcext:value-type="string">
            <text:p>list(c(8, 7, 6), '8-7-6', '876.png', '876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(&quot;; [.A66]; &quot;, &quot;; [.B66]; &quot;, &quot;; [.C66]; &quot;)&quot;)" office:value-type="string" office:string-value="c(8, 7, 5)" calcext:value-type="string">
            <text:p>c(8, 7, 5)</text:p>
          </table:table-cell>
          <table:table-cell table:formula="of:=CONCATENATE(&quot;'&quot;; COM.MICROSOFT.CONCAT([.A66:.C66]; &quot;.png'&quot;))" office:value-type="string" office:string-value="'875.png'" calcext:value-type="string">
            <text:p>'875.png'</text:p>
          </table:table-cell>
          <table:table-cell table:formula="of:=CONCATENATE(&quot;'&quot;; COM.MICROSOFT.CONCAT([.A66:.C66]); &quot;nn.png'&quot;)" office:value-type="string" office:string-value="'875nn.png'" calcext:value-type="string">
            <text:p>'875nn.png'</text:p>
          </table:table-cell>
          <table:table-cell table:formula="of:=CONCATENATE(&quot;'&quot;; [.A66]; &quot;-&quot;; [.B66]; &quot;-&quot;; [.C66]; &quot;'&quot;)" office:value-type="string" office:string-value="'8-7-5'" calcext:value-type="string">
            <text:p>'8-7-5'</text:p>
          </table:table-cell>
          <table:table-cell table:formula="of:=CONCATENATE(&quot;list(&quot;; [.E66]; &quot;, &quot;; [.H66]; &quot;, &quot;; [.F66]; &quot;, &quot;; [.G66]; &quot;)&quot;)" office:value-type="string" office:string-value="list(c(8, 7, 5), '8-7-5', '875.png', '875nn.png')" calcext:value-type="string">
            <text:p>list(c(8, 7, 5), '8-7-5', '875.png', '875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67]; &quot;, &quot;; [.B67]; &quot;, &quot;; [.C67]; &quot;)&quot;)" office:value-type="string" office:string-value="c(8, 7, 4)" calcext:value-type="string">
            <text:p>c(8, 7, 4)</text:p>
          </table:table-cell>
          <table:table-cell table:formula="of:=CONCATENATE(&quot;'&quot;; COM.MICROSOFT.CONCAT([.A67:.C67]; &quot;.png'&quot;))" office:value-type="string" office:string-value="'874.png'" calcext:value-type="string">
            <text:p>'874.png'</text:p>
          </table:table-cell>
          <table:table-cell table:formula="of:=CONCATENATE(&quot;'&quot;; COM.MICROSOFT.CONCAT([.A67:.C67]); &quot;nn.png'&quot;)" office:value-type="string" office:string-value="'874nn.png'" calcext:value-type="string">
            <text:p>'874nn.png'</text:p>
          </table:table-cell>
          <table:table-cell table:formula="of:=CONCATENATE(&quot;'&quot;; [.A67]; &quot;-&quot;; [.B67]; &quot;-&quot;; [.C67]; &quot;'&quot;)" office:value-type="string" office:string-value="'8-7-4'" calcext:value-type="string">
            <text:p>'8-7-4'</text:p>
          </table:table-cell>
          <table:table-cell table:formula="of:=CONCATENATE(&quot;list(&quot;; [.E67]; &quot;, &quot;; [.H67]; &quot;, &quot;; [.F67]; &quot;, &quot;; [.G67]; &quot;)&quot;)" office:value-type="string" office:string-value="list(c(8, 7, 4), '8-7-4', '874.png', '874nn.png')" calcext:value-type="string">
            <text:p>list(c(8, 7, 4), '8-7-4', '874.png', '874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68]; &quot;, &quot;; [.B68]; &quot;, &quot;; [.C68]; &quot;)&quot;)" office:value-type="string" office:string-value="c(8, 7, 3)" calcext:value-type="string">
            <text:p>c(8, 7, 3)</text:p>
          </table:table-cell>
          <table:table-cell table:formula="of:=CONCATENATE(&quot;'&quot;; COM.MICROSOFT.CONCAT([.A68:.C68]; &quot;.png'&quot;))" office:value-type="string" office:string-value="'873.png'" calcext:value-type="string">
            <text:p>'873.png'</text:p>
          </table:table-cell>
          <table:table-cell table:formula="of:=CONCATENATE(&quot;'&quot;; COM.MICROSOFT.CONCAT([.A68:.C68]); &quot;nn.png'&quot;)" office:value-type="string" office:string-value="'873nn.png'" calcext:value-type="string">
            <text:p>'873nn.png'</text:p>
          </table:table-cell>
          <table:table-cell table:formula="of:=CONCATENATE(&quot;'&quot;; [.A68]; &quot;-&quot;; [.B68]; &quot;-&quot;; [.C68]; &quot;'&quot;)" office:value-type="string" office:string-value="'8-7-3'" calcext:value-type="string">
            <text:p>'8-7-3'</text:p>
          </table:table-cell>
          <table:table-cell table:formula="of:=CONCATENATE(&quot;list(&quot;; [.E68]; &quot;, &quot;; [.H68]; &quot;, &quot;; [.F68]; &quot;, &quot;; [.G68]; &quot;)&quot;)" office:value-type="string" office:string-value="list(c(8, 7, 3), '8-7-3', '873.png', '873nn.png')" calcext:value-type="string">
            <text:p>list(c(8, 7, 3), '8-7-3', '873.png', '873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69]; &quot;, &quot;; [.B69]; &quot;, &quot;; [.C69]; &quot;)&quot;)" office:value-type="string" office:string-value="c(8, 7, 2)" calcext:value-type="string">
            <text:p>c(8, 7, 2)</text:p>
          </table:table-cell>
          <table:table-cell table:formula="of:=CONCATENATE(&quot;'&quot;; COM.MICROSOFT.CONCAT([.A69:.C69]; &quot;.png'&quot;))" office:value-type="string" office:string-value="'872.png'" calcext:value-type="string">
            <text:p>'872.png'</text:p>
          </table:table-cell>
          <table:table-cell table:formula="of:=CONCATENATE(&quot;'&quot;; COM.MICROSOFT.CONCAT([.A69:.C69]); &quot;nn.png'&quot;)" office:value-type="string" office:string-value="'872nn.png'" calcext:value-type="string">
            <text:p>'872nn.png'</text:p>
          </table:table-cell>
          <table:table-cell table:formula="of:=CONCATENATE(&quot;'&quot;; [.A69]; &quot;-&quot;; [.B69]; &quot;-&quot;; [.C69]; &quot;'&quot;)" office:value-type="string" office:string-value="'8-7-2'" calcext:value-type="string">
            <text:p>'8-7-2'</text:p>
          </table:table-cell>
          <table:table-cell table:formula="of:=CONCATENATE(&quot;list(&quot;; [.E69]; &quot;, &quot;; [.H69]; &quot;, &quot;; [.F69]; &quot;, &quot;; [.G69]; &quot;)&quot;)" office:value-type="string" office:string-value="list(c(8, 7, 2), '8-7-2', '872.png', '872nn.png')" calcext:value-type="string">
            <text:p>list(c(8, 7, 2), '8-7-2', '872.png', '872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CONCATENATE(&quot;c(&quot;; [.A70]; &quot;, &quot;; [.B70]; &quot;, &quot;; [.C70]; &quot;)&quot;)" office:value-type="string" office:string-value="c(8, 6, 6)" calcext:value-type="string">
            <text:p>c(8, 6, 6)</text:p>
          </table:table-cell>
          <table:table-cell table:formula="of:=CONCATENATE(&quot;'&quot;; COM.MICROSOFT.CONCAT([.A70:.C70]; &quot;.png'&quot;))" office:value-type="string" office:string-value="'866.png'" calcext:value-type="string">
            <text:p>'866.png'</text:p>
          </table:table-cell>
          <table:table-cell table:formula="of:=CONCATENATE(&quot;'&quot;; COM.MICROSOFT.CONCAT([.A70:.C70]); &quot;nn.png'&quot;)" office:value-type="string" office:string-value="'866nn.png'" calcext:value-type="string">
            <text:p>'866nn.png'</text:p>
          </table:table-cell>
          <table:table-cell table:formula="of:=CONCATENATE(&quot;'&quot;; [.A70]; &quot;-&quot;; [.B70]; &quot;-&quot;; [.C70]; &quot;'&quot;)" office:value-type="string" office:string-value="'8-6-6'" calcext:value-type="string">
            <text:p>'8-6-6'</text:p>
          </table:table-cell>
          <table:table-cell table:formula="of:=CONCATENATE(&quot;list(&quot;; [.E70]; &quot;, &quot;; [.H70]; &quot;, &quot;; [.F70]; &quot;, &quot;; [.G70]; &quot;)&quot;)" office:value-type="string" office:string-value="list(c(8, 6, 6), '8-6-6', '866.png', '866nn.png')" calcext:value-type="string">
            <text:p>list(c(8, 6, 6), '8-6-6', '866.png', '866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CONCATENATE(&quot;c(&quot;; [.A71]; &quot;, &quot;; [.B71]; &quot;, &quot;; [.C71]; &quot;)&quot;)" office:value-type="string" office:string-value="c(8, 6, 6)" calcext:value-type="string">
            <text:p>c(8, 6, 6)</text:p>
          </table:table-cell>
          <table:table-cell table:formula="of:=CONCATENATE(&quot;'&quot;; COM.MICROSOFT.CONCAT([.A71:.C71]; &quot;.png'&quot;))" office:value-type="string" office:string-value="'866.png'" calcext:value-type="string">
            <text:p>'866.png'</text:p>
          </table:table-cell>
          <table:table-cell table:formula="of:=CONCATENATE(&quot;'&quot;; COM.MICROSOFT.CONCAT([.A71:.C71]); &quot;nn.png'&quot;)" office:value-type="string" office:string-value="'866nn.png'" calcext:value-type="string">
            <text:p>'866nn.png'</text:p>
          </table:table-cell>
          <table:table-cell table:formula="of:=CONCATENATE(&quot;'&quot;; [.A71]; &quot;-&quot;; [.B71]; &quot;-&quot;; [.C71]; &quot;'&quot;)" office:value-type="string" office:string-value="'8-6-6'" calcext:value-type="string">
            <text:p>'8-6-6'</text:p>
          </table:table-cell>
          <table:table-cell table:formula="of:=CONCATENATE(&quot;list(&quot;; [.E71]; &quot;, &quot;; [.H71]; &quot;, &quot;; [.F71]; &quot;, &quot;; [.G71]; &quot;)&quot;)" office:value-type="string" office:string-value="list(c(8, 6, 6), '8-6-6', '866.png', '866nn.png')" calcext:value-type="string">
            <text:p>list(c(8, 6, 6), '8-6-6', '866.png', '866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(&quot;; [.A72]; &quot;, &quot;; [.B72]; &quot;, &quot;; [.C72]; &quot;)&quot;)" office:value-type="string" office:string-value="c(8, 6, 5)" calcext:value-type="string">
            <text:p>c(8, 6, 5)</text:p>
          </table:table-cell>
          <table:table-cell table:formula="of:=CONCATENATE(&quot;'&quot;; COM.MICROSOFT.CONCAT([.A72:.C72]; &quot;.png'&quot;))" office:value-type="string" office:string-value="'865.png'" calcext:value-type="string">
            <text:p>'865.png'</text:p>
          </table:table-cell>
          <table:table-cell table:formula="of:=CONCATENATE(&quot;'&quot;; COM.MICROSOFT.CONCAT([.A72:.C72]); &quot;nn.png'&quot;)" office:value-type="string" office:string-value="'865nn.png'" calcext:value-type="string">
            <text:p>'865nn.png'</text:p>
          </table:table-cell>
          <table:table-cell table:formula="of:=CONCATENATE(&quot;'&quot;; [.A72]; &quot;-&quot;; [.B72]; &quot;-&quot;; [.C72]; &quot;'&quot;)" office:value-type="string" office:string-value="'8-6-5'" calcext:value-type="string">
            <text:p>'8-6-5'</text:p>
          </table:table-cell>
          <table:table-cell table:formula="of:=CONCATENATE(&quot;list(&quot;; [.E72]; &quot;, &quot;; [.H72]; &quot;, &quot;; [.F72]; &quot;, &quot;; [.G72]; &quot;)&quot;)" office:value-type="string" office:string-value="list(c(8, 6, 5), '8-6-5', '865.png', '865nn.png')" calcext:value-type="string">
            <text:p>list(c(8, 6, 5), '8-6-5', '865.png', '865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73]; &quot;, &quot;; [.B73]; &quot;, &quot;; [.C73]; &quot;)&quot;)" office:value-type="string" office:string-value="c(8, 6, 4)" calcext:value-type="string">
            <text:p>c(8, 6, 4)</text:p>
          </table:table-cell>
          <table:table-cell table:formula="of:=CONCATENATE(&quot;'&quot;; COM.MICROSOFT.CONCAT([.A73:.C73]; &quot;.png'&quot;))" office:value-type="string" office:string-value="'864.png'" calcext:value-type="string">
            <text:p>'864.png'</text:p>
          </table:table-cell>
          <table:table-cell table:formula="of:=CONCATENATE(&quot;'&quot;; COM.MICROSOFT.CONCAT([.A73:.C73]); &quot;nn.png'&quot;)" office:value-type="string" office:string-value="'864nn.png'" calcext:value-type="string">
            <text:p>'864nn.png'</text:p>
          </table:table-cell>
          <table:table-cell table:formula="of:=CONCATENATE(&quot;'&quot;; [.A73]; &quot;-&quot;; [.B73]; &quot;-&quot;; [.C73]; &quot;'&quot;)" office:value-type="string" office:string-value="'8-6-4'" calcext:value-type="string">
            <text:p>'8-6-4'</text:p>
          </table:table-cell>
          <table:table-cell table:formula="of:=CONCATENATE(&quot;list(&quot;; [.E73]; &quot;, &quot;; [.H73]; &quot;, &quot;; [.F73]; &quot;, &quot;; [.G73]; &quot;)&quot;)" office:value-type="string" office:string-value="list(c(8, 6, 4), '8-6-4', '864.png', '864nn.png')" calcext:value-type="string">
            <text:p>list(c(8, 6, 4), '8-6-4', '864.png', '864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74]; &quot;, &quot;; [.B74]; &quot;, &quot;; [.C74]; &quot;)&quot;)" office:value-type="string" office:string-value="c(8, 6, 3)" calcext:value-type="string">
            <text:p>c(8, 6, 3)</text:p>
          </table:table-cell>
          <table:table-cell table:formula="of:=CONCATENATE(&quot;'&quot;; COM.MICROSOFT.CONCAT([.A74:.C74]; &quot;.png'&quot;))" office:value-type="string" office:string-value="'863.png'" calcext:value-type="string">
            <text:p>'863.png'</text:p>
          </table:table-cell>
          <table:table-cell table:formula="of:=CONCATENATE(&quot;'&quot;; COM.MICROSOFT.CONCAT([.A74:.C74]); &quot;nn.png'&quot;)" office:value-type="string" office:string-value="'863nn.png'" calcext:value-type="string">
            <text:p>'863nn.png'</text:p>
          </table:table-cell>
          <table:table-cell table:formula="of:=CONCATENATE(&quot;'&quot;; [.A74]; &quot;-&quot;; [.B74]; &quot;-&quot;; [.C74]; &quot;'&quot;)" office:value-type="string" office:string-value="'8-6-3'" calcext:value-type="string">
            <text:p>'8-6-3'</text:p>
          </table:table-cell>
          <table:table-cell table:formula="of:=CONCATENATE(&quot;list(&quot;; [.E74]; &quot;, &quot;; [.H74]; &quot;, &quot;; [.F74]; &quot;, &quot;; [.G74]; &quot;)&quot;)" office:value-type="string" office:string-value="list(c(8, 6, 3), '8-6-3', '863.png', '863nn.png')" calcext:value-type="string">
            <text:p>list(c(8, 6, 3), '8-6-3', '863.png', '863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75]; &quot;, &quot;; [.B75]; &quot;, &quot;; [.C75]; &quot;)&quot;)" office:value-type="string" office:string-value="c(8, 6, 2)" calcext:value-type="string">
            <text:p>c(8, 6, 2)</text:p>
          </table:table-cell>
          <table:table-cell table:formula="of:=CONCATENATE(&quot;'&quot;; COM.MICROSOFT.CONCAT([.A75:.C75]; &quot;.png'&quot;))" office:value-type="string" office:string-value="'862.png'" calcext:value-type="string">
            <text:p>'862.png'</text:p>
          </table:table-cell>
          <table:table-cell table:formula="of:=CONCATENATE(&quot;'&quot;; COM.MICROSOFT.CONCAT([.A75:.C75]); &quot;nn.png'&quot;)" office:value-type="string" office:string-value="'862nn.png'" calcext:value-type="string">
            <text:p>'862nn.png'</text:p>
          </table:table-cell>
          <table:table-cell table:formula="of:=CONCATENATE(&quot;'&quot;; [.A75]; &quot;-&quot;; [.B75]; &quot;-&quot;; [.C75]; &quot;'&quot;)" office:value-type="string" office:string-value="'8-6-2'" calcext:value-type="string">
            <text:p>'8-6-2'</text:p>
          </table:table-cell>
          <table:table-cell table:formula="of:=CONCATENATE(&quot;list(&quot;; [.E75]; &quot;, &quot;; [.H75]; &quot;, &quot;; [.F75]; &quot;, &quot;; [.G75]; &quot;)&quot;)" office:value-type="string" office:string-value="list(c(8, 6, 2), '8-6-2', '862.png', '862nn.png')" calcext:value-type="string">
            <text:p>list(c(8, 6, 2), '8-6-2', '862.png', '862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CONCATENATE(&quot;c(&quot;; [.A76]; &quot;, &quot;; [.B76]; &quot;, &quot;; [.C76]; &quot;)&quot;)" office:value-type="string" office:string-value="c(8, 5, 5)" calcext:value-type="string">
            <text:p>c(8, 5, 5)</text:p>
          </table:table-cell>
          <table:table-cell table:formula="of:=CONCATENATE(&quot;'&quot;; COM.MICROSOFT.CONCAT([.A76:.C76]; &quot;.png'&quot;))" office:value-type="string" office:string-value="'855.png'" calcext:value-type="string">
            <text:p>'855.png'</text:p>
          </table:table-cell>
          <table:table-cell table:formula="of:=CONCATENATE(&quot;'&quot;; COM.MICROSOFT.CONCAT([.A76:.C76]); &quot;nn.png'&quot;)" office:value-type="string" office:string-value="'855nn.png'" calcext:value-type="string">
            <text:p>'855nn.png'</text:p>
          </table:table-cell>
          <table:table-cell table:formula="of:=CONCATENATE(&quot;'&quot;; [.A76]; &quot;-&quot;; [.B76]; &quot;-&quot;; [.C76]; &quot;'&quot;)" office:value-type="string" office:string-value="'8-5-5'" calcext:value-type="string">
            <text:p>'8-5-5'</text:p>
          </table:table-cell>
          <table:table-cell table:formula="of:=CONCATENATE(&quot;list(&quot;; [.E76]; &quot;, &quot;; [.H76]; &quot;, &quot;; [.F76]; &quot;, &quot;; [.G76]; &quot;)&quot;)" office:value-type="string" office:string-value="list(c(8, 5, 5), '8-5-5', '855.png', '855nn.png')" calcext:value-type="string">
            <text:p>list(c(8, 5, 5), '8-5-5', '855.png', '855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77]; &quot;, &quot;; [.B77]; &quot;, &quot;; [.C77]; &quot;)&quot;)" office:value-type="string" office:string-value="c(8, 5, 4)" calcext:value-type="string">
            <text:p>c(8, 5, 4)</text:p>
          </table:table-cell>
          <table:table-cell table:formula="of:=CONCATENATE(&quot;'&quot;; COM.MICROSOFT.CONCAT([.A77:.C77]; &quot;.png'&quot;))" office:value-type="string" office:string-value="'854.png'" calcext:value-type="string">
            <text:p>'854.png'</text:p>
          </table:table-cell>
          <table:table-cell table:formula="of:=CONCATENATE(&quot;'&quot;; COM.MICROSOFT.CONCAT([.A77:.C77]); &quot;nn.png'&quot;)" office:value-type="string" office:string-value="'854nn.png'" calcext:value-type="string">
            <text:p>'854nn.png'</text:p>
          </table:table-cell>
          <table:table-cell table:formula="of:=CONCATENATE(&quot;'&quot;; [.A77]; &quot;-&quot;; [.B77]; &quot;-&quot;; [.C77]; &quot;'&quot;)" office:value-type="string" office:string-value="'8-5-4'" calcext:value-type="string">
            <text:p>'8-5-4'</text:p>
          </table:table-cell>
          <table:table-cell table:formula="of:=CONCATENATE(&quot;list(&quot;; [.E77]; &quot;, &quot;; [.H77]; &quot;, &quot;; [.F77]; &quot;, &quot;; [.G77]; &quot;)&quot;)" office:value-type="string" office:string-value="list(c(8, 5, 4), '8-5-4', '854.png', '854nn.png')" calcext:value-type="string">
            <text:p>list(c(8, 5, 4), '8-5-4', '854.png', '854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78]; &quot;, &quot;; [.B78]; &quot;, &quot;; [.C78]; &quot;)&quot;)" office:value-type="string" office:string-value="c(8, 5, 3)" calcext:value-type="string">
            <text:p>c(8, 5, 3)</text:p>
          </table:table-cell>
          <table:table-cell table:formula="of:=CONCATENATE(&quot;'&quot;; COM.MICROSOFT.CONCAT([.A78:.C78]; &quot;.png'&quot;))" office:value-type="string" office:string-value="'853.png'" calcext:value-type="string">
            <text:p>'853.png'</text:p>
          </table:table-cell>
          <table:table-cell table:formula="of:=CONCATENATE(&quot;'&quot;; COM.MICROSOFT.CONCAT([.A78:.C78]); &quot;nn.png'&quot;)" office:value-type="string" office:string-value="'853nn.png'" calcext:value-type="string">
            <text:p>'853nn.png'</text:p>
          </table:table-cell>
          <table:table-cell table:formula="of:=CONCATENATE(&quot;'&quot;; [.A78]; &quot;-&quot;; [.B78]; &quot;-&quot;; [.C78]; &quot;'&quot;)" office:value-type="string" office:string-value="'8-5-3'" calcext:value-type="string">
            <text:p>'8-5-3'</text:p>
          </table:table-cell>
          <table:table-cell table:formula="of:=CONCATENATE(&quot;list(&quot;; [.E78]; &quot;, &quot;; [.H78]; &quot;, &quot;; [.F78]; &quot;, &quot;; [.G78]; &quot;)&quot;)" office:value-type="string" office:string-value="list(c(8, 5, 3), '8-5-3', '853.png', '853nn.png')" calcext:value-type="string">
            <text:p>list(c(8, 5, 3), '8-5-3', '853.png', '853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79]; &quot;, &quot;; [.B79]; &quot;, &quot;; [.C79]; &quot;)&quot;)" office:value-type="string" office:string-value="c(8, 5, 2)" calcext:value-type="string">
            <text:p>c(8, 5, 2)</text:p>
          </table:table-cell>
          <table:table-cell table:formula="of:=CONCATENATE(&quot;'&quot;; COM.MICROSOFT.CONCAT([.A79:.C79]; &quot;.png'&quot;))" office:value-type="string" office:string-value="'852.png'" calcext:value-type="string">
            <text:p>'852.png'</text:p>
          </table:table-cell>
          <table:table-cell table:formula="of:=CONCATENATE(&quot;'&quot;; COM.MICROSOFT.CONCAT([.A79:.C79]); &quot;nn.png'&quot;)" office:value-type="string" office:string-value="'852nn.png'" calcext:value-type="string">
            <text:p>'852nn.png'</text:p>
          </table:table-cell>
          <table:table-cell table:formula="of:=CONCATENATE(&quot;'&quot;; [.A79]; &quot;-&quot;; [.B79]; &quot;-&quot;; [.C79]; &quot;'&quot;)" office:value-type="string" office:string-value="'8-5-2'" calcext:value-type="string">
            <text:p>'8-5-2'</text:p>
          </table:table-cell>
          <table:table-cell table:formula="of:=CONCATENATE(&quot;list(&quot;; [.E79]; &quot;, &quot;; [.H79]; &quot;, &quot;; [.F79]; &quot;, &quot;; [.G79]; &quot;)&quot;)" office:value-type="string" office:string-value="list(c(8, 5, 2), '8-5-2', '852.png', '852nn.png')" calcext:value-type="string">
            <text:p>list(c(8, 5, 2), '8-5-2', '852.png', '852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CONCATENATE(&quot;c(&quot;; [.A80]; &quot;, &quot;; [.B80]; &quot;, &quot;; [.C80]; &quot;)&quot;)" office:value-type="string" office:string-value="c(8, 4, 4)" calcext:value-type="string">
            <text:p>c(8, 4, 4)</text:p>
          </table:table-cell>
          <table:table-cell table:formula="of:=CONCATENATE(&quot;'&quot;; COM.MICROSOFT.CONCAT([.A80:.C80]; &quot;.png'&quot;))" office:value-type="string" office:string-value="'844.png'" calcext:value-type="string">
            <text:p>'844.png'</text:p>
          </table:table-cell>
          <table:table-cell table:formula="of:=CONCATENATE(&quot;'&quot;; COM.MICROSOFT.CONCAT([.A80:.C80]); &quot;nn.png'&quot;)" office:value-type="string" office:string-value="'844nn.png'" calcext:value-type="string">
            <text:p>'844nn.png'</text:p>
          </table:table-cell>
          <table:table-cell table:formula="of:=CONCATENATE(&quot;'&quot;; [.A80]; &quot;-&quot;; [.B80]; &quot;-&quot;; [.C80]; &quot;'&quot;)" office:value-type="string" office:string-value="'8-4-4'" calcext:value-type="string">
            <text:p>'8-4-4'</text:p>
          </table:table-cell>
          <table:table-cell table:formula="of:=CONCATENATE(&quot;list(&quot;; [.E80]; &quot;, &quot;; [.H80]; &quot;, &quot;; [.F80]; &quot;, &quot;; [.G80]; &quot;)&quot;)" office:value-type="string" office:string-value="list(c(8, 4, 4), '8-4-4', '844.png', '844nn.png')" calcext:value-type="string">
            <text:p>list(c(8, 4, 4), '8-4-4', '844.png', '844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81]; &quot;, &quot;; [.B81]; &quot;, &quot;; [.C81]; &quot;)&quot;)" office:value-type="string" office:string-value="c(8, 4, 3)" calcext:value-type="string">
            <text:p>c(8, 4, 3)</text:p>
          </table:table-cell>
          <table:table-cell table:formula="of:=CONCATENATE(&quot;'&quot;; COM.MICROSOFT.CONCAT([.A81:.C81]; &quot;.png'&quot;))" office:value-type="string" office:string-value="'843.png'" calcext:value-type="string">
            <text:p>'843.png'</text:p>
          </table:table-cell>
          <table:table-cell table:formula="of:=CONCATENATE(&quot;'&quot;; COM.MICROSOFT.CONCAT([.A81:.C81]); &quot;nn.png'&quot;)" office:value-type="string" office:string-value="'843nn.png'" calcext:value-type="string">
            <text:p>'843nn.png'</text:p>
          </table:table-cell>
          <table:table-cell table:formula="of:=CONCATENATE(&quot;'&quot;; [.A81]; &quot;-&quot;; [.B81]; &quot;-&quot;; [.C81]; &quot;'&quot;)" office:value-type="string" office:string-value="'8-4-3'" calcext:value-type="string">
            <text:p>'8-4-3'</text:p>
          </table:table-cell>
          <table:table-cell table:formula="of:=CONCATENATE(&quot;list(&quot;; [.E81]; &quot;, &quot;; [.H81]; &quot;, &quot;; [.F81]; &quot;, &quot;; [.G81]; &quot;)&quot;)" office:value-type="string" office:string-value="list(c(8, 4, 3), '8-4-3', '843.png', '843nn.png')" calcext:value-type="string">
            <text:p>list(c(8, 4, 3), '8-4-3', '843.png', '843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82]; &quot;, &quot;; [.B82]; &quot;, &quot;; [.C82]; &quot;)&quot;)" office:value-type="string" office:string-value="c(8, 4, 2)" calcext:value-type="string">
            <text:p>c(8, 4, 2)</text:p>
          </table:table-cell>
          <table:table-cell table:formula="of:=CONCATENATE(&quot;'&quot;; COM.MICROSOFT.CONCAT([.A82:.C82]; &quot;.png'&quot;))" office:value-type="string" office:string-value="'842.png'" calcext:value-type="string">
            <text:p>'842.png'</text:p>
          </table:table-cell>
          <table:table-cell table:formula="of:=CONCATENATE(&quot;'&quot;; COM.MICROSOFT.CONCAT([.A82:.C82]); &quot;nn.png'&quot;)" office:value-type="string" office:string-value="'842nn.png'" calcext:value-type="string">
            <text:p>'842nn.png'</text:p>
          </table:table-cell>
          <table:table-cell table:formula="of:=CONCATENATE(&quot;'&quot;; [.A82]; &quot;-&quot;; [.B82]; &quot;-&quot;; [.C82]; &quot;'&quot;)" office:value-type="string" office:string-value="'8-4-2'" calcext:value-type="string">
            <text:p>'8-4-2'</text:p>
          </table:table-cell>
          <table:table-cell table:formula="of:=CONCATENATE(&quot;list(&quot;; [.E82]; &quot;, &quot;; [.H82]; &quot;, &quot;; [.F82]; &quot;, &quot;; [.G82]; &quot;)&quot;)" office:value-type="string" office:string-value="list(c(8, 4, 2), '8-4-2', '842.png', '842nn.png')" calcext:value-type="string">
            <text:p>list(c(8, 4, 2), '8-4-2', '842.png', '842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NCATENATE(&quot;c(&quot;; [.A83]; &quot;, &quot;; [.B83]; &quot;, &quot;; [.C83]; &quot;)&quot;)" office:value-type="string" office:string-value="c(8, 3, 3)" calcext:value-type="string">
            <text:p>c(8, 3, 3)</text:p>
          </table:table-cell>
          <table:table-cell table:formula="of:=CONCATENATE(&quot;'&quot;; COM.MICROSOFT.CONCAT([.A83:.C83]; &quot;.png'&quot;))" office:value-type="string" office:string-value="'833.png'" calcext:value-type="string">
            <text:p>'833.png'</text:p>
          </table:table-cell>
          <table:table-cell table:formula="of:=CONCATENATE(&quot;'&quot;; COM.MICROSOFT.CONCAT([.A83:.C83]); &quot;nn.png'&quot;)" office:value-type="string" office:string-value="'833nn.png'" calcext:value-type="string">
            <text:p>'833nn.png'</text:p>
          </table:table-cell>
          <table:table-cell table:formula="of:=CONCATENATE(&quot;'&quot;; [.A83]; &quot;-&quot;; [.B83]; &quot;-&quot;; [.C83]; &quot;'&quot;)" office:value-type="string" office:string-value="'8-3-3'" calcext:value-type="string">
            <text:p>'8-3-3'</text:p>
          </table:table-cell>
          <table:table-cell table:formula="of:=CONCATENATE(&quot;list(&quot;; [.E83]; &quot;, &quot;; [.H83]; &quot;, &quot;; [.F83]; &quot;, &quot;; [.G83]; &quot;)&quot;)" office:value-type="string" office:string-value="list(c(8, 3, 3), '8-3-3', '833.png', '833nn.png')" calcext:value-type="string">
            <text:p>list(c(8, 3, 3), '8-3-3', '833.png', '833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84]; &quot;, &quot;; [.B84]; &quot;, &quot;; [.C84]; &quot;)&quot;)" office:value-type="string" office:string-value="c(8, 3, 2)" calcext:value-type="string">
            <text:p>c(8, 3, 2)</text:p>
          </table:table-cell>
          <table:table-cell table:formula="of:=CONCATENATE(&quot;'&quot;; COM.MICROSOFT.CONCAT([.A84:.C84]; &quot;.png'&quot;))" office:value-type="string" office:string-value="'832.png'" calcext:value-type="string">
            <text:p>'832.png'</text:p>
          </table:table-cell>
          <table:table-cell table:formula="of:=CONCATENATE(&quot;'&quot;; COM.MICROSOFT.CONCAT([.A84:.C84]); &quot;nn.png'&quot;)" office:value-type="string" office:string-value="'832nn.png'" calcext:value-type="string">
            <text:p>'832nn.png'</text:p>
          </table:table-cell>
          <table:table-cell table:formula="of:=CONCATENATE(&quot;'&quot;; [.A84]; &quot;-&quot;; [.B84]; &quot;-&quot;; [.C84]; &quot;'&quot;)" office:value-type="string" office:string-value="'8-3-2'" calcext:value-type="string">
            <text:p>'8-3-2'</text:p>
          </table:table-cell>
          <table:table-cell table:formula="of:=CONCATENATE(&quot;list(&quot;; [.E84]; &quot;, &quot;; [.H84]; &quot;, &quot;; [.F84]; &quot;, &quot;; [.G84]; &quot;)&quot;)" office:value-type="string" office:string-value="list(c(8, 3, 2), '8-3-2', '832.png', '832nn.png')" calcext:value-type="string">
            <text:p>list(c(8, 3, 2), '8-3-2', '832.png', '832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NCATENATE(&quot;c(&quot;; [.A85]; &quot;, &quot;; [.B85]; &quot;, &quot;; [.C85]; &quot;)&quot;)" office:value-type="string" office:string-value="c(8, 2, 2)" calcext:value-type="string">
            <text:p>c(8, 2, 2)</text:p>
          </table:table-cell>
          <table:table-cell table:formula="of:=CONCATENATE(&quot;'&quot;; COM.MICROSOFT.CONCAT([.A85:.C85]; &quot;.png'&quot;))" office:value-type="string" office:string-value="'822.png'" calcext:value-type="string">
            <text:p>'822.png'</text:p>
          </table:table-cell>
          <table:table-cell table:formula="of:=CONCATENATE(&quot;'&quot;; COM.MICROSOFT.CONCAT([.A85:.C85]); &quot;nn.png'&quot;)" office:value-type="string" office:string-value="'822nn.png'" calcext:value-type="string">
            <text:p>'822nn.png'</text:p>
          </table:table-cell>
          <table:table-cell table:formula="of:=CONCATENATE(&quot;'&quot;; [.A85]; &quot;-&quot;; [.B85]; &quot;-&quot;; [.C85]; &quot;'&quot;)" office:value-type="string" office:string-value="'8-2-2'" calcext:value-type="string">
            <text:p>'8-2-2'</text:p>
          </table:table-cell>
          <table:table-cell table:formula="of:=CONCATENATE(&quot;list(&quot;; [.E85]; &quot;, &quot;; [.H85]; &quot;, &quot;; [.F85]; &quot;, &quot;; [.G85]; &quot;)&quot;)" office:value-type="string" office:string-value="list(c(8, 2, 2), '8-2-2', '822.png', '822nn.png')" calcext:value-type="string">
            <text:p>list(c(8, 2, 2), '8-2-2', '822.png', '822nn.png')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/>
          <table:table-cell table:formula="of:=CONCATENATE(&quot;c(&quot;; [.A86]; &quot;, &quot;; [.B86]; &quot;, &quot;; [.C86]; &quot;)&quot;)" office:value-type="string" office:string-value="c(9, 9, 9)" calcext:value-type="string">
            <text:p>c(9, 9, 9)</text:p>
          </table:table-cell>
          <table:table-cell table:formula="of:=CONCATENATE(&quot;'&quot;; COM.MICROSOFT.CONCAT([.A86:.C86]; &quot;.png'&quot;))" office:value-type="string" office:string-value="'999.png'" calcext:value-type="string">
            <text:p>'999.png'</text:p>
          </table:table-cell>
          <table:table-cell table:formula="of:=CONCATENATE(&quot;'&quot;; COM.MICROSOFT.CONCAT([.A86:.C86]); &quot;nn.png'&quot;)" office:value-type="string" office:string-value="'999nn.png'" calcext:value-type="string">
            <text:p>'999nn.png'</text:p>
          </table:table-cell>
          <table:table-cell table:formula="of:=CONCATENATE(&quot;'&quot;; [.A86]; &quot;-&quot;; [.B86]; &quot;-&quot;; [.C86]; &quot;'&quot;)" office:value-type="string" office:string-value="'9-9-9'" calcext:value-type="string">
            <text:p>'9-9-9'</text:p>
          </table:table-cell>
          <table:table-cell table:formula="of:=CONCATENATE(&quot;list(&quot;; [.E86]; &quot;, &quot;; [.H86]; &quot;, &quot;; [.F86]; &quot;, &quot;; [.G86]; &quot;)&quot;)" office:value-type="string" office:string-value="list(c(9, 9, 9), '9-9-9', '999.png', '999nn.png')" calcext:value-type="string">
            <text:p>list(c(9, 9, 9), '9-9-9', '999.png', '999nn.png')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c(&quot;; [.A87]; &quot;, &quot;; [.B87]; &quot;, &quot;; [.C87]; &quot;)&quot;)" office:value-type="string" office:string-value="c(9, 9, 8)" calcext:value-type="string">
            <text:p>c(9, 9, 8)</text:p>
          </table:table-cell>
          <table:table-cell table:formula="of:=CONCATENATE(&quot;'&quot;; COM.MICROSOFT.CONCAT([.A87:.C87]; &quot;.png'&quot;))" office:value-type="string" office:string-value="'998.png'" calcext:value-type="string">
            <text:p>'998.png'</text:p>
          </table:table-cell>
          <table:table-cell table:formula="of:=CONCATENATE(&quot;'&quot;; COM.MICROSOFT.CONCAT([.A87:.C87]); &quot;nn.png'&quot;)" office:value-type="string" office:string-value="'998nn.png'" calcext:value-type="string">
            <text:p>'998nn.png'</text:p>
          </table:table-cell>
          <table:table-cell table:formula="of:=CONCATENATE(&quot;'&quot;; [.A87]; &quot;-&quot;; [.B87]; &quot;-&quot;; [.C87]; &quot;'&quot;)" office:value-type="string" office:string-value="'9-9-8'" calcext:value-type="string">
            <text:p>'9-9-8'</text:p>
          </table:table-cell>
          <table:table-cell table:formula="of:=CONCATENATE(&quot;list(&quot;; [.E87]; &quot;, &quot;; [.H87]; &quot;, &quot;; [.F87]; &quot;, &quot;; [.G87]; &quot;)&quot;)" office:value-type="string" office:string-value="list(c(9, 9, 8), '9-9-8', '998.png', '998nn.png')" calcext:value-type="string">
            <text:p>list(c(9, 9, 8), '9-9-8', '998.png', '998nn.png')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c(&quot;; [.A88]; &quot;, &quot;; [.B88]; &quot;, &quot;; [.C88]; &quot;)&quot;)" office:value-type="string" office:string-value="c(9, 9, 7)" calcext:value-type="string">
            <text:p>c(9, 9, 7)</text:p>
          </table:table-cell>
          <table:table-cell table:formula="of:=CONCATENATE(&quot;'&quot;; COM.MICROSOFT.CONCAT([.A88:.C88]; &quot;.png'&quot;))" office:value-type="string" office:string-value="'997.png'" calcext:value-type="string">
            <text:p>'997.png'</text:p>
          </table:table-cell>
          <table:table-cell table:formula="of:=CONCATENATE(&quot;'&quot;; COM.MICROSOFT.CONCAT([.A88:.C88]); &quot;nn.png'&quot;)" office:value-type="string" office:string-value="'997nn.png'" calcext:value-type="string">
            <text:p>'997nn.png'</text:p>
          </table:table-cell>
          <table:table-cell table:formula="of:=CONCATENATE(&quot;'&quot;; [.A88]; &quot;-&quot;; [.B88]; &quot;-&quot;; [.C88]; &quot;'&quot;)" office:value-type="string" office:string-value="'9-9-7'" calcext:value-type="string">
            <text:p>'9-9-7'</text:p>
          </table:table-cell>
          <table:table-cell table:formula="of:=CONCATENATE(&quot;list(&quot;; [.E88]; &quot;, &quot;; [.H88]; &quot;, &quot;; [.F88]; &quot;, &quot;; [.G88]; &quot;)&quot;)" office:value-type="string" office:string-value="list(c(9, 9, 7), '9-9-7', '997.png', '997nn.png')" calcext:value-type="string">
            <text:p>list(c(9, 9, 7), '9-9-7', '997.png', '997nn.png')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c(&quot;; [.A89]; &quot;, &quot;; [.B89]; &quot;, &quot;; [.C89]; &quot;)&quot;)" office:value-type="string" office:string-value="c(9, 9, 6)" calcext:value-type="string">
            <text:p>c(9, 9, 6)</text:p>
          </table:table-cell>
          <table:table-cell table:formula="of:=CONCATENATE(&quot;'&quot;; COM.MICROSOFT.CONCAT([.A89:.C89]; &quot;.png'&quot;))" office:value-type="string" office:string-value="'996.png'" calcext:value-type="string">
            <text:p>'996.png'</text:p>
          </table:table-cell>
          <table:table-cell table:formula="of:=CONCATENATE(&quot;'&quot;; COM.MICROSOFT.CONCAT([.A89:.C89]); &quot;nn.png'&quot;)" office:value-type="string" office:string-value="'996nn.png'" calcext:value-type="string">
            <text:p>'996nn.png'</text:p>
          </table:table-cell>
          <table:table-cell table:formula="of:=CONCATENATE(&quot;'&quot;; [.A89]; &quot;-&quot;; [.B89]; &quot;-&quot;; [.C89]; &quot;'&quot;)" office:value-type="string" office:string-value="'9-9-6'" calcext:value-type="string">
            <text:p>'9-9-6'</text:p>
          </table:table-cell>
          <table:table-cell table:formula="of:=CONCATENATE(&quot;list(&quot;; [.E89]; &quot;, &quot;; [.H89]; &quot;, &quot;; [.F89]; &quot;, &quot;; [.G89]; &quot;)&quot;)" office:value-type="string" office:string-value="list(c(9, 9, 6), '9-9-6', '996.png', '996nn.png')" calcext:value-type="string">
            <text:p>list(c(9, 9, 6), '9-9-6', '996.png', '996nn.png')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(&quot;; [.A90]; &quot;, &quot;; [.B90]; &quot;, &quot;; [.C90]; &quot;)&quot;)" office:value-type="string" office:string-value="c(9, 9, 5)" calcext:value-type="string">
            <text:p>c(9, 9, 5)</text:p>
          </table:table-cell>
          <table:table-cell table:formula="of:=CONCATENATE(&quot;'&quot;; COM.MICROSOFT.CONCAT([.A90:.C90]; &quot;.png'&quot;))" office:value-type="string" office:string-value="'995.png'" calcext:value-type="string">
            <text:p>'995.png'</text:p>
          </table:table-cell>
          <table:table-cell table:formula="of:=CONCATENATE(&quot;'&quot;; COM.MICROSOFT.CONCAT([.A90:.C90]); &quot;nn.png'&quot;)" office:value-type="string" office:string-value="'995nn.png'" calcext:value-type="string">
            <text:p>'995nn.png'</text:p>
          </table:table-cell>
          <table:table-cell table:formula="of:=CONCATENATE(&quot;'&quot;; [.A90]; &quot;-&quot;; [.B90]; &quot;-&quot;; [.C90]; &quot;'&quot;)" office:value-type="string" office:string-value="'9-9-5'" calcext:value-type="string">
            <text:p>'9-9-5'</text:p>
          </table:table-cell>
          <table:table-cell table:formula="of:=CONCATENATE(&quot;list(&quot;; [.E90]; &quot;, &quot;; [.H90]; &quot;, &quot;; [.F90]; &quot;, &quot;; [.G90]; &quot;)&quot;)" office:value-type="string" office:string-value="list(c(9, 9, 5), '9-9-5', '995.png', '995nn.png')" calcext:value-type="string">
            <text:p>list(c(9, 9, 5), '9-9-5', '995.png', '995nn.png')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91]; &quot;, &quot;; [.B91]; &quot;, &quot;; [.C91]; &quot;)&quot;)" office:value-type="string" office:string-value="c(9, 9, 4)" calcext:value-type="string">
            <text:p>c(9, 9, 4)</text:p>
          </table:table-cell>
          <table:table-cell table:formula="of:=CONCATENATE(&quot;'&quot;; COM.MICROSOFT.CONCAT([.A91:.C91]; &quot;.png'&quot;))" office:value-type="string" office:string-value="'994.png'" calcext:value-type="string">
            <text:p>'994.png'</text:p>
          </table:table-cell>
          <table:table-cell table:formula="of:=CONCATENATE(&quot;'&quot;; COM.MICROSOFT.CONCAT([.A91:.C91]); &quot;nn.png'&quot;)" office:value-type="string" office:string-value="'994nn.png'" calcext:value-type="string">
            <text:p>'994nn.png'</text:p>
          </table:table-cell>
          <table:table-cell table:formula="of:=CONCATENATE(&quot;'&quot;; [.A91]; &quot;-&quot;; [.B91]; &quot;-&quot;; [.C91]; &quot;'&quot;)" office:value-type="string" office:string-value="'9-9-4'" calcext:value-type="string">
            <text:p>'9-9-4'</text:p>
          </table:table-cell>
          <table:table-cell table:formula="of:=CONCATENATE(&quot;list(&quot;; [.E91]; &quot;, &quot;; [.H91]; &quot;, &quot;; [.F91]; &quot;, &quot;; [.G91]; &quot;)&quot;)" office:value-type="string" office:string-value="list(c(9, 9, 4), '9-9-4', '994.png', '994nn.png')" calcext:value-type="string">
            <text:p>list(c(9, 9, 4), '9-9-4', '994.png', '994nn.png')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92]; &quot;, &quot;; [.B92]; &quot;, &quot;; [.C92]; &quot;)&quot;)" office:value-type="string" office:string-value="c(9, 9, 3)" calcext:value-type="string">
            <text:p>c(9, 9, 3)</text:p>
          </table:table-cell>
          <table:table-cell table:formula="of:=CONCATENATE(&quot;'&quot;; COM.MICROSOFT.CONCAT([.A92:.C92]; &quot;.png'&quot;))" office:value-type="string" office:string-value="'993.png'" calcext:value-type="string">
            <text:p>'993.png'</text:p>
          </table:table-cell>
          <table:table-cell table:formula="of:=CONCATENATE(&quot;'&quot;; COM.MICROSOFT.CONCAT([.A92:.C92]); &quot;nn.png'&quot;)" office:value-type="string" office:string-value="'993nn.png'" calcext:value-type="string">
            <text:p>'993nn.png'</text:p>
          </table:table-cell>
          <table:table-cell table:formula="of:=CONCATENATE(&quot;'&quot;; [.A92]; &quot;-&quot;; [.B92]; &quot;-&quot;; [.C92]; &quot;'&quot;)" office:value-type="string" office:string-value="'9-9-3'" calcext:value-type="string">
            <text:p>'9-9-3'</text:p>
          </table:table-cell>
          <table:table-cell table:formula="of:=CONCATENATE(&quot;list(&quot;; [.E92]; &quot;, &quot;; [.H92]; &quot;, &quot;; [.F92]; &quot;, &quot;; [.G92]; &quot;)&quot;)" office:value-type="string" office:string-value="list(c(9, 9, 3), '9-9-3', '993.png', '993nn.png')" calcext:value-type="string">
            <text:p>list(c(9, 9, 3), '9-9-3', '993.png', '993nn.png')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93]; &quot;, &quot;; [.B93]; &quot;, &quot;; [.C93]; &quot;)&quot;)" office:value-type="string" office:string-value="c(9, 9, 2)" calcext:value-type="string">
            <text:p>c(9, 9, 2)</text:p>
          </table:table-cell>
          <table:table-cell table:formula="of:=CONCATENATE(&quot;'&quot;; COM.MICROSOFT.CONCAT([.A93:.C93]; &quot;.png'&quot;))" office:value-type="string" office:string-value="'992.png'" calcext:value-type="string">
            <text:p>'992.png'</text:p>
          </table:table-cell>
          <table:table-cell table:formula="of:=CONCATENATE(&quot;'&quot;; COM.MICROSOFT.CONCAT([.A93:.C93]); &quot;nn.png'&quot;)" office:value-type="string" office:string-value="'992nn.png'" calcext:value-type="string">
            <text:p>'992nn.png'</text:p>
          </table:table-cell>
          <table:table-cell table:formula="of:=CONCATENATE(&quot;'&quot;; [.A93]; &quot;-&quot;; [.B93]; &quot;-&quot;; [.C93]; &quot;'&quot;)" office:value-type="string" office:string-value="'9-9-2'" calcext:value-type="string">
            <text:p>'9-9-2'</text:p>
          </table:table-cell>
          <table:table-cell table:formula="of:=CONCATENATE(&quot;list(&quot;; [.E93]; &quot;, &quot;; [.H93]; &quot;, &quot;; [.F93]; &quot;, &quot;; [.G93]; &quot;)&quot;)" office:value-type="string" office:string-value="list(c(9, 9, 2), '9-9-2', '992.png', '992nn.png')" calcext:value-type="string">
            <text:p>list(c(9, 9, 2), '9-9-2', '992.png', '992nn.png')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/>
          <table:table-cell table:formula="of:=CONCATENATE(&quot;c(&quot;; [.A94]; &quot;, &quot;; [.B94]; &quot;, &quot;; [.C94]; &quot;)&quot;)" office:value-type="string" office:string-value="c(8, 8, 8)" calcext:value-type="string">
            <text:p>c(8, 8, 8)</text:p>
          </table:table-cell>
          <table:table-cell table:formula="of:=CONCATENATE(&quot;'&quot;; COM.MICROSOFT.CONCAT([.A94:.C94]; &quot;.png'&quot;))" office:value-type="string" office:string-value="'888.png'" calcext:value-type="string">
            <text:p>'888.png'</text:p>
          </table:table-cell>
          <table:table-cell table:formula="of:=CONCATENATE(&quot;'&quot;; COM.MICROSOFT.CONCAT([.A94:.C94]); &quot;nn.png'&quot;)" office:value-type="string" office:string-value="'888nn.png'" calcext:value-type="string">
            <text:p>'888nn.png'</text:p>
          </table:table-cell>
          <table:table-cell table:formula="of:=CONCATENATE(&quot;'&quot;; [.A94]; &quot;-&quot;; [.B94]; &quot;-&quot;; [.C94]; &quot;'&quot;)" office:value-type="string" office:string-value="'8-8-8'" calcext:value-type="string">
            <text:p>'8-8-8'</text:p>
          </table:table-cell>
          <table:table-cell table:formula="of:=CONCATENATE(&quot;list(&quot;; [.E94]; &quot;, &quot;; [.H94]; &quot;, &quot;; [.F94]; &quot;, &quot;; [.G94]; &quot;)&quot;)" office:value-type="string" office:string-value="list(c(8, 8, 8), '8-8-8', '888.png', '888nn.png')" calcext:value-type="string">
            <text:p>list(c(8, 8, 8), '8-8-8', '888.png', '888nn.png'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c(&quot;; [.A95]; &quot;, &quot;; [.B95]; &quot;, &quot;; [.C95]; &quot;)&quot;)" office:value-type="string" office:string-value="c(8, 8, 7)" calcext:value-type="string">
            <text:p>c(8, 8, 7)</text:p>
          </table:table-cell>
          <table:table-cell table:formula="of:=CONCATENATE(&quot;'&quot;; COM.MICROSOFT.CONCAT([.A95:.C95]; &quot;.png'&quot;))" office:value-type="string" office:string-value="'887.png'" calcext:value-type="string">
            <text:p>'887.png'</text:p>
          </table:table-cell>
          <table:table-cell table:formula="of:=CONCATENATE(&quot;'&quot;; COM.MICROSOFT.CONCAT([.A95:.C95]); &quot;nn.png'&quot;)" office:value-type="string" office:string-value="'887nn.png'" calcext:value-type="string">
            <text:p>'887nn.png'</text:p>
          </table:table-cell>
          <table:table-cell table:formula="of:=CONCATENATE(&quot;'&quot;; [.A95]; &quot;-&quot;; [.B95]; &quot;-&quot;; [.C95]; &quot;'&quot;)" office:value-type="string" office:string-value="'8-8-7'" calcext:value-type="string">
            <text:p>'8-8-7'</text:p>
          </table:table-cell>
          <table:table-cell table:formula="of:=CONCATENATE(&quot;list(&quot;; [.E95]; &quot;, &quot;; [.H95]; &quot;, &quot;; [.F95]; &quot;, &quot;; [.G95]; &quot;)&quot;)" office:value-type="string" office:string-value="list(c(8, 8, 7), '8-8-7', '887.png', '887nn.png')" calcext:value-type="string">
            <text:p>list(c(8, 8, 7), '8-8-7', '887.png', '887nn.png'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c(&quot;; [.A96]; &quot;, &quot;; [.B96]; &quot;, &quot;; [.C96]; &quot;)&quot;)" office:value-type="string" office:string-value="c(8, 8, 6)" calcext:value-type="string">
            <text:p>c(8, 8, 6)</text:p>
          </table:table-cell>
          <table:table-cell table:formula="of:=CONCATENATE(&quot;'&quot;; COM.MICROSOFT.CONCAT([.A96:.C96]; &quot;.png'&quot;))" office:value-type="string" office:string-value="'886.png'" calcext:value-type="string">
            <text:p>'886.png'</text:p>
          </table:table-cell>
          <table:table-cell table:formula="of:=CONCATENATE(&quot;'&quot;; COM.MICROSOFT.CONCAT([.A96:.C96]); &quot;nn.png'&quot;)" office:value-type="string" office:string-value="'886nn.png'" calcext:value-type="string">
            <text:p>'886nn.png'</text:p>
          </table:table-cell>
          <table:table-cell table:formula="of:=CONCATENATE(&quot;'&quot;; [.A96]; &quot;-&quot;; [.B96]; &quot;-&quot;; [.C96]; &quot;'&quot;)" office:value-type="string" office:string-value="'8-8-6'" calcext:value-type="string">
            <text:p>'8-8-6'</text:p>
          </table:table-cell>
          <table:table-cell table:formula="of:=CONCATENATE(&quot;list(&quot;; [.E96]; &quot;, &quot;; [.H96]; &quot;, &quot;; [.F96]; &quot;, &quot;; [.G96]; &quot;)&quot;)" office:value-type="string" office:string-value="list(c(8, 8, 6), '8-8-6', '886.png', '886nn.png')" calcext:value-type="string">
            <text:p>list(c(8, 8, 6), '8-8-6', '886.png', '886nn.png'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(&quot;; [.A97]; &quot;, &quot;; [.B97]; &quot;, &quot;; [.C97]; &quot;)&quot;)" office:value-type="string" office:string-value="c(8, 8, 5)" calcext:value-type="string">
            <text:p>c(8, 8, 5)</text:p>
          </table:table-cell>
          <table:table-cell table:formula="of:=CONCATENATE(&quot;'&quot;; COM.MICROSOFT.CONCAT([.A97:.C97]; &quot;.png'&quot;))" office:value-type="string" office:string-value="'885.png'" calcext:value-type="string">
            <text:p>'885.png'</text:p>
          </table:table-cell>
          <table:table-cell table:formula="of:=CONCATENATE(&quot;'&quot;; COM.MICROSOFT.CONCAT([.A97:.C97]); &quot;nn.png'&quot;)" office:value-type="string" office:string-value="'885nn.png'" calcext:value-type="string">
            <text:p>'885nn.png'</text:p>
          </table:table-cell>
          <table:table-cell table:formula="of:=CONCATENATE(&quot;'&quot;; [.A97]; &quot;-&quot;; [.B97]; &quot;-&quot;; [.C97]; &quot;'&quot;)" office:value-type="string" office:string-value="'8-8-5'" calcext:value-type="string">
            <text:p>'8-8-5'</text:p>
          </table:table-cell>
          <table:table-cell table:formula="of:=CONCATENATE(&quot;list(&quot;; [.E97]; &quot;, &quot;; [.H97]; &quot;, &quot;; [.F97]; &quot;, &quot;; [.G97]; &quot;)&quot;)" office:value-type="string" office:string-value="list(c(8, 8, 5), '8-8-5', '885.png', '885nn.png')" calcext:value-type="string">
            <text:p>list(c(8, 8, 5), '8-8-5', '885.png', '885nn.png'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98]; &quot;, &quot;; [.B98]; &quot;, &quot;; [.C98]; &quot;)&quot;)" office:value-type="string" office:string-value="c(8, 8, 4)" calcext:value-type="string">
            <text:p>c(8, 8, 4)</text:p>
          </table:table-cell>
          <table:table-cell table:formula="of:=CONCATENATE(&quot;'&quot;; COM.MICROSOFT.CONCAT([.A98:.C98]; &quot;.png'&quot;))" office:value-type="string" office:string-value="'884.png'" calcext:value-type="string">
            <text:p>'884.png'</text:p>
          </table:table-cell>
          <table:table-cell table:formula="of:=CONCATENATE(&quot;'&quot;; COM.MICROSOFT.CONCAT([.A98:.C98]); &quot;nn.png'&quot;)" office:value-type="string" office:string-value="'884nn.png'" calcext:value-type="string">
            <text:p>'884nn.png'</text:p>
          </table:table-cell>
          <table:table-cell table:formula="of:=CONCATENATE(&quot;'&quot;; [.A98]; &quot;-&quot;; [.B98]; &quot;-&quot;; [.C98]; &quot;'&quot;)" office:value-type="string" office:string-value="'8-8-4'" calcext:value-type="string">
            <text:p>'8-8-4'</text:p>
          </table:table-cell>
          <table:table-cell table:formula="of:=CONCATENATE(&quot;list(&quot;; [.E98]; &quot;, &quot;; [.H98]; &quot;, &quot;; [.F98]; &quot;, &quot;; [.G98]; &quot;)&quot;)" office:value-type="string" office:string-value="list(c(8, 8, 4), '8-8-4', '884.png', '884nn.png')" calcext:value-type="string">
            <text:p>list(c(8, 8, 4), '8-8-4', '884.png', '884nn.png'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99]; &quot;, &quot;; [.B99]; &quot;, &quot;; [.C99]; &quot;)&quot;)" office:value-type="string" office:string-value="c(8, 8, 3)" calcext:value-type="string">
            <text:p>c(8, 8, 3)</text:p>
          </table:table-cell>
          <table:table-cell table:formula="of:=CONCATENATE(&quot;'&quot;; COM.MICROSOFT.CONCAT([.A99:.C99]; &quot;.png'&quot;))" office:value-type="string" office:string-value="'883.png'" calcext:value-type="string">
            <text:p>'883.png'</text:p>
          </table:table-cell>
          <table:table-cell table:formula="of:=CONCATENATE(&quot;'&quot;; COM.MICROSOFT.CONCAT([.A99:.C99]); &quot;nn.png'&quot;)" office:value-type="string" office:string-value="'883nn.png'" calcext:value-type="string">
            <text:p>'883nn.png'</text:p>
          </table:table-cell>
          <table:table-cell table:formula="of:=CONCATENATE(&quot;'&quot;; [.A99]; &quot;-&quot;; [.B99]; &quot;-&quot;; [.C99]; &quot;'&quot;)" office:value-type="string" office:string-value="'8-8-3'" calcext:value-type="string">
            <text:p>'8-8-3'</text:p>
          </table:table-cell>
          <table:table-cell table:formula="of:=CONCATENATE(&quot;list(&quot;; [.E99]; &quot;, &quot;; [.H99]; &quot;, &quot;; [.F99]; &quot;, &quot;; [.G99]; &quot;)&quot;)" office:value-type="string" office:string-value="list(c(8, 8, 3), '8-8-3', '883.png', '883nn.png')" calcext:value-type="string">
            <text:p>list(c(8, 8, 3), '8-8-3', '883.png', '883nn.png'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100]; &quot;, &quot;; [.B100]; &quot;, &quot;; [.C100]; &quot;)&quot;)" office:value-type="string" office:string-value="c(8, 8, 2)" calcext:value-type="string">
            <text:p>c(8, 8, 2)</text:p>
          </table:table-cell>
          <table:table-cell table:formula="of:=CONCATENATE(&quot;'&quot;; COM.MICROSOFT.CONCAT([.A100:.C100]; &quot;.png'&quot;))" office:value-type="string" office:string-value="'882.png'" calcext:value-type="string">
            <text:p>'882.png'</text:p>
          </table:table-cell>
          <table:table-cell table:formula="of:=CONCATENATE(&quot;'&quot;; COM.MICROSOFT.CONCAT([.A100:.C100]); &quot;nn.png'&quot;)" office:value-type="string" office:string-value="'882nn.png'" calcext:value-type="string">
            <text:p>'882nn.png'</text:p>
          </table:table-cell>
          <table:table-cell table:formula="of:=CONCATENATE(&quot;'&quot;; [.A100]; &quot;-&quot;; [.B100]; &quot;-&quot;; [.C100]; &quot;'&quot;)" office:value-type="string" office:string-value="'8-8-2'" calcext:value-type="string">
            <text:p>'8-8-2'</text:p>
          </table:table-cell>
          <table:table-cell table:formula="of:=CONCATENATE(&quot;list(&quot;; [.E100]; &quot;, &quot;; [.H100]; &quot;, &quot;; [.F100]; &quot;, &quot;; [.G100]; &quot;)&quot;)" office:value-type="string" office:string-value="list(c(8, 8, 2), '8-8-2', '882.png', '882nn.png')" calcext:value-type="string">
            <text:p>list(c(8, 8, 2), '8-8-2', '882.png', '882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CONCATENATE(&quot;c(&quot;; [.A101]; &quot;, &quot;; [.B101]; &quot;, &quot;; [.C101]; &quot;)&quot;)" office:value-type="string" office:string-value="c(8, 7, 7)" calcext:value-type="string">
            <text:p>c(8, 7, 7)</text:p>
          </table:table-cell>
          <table:table-cell table:formula="of:=CONCATENATE(&quot;'&quot;; COM.MICROSOFT.CONCAT([.A101:.C101]; &quot;.png'&quot;))" office:value-type="string" office:string-value="'877.png'" calcext:value-type="string">
            <text:p>'877.png'</text:p>
          </table:table-cell>
          <table:table-cell table:formula="of:=CONCATENATE(&quot;'&quot;; COM.MICROSOFT.CONCAT([.A101:.C101]); &quot;nn.png'&quot;)" office:value-type="string" office:string-value="'877nn.png'" calcext:value-type="string">
            <text:p>'877nn.png'</text:p>
          </table:table-cell>
          <table:table-cell table:formula="of:=CONCATENATE(&quot;'&quot;; [.A101]; &quot;-&quot;; [.B101]; &quot;-&quot;; [.C101]; &quot;'&quot;)" office:value-type="string" office:string-value="'8-7-7'" calcext:value-type="string">
            <text:p>'8-7-7'</text:p>
          </table:table-cell>
          <table:table-cell table:formula="of:=CONCATENATE(&quot;list(&quot;; [.E101]; &quot;, &quot;; [.H101]; &quot;, &quot;; [.F101]; &quot;, &quot;; [.G101]; &quot;)&quot;)" office:value-type="string" office:string-value="list(c(8, 7, 7), '8-7-7', '877.png', '877nn.png')" calcext:value-type="string">
            <text:p>list(c(8, 7, 7), '8-7-7', '877.png', '877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c(&quot;; [.A102]; &quot;, &quot;; [.B102]; &quot;, &quot;; [.C102]; &quot;)&quot;)" office:value-type="string" office:string-value="c(8, 7, 6)" calcext:value-type="string">
            <text:p>c(8, 7, 6)</text:p>
          </table:table-cell>
          <table:table-cell table:formula="of:=CONCATENATE(&quot;'&quot;; COM.MICROSOFT.CONCAT([.A102:.C102]; &quot;.png'&quot;))" office:value-type="string" office:string-value="'876.png'" calcext:value-type="string">
            <text:p>'876.png'</text:p>
          </table:table-cell>
          <table:table-cell table:formula="of:=CONCATENATE(&quot;'&quot;; COM.MICROSOFT.CONCAT([.A102:.C102]); &quot;nn.png'&quot;)" office:value-type="string" office:string-value="'876nn.png'" calcext:value-type="string">
            <text:p>'876nn.png'</text:p>
          </table:table-cell>
          <table:table-cell table:formula="of:=CONCATENATE(&quot;'&quot;; [.A102]; &quot;-&quot;; [.B102]; &quot;-&quot;; [.C102]; &quot;'&quot;)" office:value-type="string" office:string-value="'8-7-6'" calcext:value-type="string">
            <text:p>'8-7-6'</text:p>
          </table:table-cell>
          <table:table-cell table:formula="of:=CONCATENATE(&quot;list(&quot;; [.E102]; &quot;, &quot;; [.H102]; &quot;, &quot;; [.F102]; &quot;, &quot;; [.G102]; &quot;)&quot;)" office:value-type="string" office:string-value="list(c(8, 7, 6), '8-7-6', '876.png', '876nn.png')" calcext:value-type="string">
            <text:p>list(c(8, 7, 6), '8-7-6', '876.png', '876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(&quot;; [.A103]; &quot;, &quot;; [.B103]; &quot;, &quot;; [.C103]; &quot;)&quot;)" office:value-type="string" office:string-value="c(8, 7, 5)" calcext:value-type="string">
            <text:p>c(8, 7, 5)</text:p>
          </table:table-cell>
          <table:table-cell table:formula="of:=CONCATENATE(&quot;'&quot;; COM.MICROSOFT.CONCAT([.A103:.C103]; &quot;.png'&quot;))" office:value-type="string" office:string-value="'875.png'" calcext:value-type="string">
            <text:p>'875.png'</text:p>
          </table:table-cell>
          <table:table-cell table:formula="of:=CONCATENATE(&quot;'&quot;; COM.MICROSOFT.CONCAT([.A103:.C103]); &quot;nn.png'&quot;)" office:value-type="string" office:string-value="'875nn.png'" calcext:value-type="string">
            <text:p>'875nn.png'</text:p>
          </table:table-cell>
          <table:table-cell table:formula="of:=CONCATENATE(&quot;'&quot;; [.A103]; &quot;-&quot;; [.B103]; &quot;-&quot;; [.C103]; &quot;'&quot;)" office:value-type="string" office:string-value="'8-7-5'" calcext:value-type="string">
            <text:p>'8-7-5'</text:p>
          </table:table-cell>
          <table:table-cell table:formula="of:=CONCATENATE(&quot;list(&quot;; [.E103]; &quot;, &quot;; [.H103]; &quot;, &quot;; [.F103]; &quot;, &quot;; [.G103]; &quot;)&quot;)" office:value-type="string" office:string-value="list(c(8, 7, 5), '8-7-5', '875.png', '875nn.png')" calcext:value-type="string">
            <text:p>list(c(8, 7, 5), '8-7-5', '875.png', '875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104]; &quot;, &quot;; [.B104]; &quot;, &quot;; [.C104]; &quot;)&quot;)" office:value-type="string" office:string-value="c(8, 7, 4)" calcext:value-type="string">
            <text:p>c(8, 7, 4)</text:p>
          </table:table-cell>
          <table:table-cell table:formula="of:=CONCATENATE(&quot;'&quot;; COM.MICROSOFT.CONCAT([.A104:.C104]; &quot;.png'&quot;))" office:value-type="string" office:string-value="'874.png'" calcext:value-type="string">
            <text:p>'874.png'</text:p>
          </table:table-cell>
          <table:table-cell table:formula="of:=CONCATENATE(&quot;'&quot;; COM.MICROSOFT.CONCAT([.A104:.C104]); &quot;nn.png'&quot;)" office:value-type="string" office:string-value="'874nn.png'" calcext:value-type="string">
            <text:p>'874nn.png'</text:p>
          </table:table-cell>
          <table:table-cell table:formula="of:=CONCATENATE(&quot;'&quot;; [.A104]; &quot;-&quot;; [.B104]; &quot;-&quot;; [.C104]; &quot;'&quot;)" office:value-type="string" office:string-value="'8-7-4'" calcext:value-type="string">
            <text:p>'8-7-4'</text:p>
          </table:table-cell>
          <table:table-cell table:formula="of:=CONCATENATE(&quot;list(&quot;; [.E104]; &quot;, &quot;; [.H104]; &quot;, &quot;; [.F104]; &quot;, &quot;; [.G104]; &quot;)&quot;)" office:value-type="string" office:string-value="list(c(8, 7, 4), '8-7-4', '874.png', '874nn.png')" calcext:value-type="string">
            <text:p>list(c(8, 7, 4), '8-7-4', '874.png', '874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105]; &quot;, &quot;; [.B105]; &quot;, &quot;; [.C105]; &quot;)&quot;)" office:value-type="string" office:string-value="c(8, 7, 3)" calcext:value-type="string">
            <text:p>c(8, 7, 3)</text:p>
          </table:table-cell>
          <table:table-cell table:formula="of:=CONCATENATE(&quot;'&quot;; COM.MICROSOFT.CONCAT([.A105:.C105]; &quot;.png'&quot;))" office:value-type="string" office:string-value="'873.png'" calcext:value-type="string">
            <text:p>'873.png'</text:p>
          </table:table-cell>
          <table:table-cell table:formula="of:=CONCATENATE(&quot;'&quot;; COM.MICROSOFT.CONCAT([.A105:.C105]); &quot;nn.png'&quot;)" office:value-type="string" office:string-value="'873nn.png'" calcext:value-type="string">
            <text:p>'873nn.png'</text:p>
          </table:table-cell>
          <table:table-cell table:formula="of:=CONCATENATE(&quot;'&quot;; [.A105]; &quot;-&quot;; [.B105]; &quot;-&quot;; [.C105]; &quot;'&quot;)" office:value-type="string" office:string-value="'8-7-3'" calcext:value-type="string">
            <text:p>'8-7-3'</text:p>
          </table:table-cell>
          <table:table-cell table:formula="of:=CONCATENATE(&quot;list(&quot;; [.E105]; &quot;, &quot;; [.H105]; &quot;, &quot;; [.F105]; &quot;, &quot;; [.G105]; &quot;)&quot;)" office:value-type="string" office:string-value="list(c(8, 7, 3), '8-7-3', '873.png', '873nn.png')" calcext:value-type="string">
            <text:p>list(c(8, 7, 3), '8-7-3', '873.png', '873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106]; &quot;, &quot;; [.B106]; &quot;, &quot;; [.C106]; &quot;)&quot;)" office:value-type="string" office:string-value="c(8, 7, 2)" calcext:value-type="string">
            <text:p>c(8, 7, 2)</text:p>
          </table:table-cell>
          <table:table-cell table:formula="of:=CONCATENATE(&quot;'&quot;; COM.MICROSOFT.CONCAT([.A106:.C106]; &quot;.png'&quot;))" office:value-type="string" office:string-value="'872.png'" calcext:value-type="string">
            <text:p>'872.png'</text:p>
          </table:table-cell>
          <table:table-cell table:formula="of:=CONCATENATE(&quot;'&quot;; COM.MICROSOFT.CONCAT([.A106:.C106]); &quot;nn.png'&quot;)" office:value-type="string" office:string-value="'872nn.png'" calcext:value-type="string">
            <text:p>'872nn.png'</text:p>
          </table:table-cell>
          <table:table-cell table:formula="of:=CONCATENATE(&quot;'&quot;; [.A106]; &quot;-&quot;; [.B106]; &quot;-&quot;; [.C106]; &quot;'&quot;)" office:value-type="string" office:string-value="'8-7-2'" calcext:value-type="string">
            <text:p>'8-7-2'</text:p>
          </table:table-cell>
          <table:table-cell table:formula="of:=CONCATENATE(&quot;list(&quot;; [.E106]; &quot;, &quot;; [.H106]; &quot;, &quot;; [.F106]; &quot;, &quot;; [.G106]; &quot;)&quot;)" office:value-type="string" office:string-value="list(c(8, 7, 2), '8-7-2', '872.png', '872nn.png')" calcext:value-type="string">
            <text:p>list(c(8, 7, 2), '8-7-2', '872.png', '872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CONCATENATE(&quot;c(&quot;; [.A107]; &quot;, &quot;; [.B107]; &quot;, &quot;; [.C107]; &quot;)&quot;)" office:value-type="string" office:string-value="c(8, 6, 6)" calcext:value-type="string">
            <text:p>c(8, 6, 6)</text:p>
          </table:table-cell>
          <table:table-cell table:formula="of:=CONCATENATE(&quot;'&quot;; COM.MICROSOFT.CONCAT([.A107:.C107]; &quot;.png'&quot;))" office:value-type="string" office:string-value="'866.png'" calcext:value-type="string">
            <text:p>'866.png'</text:p>
          </table:table-cell>
          <table:table-cell table:formula="of:=CONCATENATE(&quot;'&quot;; COM.MICROSOFT.CONCAT([.A107:.C107]); &quot;nn.png'&quot;)" office:value-type="string" office:string-value="'866nn.png'" calcext:value-type="string">
            <text:p>'866nn.png'</text:p>
          </table:table-cell>
          <table:table-cell table:formula="of:=CONCATENATE(&quot;'&quot;; [.A107]; &quot;-&quot;; [.B107]; &quot;-&quot;; [.C107]; &quot;'&quot;)" office:value-type="string" office:string-value="'8-6-6'" calcext:value-type="string">
            <text:p>'8-6-6'</text:p>
          </table:table-cell>
          <table:table-cell table:formula="of:=CONCATENATE(&quot;list(&quot;; [.E107]; &quot;, &quot;; [.H107]; &quot;, &quot;; [.F107]; &quot;, &quot;; [.G107]; &quot;)&quot;)" office:value-type="string" office:string-value="list(c(8, 6, 6), '8-6-6', '866.png', '866nn.png')" calcext:value-type="string">
            <text:p>list(c(8, 6, 6), '8-6-6', '866.png', '866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CONCATENATE(&quot;c(&quot;; [.A108]; &quot;, &quot;; [.B108]; &quot;, &quot;; [.C108]; &quot;)&quot;)" office:value-type="string" office:string-value="c(8, 6, 6)" calcext:value-type="string">
            <text:p>c(8, 6, 6)</text:p>
          </table:table-cell>
          <table:table-cell table:formula="of:=CONCATENATE(&quot;'&quot;; COM.MICROSOFT.CONCAT([.A108:.C108]; &quot;.png'&quot;))" office:value-type="string" office:string-value="'866.png'" calcext:value-type="string">
            <text:p>'866.png'</text:p>
          </table:table-cell>
          <table:table-cell table:formula="of:=CONCATENATE(&quot;'&quot;; COM.MICROSOFT.CONCAT([.A108:.C108]); &quot;nn.png'&quot;)" office:value-type="string" office:string-value="'866nn.png'" calcext:value-type="string">
            <text:p>'866nn.png'</text:p>
          </table:table-cell>
          <table:table-cell table:formula="of:=CONCATENATE(&quot;'&quot;; [.A108]; &quot;-&quot;; [.B108]; &quot;-&quot;; [.C108]; &quot;'&quot;)" office:value-type="string" office:string-value="'8-6-6'" calcext:value-type="string">
            <text:p>'8-6-6'</text:p>
          </table:table-cell>
          <table:table-cell table:formula="of:=CONCATENATE(&quot;list(&quot;; [.E108]; &quot;, &quot;; [.H108]; &quot;, &quot;; [.F108]; &quot;, &quot;; [.G108]; &quot;)&quot;)" office:value-type="string" office:string-value="list(c(8, 6, 6), '8-6-6', '866.png', '866nn.png')" calcext:value-type="string">
            <text:p>list(c(8, 6, 6), '8-6-6', '866.png', '866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(&quot;; [.A109]; &quot;, &quot;; [.B109]; &quot;, &quot;; [.C109]; &quot;)&quot;)" office:value-type="string" office:string-value="c(8, 6, 5)" calcext:value-type="string">
            <text:p>c(8, 6, 5)</text:p>
          </table:table-cell>
          <table:table-cell table:formula="of:=CONCATENATE(&quot;'&quot;; COM.MICROSOFT.CONCAT([.A109:.C109]; &quot;.png'&quot;))" office:value-type="string" office:string-value="'865.png'" calcext:value-type="string">
            <text:p>'865.png'</text:p>
          </table:table-cell>
          <table:table-cell table:formula="of:=CONCATENATE(&quot;'&quot;; COM.MICROSOFT.CONCAT([.A109:.C109]); &quot;nn.png'&quot;)" office:value-type="string" office:string-value="'865nn.png'" calcext:value-type="string">
            <text:p>'865nn.png'</text:p>
          </table:table-cell>
          <table:table-cell table:formula="of:=CONCATENATE(&quot;'&quot;; [.A109]; &quot;-&quot;; [.B109]; &quot;-&quot;; [.C109]; &quot;'&quot;)" office:value-type="string" office:string-value="'8-6-5'" calcext:value-type="string">
            <text:p>'8-6-5'</text:p>
          </table:table-cell>
          <table:table-cell table:formula="of:=CONCATENATE(&quot;list(&quot;; [.E109]; &quot;, &quot;; [.H109]; &quot;, &quot;; [.F109]; &quot;, &quot;; [.G109]; &quot;)&quot;)" office:value-type="string" office:string-value="list(c(8, 6, 5), '8-6-5', '865.png', '865nn.png')" calcext:value-type="string">
            <text:p>list(c(8, 6, 5), '8-6-5', '865.png', '865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110]; &quot;, &quot;; [.B110]; &quot;, &quot;; [.C110]; &quot;)&quot;)" office:value-type="string" office:string-value="c(8, 6, 4)" calcext:value-type="string">
            <text:p>c(8, 6, 4)</text:p>
          </table:table-cell>
          <table:table-cell table:formula="of:=CONCATENATE(&quot;'&quot;; COM.MICROSOFT.CONCAT([.A110:.C110]; &quot;.png'&quot;))" office:value-type="string" office:string-value="'864.png'" calcext:value-type="string">
            <text:p>'864.png'</text:p>
          </table:table-cell>
          <table:table-cell table:formula="of:=CONCATENATE(&quot;'&quot;; COM.MICROSOFT.CONCAT([.A110:.C110]); &quot;nn.png'&quot;)" office:value-type="string" office:string-value="'864nn.png'" calcext:value-type="string">
            <text:p>'864nn.png'</text:p>
          </table:table-cell>
          <table:table-cell table:formula="of:=CONCATENATE(&quot;'&quot;; [.A110]; &quot;-&quot;; [.B110]; &quot;-&quot;; [.C110]; &quot;'&quot;)" office:value-type="string" office:string-value="'8-6-4'" calcext:value-type="string">
            <text:p>'8-6-4'</text:p>
          </table:table-cell>
          <table:table-cell table:formula="of:=CONCATENATE(&quot;list(&quot;; [.E110]; &quot;, &quot;; [.H110]; &quot;, &quot;; [.F110]; &quot;, &quot;; [.G110]; &quot;)&quot;)" office:value-type="string" office:string-value="list(c(8, 6, 4), '8-6-4', '864.png', '864nn.png')" calcext:value-type="string">
            <text:p>list(c(8, 6, 4), '8-6-4', '864.png', '864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111]; &quot;, &quot;; [.B111]; &quot;, &quot;; [.C111]; &quot;)&quot;)" office:value-type="string" office:string-value="c(8, 6, 3)" calcext:value-type="string">
            <text:p>c(8, 6, 3)</text:p>
          </table:table-cell>
          <table:table-cell table:formula="of:=CONCATENATE(&quot;'&quot;; COM.MICROSOFT.CONCAT([.A111:.C111]; &quot;.png'&quot;))" office:value-type="string" office:string-value="'863.png'" calcext:value-type="string">
            <text:p>'863.png'</text:p>
          </table:table-cell>
          <table:table-cell table:formula="of:=CONCATENATE(&quot;'&quot;; COM.MICROSOFT.CONCAT([.A111:.C111]); &quot;nn.png'&quot;)" office:value-type="string" office:string-value="'863nn.png'" calcext:value-type="string">
            <text:p>'863nn.png'</text:p>
          </table:table-cell>
          <table:table-cell table:formula="of:=CONCATENATE(&quot;'&quot;; [.A111]; &quot;-&quot;; [.B111]; &quot;-&quot;; [.C111]; &quot;'&quot;)" office:value-type="string" office:string-value="'8-6-3'" calcext:value-type="string">
            <text:p>'8-6-3'</text:p>
          </table:table-cell>
          <table:table-cell table:formula="of:=CONCATENATE(&quot;list(&quot;; [.E111]; &quot;, &quot;; [.H111]; &quot;, &quot;; [.F111]; &quot;, &quot;; [.G111]; &quot;)&quot;)" office:value-type="string" office:string-value="list(c(8, 6, 3), '8-6-3', '863.png', '863nn.png')" calcext:value-type="string">
            <text:p>list(c(8, 6, 3), '8-6-3', '863.png', '863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112]; &quot;, &quot;; [.B112]; &quot;, &quot;; [.C112]; &quot;)&quot;)" office:value-type="string" office:string-value="c(8, 6, 2)" calcext:value-type="string">
            <text:p>c(8, 6, 2)</text:p>
          </table:table-cell>
          <table:table-cell table:formula="of:=CONCATENATE(&quot;'&quot;; COM.MICROSOFT.CONCAT([.A112:.C112]; &quot;.png'&quot;))" office:value-type="string" office:string-value="'862.png'" calcext:value-type="string">
            <text:p>'862.png'</text:p>
          </table:table-cell>
          <table:table-cell table:formula="of:=CONCATENATE(&quot;'&quot;; COM.MICROSOFT.CONCAT([.A112:.C112]); &quot;nn.png'&quot;)" office:value-type="string" office:string-value="'862nn.png'" calcext:value-type="string">
            <text:p>'862nn.png'</text:p>
          </table:table-cell>
          <table:table-cell table:formula="of:=CONCATENATE(&quot;'&quot;; [.A112]; &quot;-&quot;; [.B112]; &quot;-&quot;; [.C112]; &quot;'&quot;)" office:value-type="string" office:string-value="'8-6-2'" calcext:value-type="string">
            <text:p>'8-6-2'</text:p>
          </table:table-cell>
          <table:table-cell table:formula="of:=CONCATENATE(&quot;list(&quot;; [.E112]; &quot;, &quot;; [.H112]; &quot;, &quot;; [.F112]; &quot;, &quot;; [.G112]; &quot;)&quot;)" office:value-type="string" office:string-value="list(c(8, 6, 2), '8-6-2', '862.png', '862nn.png')" calcext:value-type="string">
            <text:p>list(c(8, 6, 2), '8-6-2', '862.png', '862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CONCATENATE(&quot;c(&quot;; [.A113]; &quot;, &quot;; [.B113]; &quot;, &quot;; [.C113]; &quot;)&quot;)" office:value-type="string" office:string-value="c(8, 5, 5)" calcext:value-type="string">
            <text:p>c(8, 5, 5)</text:p>
          </table:table-cell>
          <table:table-cell table:formula="of:=CONCATENATE(&quot;'&quot;; COM.MICROSOFT.CONCAT([.A113:.C113]; &quot;.png'&quot;))" office:value-type="string" office:string-value="'855.png'" calcext:value-type="string">
            <text:p>'855.png'</text:p>
          </table:table-cell>
          <table:table-cell table:formula="of:=CONCATENATE(&quot;'&quot;; COM.MICROSOFT.CONCAT([.A113:.C113]); &quot;nn.png'&quot;)" office:value-type="string" office:string-value="'855nn.png'" calcext:value-type="string">
            <text:p>'855nn.png'</text:p>
          </table:table-cell>
          <table:table-cell table:formula="of:=CONCATENATE(&quot;'&quot;; [.A113]; &quot;-&quot;; [.B113]; &quot;-&quot;; [.C113]; &quot;'&quot;)" office:value-type="string" office:string-value="'8-5-5'" calcext:value-type="string">
            <text:p>'8-5-5'</text:p>
          </table:table-cell>
          <table:table-cell table:formula="of:=CONCATENATE(&quot;list(&quot;; [.E113]; &quot;, &quot;; [.H113]; &quot;, &quot;; [.F113]; &quot;, &quot;; [.G113]; &quot;)&quot;)" office:value-type="string" office:string-value="list(c(8, 5, 5), '8-5-5', '855.png', '855nn.png')" calcext:value-type="string">
            <text:p>list(c(8, 5, 5), '8-5-5', '855.png', '855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114]; &quot;, &quot;; [.B114]; &quot;, &quot;; [.C114]; &quot;)&quot;)" office:value-type="string" office:string-value="c(8, 5, 4)" calcext:value-type="string">
            <text:p>c(8, 5, 4)</text:p>
          </table:table-cell>
          <table:table-cell table:formula="of:=CONCATENATE(&quot;'&quot;; COM.MICROSOFT.CONCAT([.A114:.C114]; &quot;.png'&quot;))" office:value-type="string" office:string-value="'854.png'" calcext:value-type="string">
            <text:p>'854.png'</text:p>
          </table:table-cell>
          <table:table-cell table:formula="of:=CONCATENATE(&quot;'&quot;; COM.MICROSOFT.CONCAT([.A114:.C114]); &quot;nn.png'&quot;)" office:value-type="string" office:string-value="'854nn.png'" calcext:value-type="string">
            <text:p>'854nn.png'</text:p>
          </table:table-cell>
          <table:table-cell table:formula="of:=CONCATENATE(&quot;'&quot;; [.A114]; &quot;-&quot;; [.B114]; &quot;-&quot;; [.C114]; &quot;'&quot;)" office:value-type="string" office:string-value="'8-5-4'" calcext:value-type="string">
            <text:p>'8-5-4'</text:p>
          </table:table-cell>
          <table:table-cell table:formula="of:=CONCATENATE(&quot;list(&quot;; [.E114]; &quot;, &quot;; [.H114]; &quot;, &quot;; [.F114]; &quot;, &quot;; [.G114]; &quot;)&quot;)" office:value-type="string" office:string-value="list(c(8, 5, 4), '8-5-4', '854.png', '854nn.png')" calcext:value-type="string">
            <text:p>list(c(8, 5, 4), '8-5-4', '854.png', '854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115]; &quot;, &quot;; [.B115]; &quot;, &quot;; [.C115]; &quot;)&quot;)" office:value-type="string" office:string-value="c(8, 5, 3)" calcext:value-type="string">
            <text:p>c(8, 5, 3)</text:p>
          </table:table-cell>
          <table:table-cell table:formula="of:=CONCATENATE(&quot;'&quot;; COM.MICROSOFT.CONCAT([.A115:.C115]; &quot;.png'&quot;))" office:value-type="string" office:string-value="'853.png'" calcext:value-type="string">
            <text:p>'853.png'</text:p>
          </table:table-cell>
          <table:table-cell table:formula="of:=CONCATENATE(&quot;'&quot;; COM.MICROSOFT.CONCAT([.A115:.C115]); &quot;nn.png'&quot;)" office:value-type="string" office:string-value="'853nn.png'" calcext:value-type="string">
            <text:p>'853nn.png'</text:p>
          </table:table-cell>
          <table:table-cell table:formula="of:=CONCATENATE(&quot;'&quot;; [.A115]; &quot;-&quot;; [.B115]; &quot;-&quot;; [.C115]; &quot;'&quot;)" office:value-type="string" office:string-value="'8-5-3'" calcext:value-type="string">
            <text:p>'8-5-3'</text:p>
          </table:table-cell>
          <table:table-cell table:formula="of:=CONCATENATE(&quot;list(&quot;; [.E115]; &quot;, &quot;; [.H115]; &quot;, &quot;; [.F115]; &quot;, &quot;; [.G115]; &quot;)&quot;)" office:value-type="string" office:string-value="list(c(8, 5, 3), '8-5-3', '853.png', '853nn.png')" calcext:value-type="string">
            <text:p>list(c(8, 5, 3), '8-5-3', '853.png', '853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116]; &quot;, &quot;; [.B116]; &quot;, &quot;; [.C116]; &quot;)&quot;)" office:value-type="string" office:string-value="c(8, 5, 2)" calcext:value-type="string">
            <text:p>c(8, 5, 2)</text:p>
          </table:table-cell>
          <table:table-cell table:formula="of:=CONCATENATE(&quot;'&quot;; COM.MICROSOFT.CONCAT([.A116:.C116]; &quot;.png'&quot;))" office:value-type="string" office:string-value="'852.png'" calcext:value-type="string">
            <text:p>'852.png'</text:p>
          </table:table-cell>
          <table:table-cell table:formula="of:=CONCATENATE(&quot;'&quot;; COM.MICROSOFT.CONCAT([.A116:.C116]); &quot;nn.png'&quot;)" office:value-type="string" office:string-value="'852nn.png'" calcext:value-type="string">
            <text:p>'852nn.png'</text:p>
          </table:table-cell>
          <table:table-cell table:formula="of:=CONCATENATE(&quot;'&quot;; [.A116]; &quot;-&quot;; [.B116]; &quot;-&quot;; [.C116]; &quot;'&quot;)" office:value-type="string" office:string-value="'8-5-2'" calcext:value-type="string">
            <text:p>'8-5-2'</text:p>
          </table:table-cell>
          <table:table-cell table:formula="of:=CONCATENATE(&quot;list(&quot;; [.E116]; &quot;, &quot;; [.H116]; &quot;, &quot;; [.F116]; &quot;, &quot;; [.G116]; &quot;)&quot;)" office:value-type="string" office:string-value="list(c(8, 5, 2), '8-5-2', '852.png', '852nn.png')" calcext:value-type="string">
            <text:p>list(c(8, 5, 2), '8-5-2', '852.png', '852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CONCATENATE(&quot;c(&quot;; [.A117]; &quot;, &quot;; [.B117]; &quot;, &quot;; [.C117]; &quot;)&quot;)" office:value-type="string" office:string-value="c(8, 4, 4)" calcext:value-type="string">
            <text:p>c(8, 4, 4)</text:p>
          </table:table-cell>
          <table:table-cell table:formula="of:=CONCATENATE(&quot;'&quot;; COM.MICROSOFT.CONCAT([.A117:.C117]; &quot;.png'&quot;))" office:value-type="string" office:string-value="'844.png'" calcext:value-type="string">
            <text:p>'844.png'</text:p>
          </table:table-cell>
          <table:table-cell table:formula="of:=CONCATENATE(&quot;'&quot;; COM.MICROSOFT.CONCAT([.A117:.C117]); &quot;nn.png'&quot;)" office:value-type="string" office:string-value="'844nn.png'" calcext:value-type="string">
            <text:p>'844nn.png'</text:p>
          </table:table-cell>
          <table:table-cell table:formula="of:=CONCATENATE(&quot;'&quot;; [.A117]; &quot;-&quot;; [.B117]; &quot;-&quot;; [.C117]; &quot;'&quot;)" office:value-type="string" office:string-value="'8-4-4'" calcext:value-type="string">
            <text:p>'8-4-4'</text:p>
          </table:table-cell>
          <table:table-cell table:formula="of:=CONCATENATE(&quot;list(&quot;; [.E117]; &quot;, &quot;; [.H117]; &quot;, &quot;; [.F117]; &quot;, &quot;; [.G117]; &quot;)&quot;)" office:value-type="string" office:string-value="list(c(8, 4, 4), '8-4-4', '844.png', '844nn.png')" calcext:value-type="string">
            <text:p>list(c(8, 4, 4), '8-4-4', '844.png', '844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118]; &quot;, &quot;; [.B118]; &quot;, &quot;; [.C118]; &quot;)&quot;)" office:value-type="string" office:string-value="c(8, 4, 3)" calcext:value-type="string">
            <text:p>c(8, 4, 3)</text:p>
          </table:table-cell>
          <table:table-cell table:formula="of:=CONCATENATE(&quot;'&quot;; COM.MICROSOFT.CONCAT([.A118:.C118]; &quot;.png'&quot;))" office:value-type="string" office:string-value="'843.png'" calcext:value-type="string">
            <text:p>'843.png'</text:p>
          </table:table-cell>
          <table:table-cell table:formula="of:=CONCATENATE(&quot;'&quot;; COM.MICROSOFT.CONCAT([.A118:.C118]); &quot;nn.png'&quot;)" office:value-type="string" office:string-value="'843nn.png'" calcext:value-type="string">
            <text:p>'843nn.png'</text:p>
          </table:table-cell>
          <table:table-cell table:formula="of:=CONCATENATE(&quot;'&quot;; [.A118]; &quot;-&quot;; [.B118]; &quot;-&quot;; [.C118]; &quot;'&quot;)" office:value-type="string" office:string-value="'8-4-3'" calcext:value-type="string">
            <text:p>'8-4-3'</text:p>
          </table:table-cell>
          <table:table-cell table:formula="of:=CONCATENATE(&quot;list(&quot;; [.E118]; &quot;, &quot;; [.H118]; &quot;, &quot;; [.F118]; &quot;, &quot;; [.G118]; &quot;)&quot;)" office:value-type="string" office:string-value="list(c(8, 4, 3), '8-4-3', '843.png', '843nn.png')" calcext:value-type="string">
            <text:p>list(c(8, 4, 3), '8-4-3', '843.png', '843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119]; &quot;, &quot;; [.B119]; &quot;, &quot;; [.C119]; &quot;)&quot;)" office:value-type="string" office:string-value="c(8, 4, 2)" calcext:value-type="string">
            <text:p>c(8, 4, 2)</text:p>
          </table:table-cell>
          <table:table-cell table:formula="of:=CONCATENATE(&quot;'&quot;; COM.MICROSOFT.CONCAT([.A119:.C119]; &quot;.png'&quot;))" office:value-type="string" office:string-value="'842.png'" calcext:value-type="string">
            <text:p>'842.png'</text:p>
          </table:table-cell>
          <table:table-cell table:formula="of:=CONCATENATE(&quot;'&quot;; COM.MICROSOFT.CONCAT([.A119:.C119]); &quot;nn.png'&quot;)" office:value-type="string" office:string-value="'842nn.png'" calcext:value-type="string">
            <text:p>'842nn.png'</text:p>
          </table:table-cell>
          <table:table-cell table:formula="of:=CONCATENATE(&quot;'&quot;; [.A119]; &quot;-&quot;; [.B119]; &quot;-&quot;; [.C119]; &quot;'&quot;)" office:value-type="string" office:string-value="'8-4-2'" calcext:value-type="string">
            <text:p>'8-4-2'</text:p>
          </table:table-cell>
          <table:table-cell table:formula="of:=CONCATENATE(&quot;list(&quot;; [.E119]; &quot;, &quot;; [.H119]; &quot;, &quot;; [.F119]; &quot;, &quot;; [.G119]; &quot;)&quot;)" office:value-type="string" office:string-value="list(c(8, 4, 2), '8-4-2', '842.png', '842nn.png')" calcext:value-type="string">
            <text:p>list(c(8, 4, 2), '8-4-2', '842.png', '842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NCATENATE(&quot;c(&quot;; [.A120]; &quot;, &quot;; [.B120]; &quot;, &quot;; [.C120]; &quot;)&quot;)" office:value-type="string" office:string-value="c(8, 3, 3)" calcext:value-type="string">
            <text:p>c(8, 3, 3)</text:p>
          </table:table-cell>
          <table:table-cell table:formula="of:=CONCATENATE(&quot;'&quot;; COM.MICROSOFT.CONCAT([.A120:.C120]; &quot;.png'&quot;))" office:value-type="string" office:string-value="'833.png'" calcext:value-type="string">
            <text:p>'833.png'</text:p>
          </table:table-cell>
          <table:table-cell table:formula="of:=CONCATENATE(&quot;'&quot;; COM.MICROSOFT.CONCAT([.A120:.C120]); &quot;nn.png'&quot;)" office:value-type="string" office:string-value="'833nn.png'" calcext:value-type="string">
            <text:p>'833nn.png'</text:p>
          </table:table-cell>
          <table:table-cell table:formula="of:=CONCATENATE(&quot;'&quot;; [.A120]; &quot;-&quot;; [.B120]; &quot;-&quot;; [.C120]; &quot;'&quot;)" office:value-type="string" office:string-value="'8-3-3'" calcext:value-type="string">
            <text:p>'8-3-3'</text:p>
          </table:table-cell>
          <table:table-cell table:formula="of:=CONCATENATE(&quot;list(&quot;; [.E120]; &quot;, &quot;; [.H120]; &quot;, &quot;; [.F120]; &quot;, &quot;; [.G120]; &quot;)&quot;)" office:value-type="string" office:string-value="list(c(8, 3, 3), '8-3-3', '833.png', '833nn.png')" calcext:value-type="string">
            <text:p>list(c(8, 3, 3), '8-3-3', '833.png', '833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121]; &quot;, &quot;; [.B121]; &quot;, &quot;; [.C121]; &quot;)&quot;)" office:value-type="string" office:string-value="c(8, 3, 2)" calcext:value-type="string">
            <text:p>c(8, 3, 2)</text:p>
          </table:table-cell>
          <table:table-cell table:formula="of:=CONCATENATE(&quot;'&quot;; COM.MICROSOFT.CONCAT([.A121:.C121]; &quot;.png'&quot;))" office:value-type="string" office:string-value="'832.png'" calcext:value-type="string">
            <text:p>'832.png'</text:p>
          </table:table-cell>
          <table:table-cell table:formula="of:=CONCATENATE(&quot;'&quot;; COM.MICROSOFT.CONCAT([.A121:.C121]); &quot;nn.png'&quot;)" office:value-type="string" office:string-value="'832nn.png'" calcext:value-type="string">
            <text:p>'832nn.png'</text:p>
          </table:table-cell>
          <table:table-cell table:formula="of:=CONCATENATE(&quot;'&quot;; [.A121]; &quot;-&quot;; [.B121]; &quot;-&quot;; [.C121]; &quot;'&quot;)" office:value-type="string" office:string-value="'8-3-2'" calcext:value-type="string">
            <text:p>'8-3-2'</text:p>
          </table:table-cell>
          <table:table-cell table:formula="of:=CONCATENATE(&quot;list(&quot;; [.E121]; &quot;, &quot;; [.H121]; &quot;, &quot;; [.F121]; &quot;, &quot;; [.G121]; &quot;)&quot;)" office:value-type="string" office:string-value="list(c(8, 3, 2), '8-3-2', '832.png', '832nn.png')" calcext:value-type="string">
            <text:p>list(c(8, 3, 2), '8-3-2', '832.png', '832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NCATENATE(&quot;c(&quot;; [.A122]; &quot;, &quot;; [.B122]; &quot;, &quot;; [.C122]; &quot;)&quot;)" office:value-type="string" office:string-value="c(8, 2, 2)" calcext:value-type="string">
            <text:p>c(8, 2, 2)</text:p>
          </table:table-cell>
          <table:table-cell table:formula="of:=CONCATENATE(&quot;'&quot;; COM.MICROSOFT.CONCAT([.A122:.C122]; &quot;.png'&quot;))" office:value-type="string" office:string-value="'822.png'" calcext:value-type="string">
            <text:p>'822.png'</text:p>
          </table:table-cell>
          <table:table-cell table:formula="of:=CONCATENATE(&quot;'&quot;; COM.MICROSOFT.CONCAT([.A122:.C122]); &quot;nn.png'&quot;)" office:value-type="string" office:string-value="'822nn.png'" calcext:value-type="string">
            <text:p>'822nn.png'</text:p>
          </table:table-cell>
          <table:table-cell table:formula="of:=CONCATENATE(&quot;'&quot;; [.A122]; &quot;-&quot;; [.B122]; &quot;-&quot;; [.C122]; &quot;'&quot;)" office:value-type="string" office:string-value="'8-2-2'" calcext:value-type="string">
            <text:p>'8-2-2'</text:p>
          </table:table-cell>
          <table:table-cell table:formula="of:=CONCATENATE(&quot;list(&quot;; [.E122]; &quot;, &quot;; [.H122]; &quot;, &quot;; [.F122]; &quot;, &quot;; [.G122]; &quot;)&quot;)" office:value-type="string" office:string-value="list(c(8, 2, 2), '8-2-2', '822.png', '822nn.png')" calcext:value-type="string">
            <text:p>list(c(8, 2, 2), '8-2-2', '822.png', '822nn.png')</text:p>
          </table:table-cell>
        </table:table-row>
      </table:table>
      <table:table table:name="tc2" table:style-name="ta1"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 office:value-type="float" office:value="6" calcext:value-type="float">
            <text:p>6</text:p>
          </table:table-cell>
          <table:table-cell/>
          <table:table-cell table:formula="of:=CONCATENATE(&quot;c(&quot;; [.A1]; &quot;, &quot;; [.B1]; &quot;)&quot;)" office:value-type="string" office:string-value="c(6, 6)" calcext:value-type="string">
            <text:p>c(6, 6)</text:p>
          </table:table-cell>
          <table:table-cell table:formula="of:=CONCATENATE(&quot;'&quot;; COM.MICROSOFT.CONCAT([.A1:.B1]); &quot;.png'&quot;)" office:value-type="string" office:string-value="'66.png'" calcext:value-type="string">
            <text:p>'66.png'</text:p>
          </table:table-cell>
          <table:table-cell table:formula="of:=CONCATENATE(&quot;'&quot;; COM.MICROSOFT.CONCAT([.A1:.B1]); &quot;nn.png'&quot;)" office:value-type="string" office:string-value="'66nn.png'" calcext:value-type="string">
            <text:p>'66nn.png'</text:p>
          </table:table-cell>
          <table:table-cell table:formula="of:=CONCATENATE(&quot;'&quot;; [.A1]; &quot;-&quot;; [.B1]; &quot;'&quot;)" office:value-type="string" office:string-value="'6-6'" calcext:value-type="string">
            <text:p>'6-6'</text:p>
          </table:table-cell>
          <table:table-cell table:formula="of:=CONCATENATE(&quot;list(&quot;; [.D1]; &quot;, &quot;; [.G1]; &quot;, &quot;; [.E1]; &quot;, &quot;; [.F1]; &quot;)&quot;)" office:value-type="string" office:string-value="list(c(6, 6), '6-6', '66.png', '66nn.png')" calcext:value-type="string">
            <text:p>list(c(6, 6), '6-6', '66.png', '66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(&quot;; [.A2]; &quot;, &quot;; [.B2]; &quot;)&quot;)" office:value-type="string" office:string-value="c(6, 5)" calcext:value-type="string">
            <text:p>c(6, 5)</text:p>
          </table:table-cell>
          <table:table-cell table:formula="of:=CONCATENATE(&quot;'&quot;; COM.MICROSOFT.CONCAT([.A2:.B2]); &quot;.png'&quot;)" office:value-type="string" office:string-value="'65.png'" calcext:value-type="string">
            <text:p>'65.png'</text:p>
          </table:table-cell>
          <table:table-cell table:formula="of:=CONCATENATE(&quot;'&quot;; COM.MICROSOFT.CONCAT([.A2:.B2]); &quot;nn.png'&quot;)" office:value-type="string" office:string-value="'65nn.png'" calcext:value-type="string">
            <text:p>'65nn.png'</text:p>
          </table:table-cell>
          <table:table-cell table:formula="of:=CONCATENATE(&quot;'&quot;; [.A2]; &quot;-&quot;; [.B2]; &quot;'&quot;)" office:value-type="string" office:string-value="'6-5'" calcext:value-type="string">
            <text:p>'6-5'</text:p>
          </table:table-cell>
          <table:table-cell table:formula="of:=CONCATENATE(&quot;list(&quot;; [.D2]; &quot;, &quot;; [.G2]; &quot;, &quot;; [.E2]; &quot;, &quot;; [.F2]; &quot;)&quot;)" office:value-type="string" office:string-value="list(c(6, 5), '6-5', '65.png', '65nn.png')" calcext:value-type="string">
            <text:p>list(c(6, 5), '6-5', '65.png', '65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3]; &quot;, &quot;; [.B3]; &quot;)&quot;)" office:value-type="string" office:string-value="c(6, 4)" calcext:value-type="string">
            <text:p>c(6, 4)</text:p>
          </table:table-cell>
          <table:table-cell table:formula="of:=CONCATENATE(&quot;'&quot;; COM.MICROSOFT.CONCAT([.A3:.B3]); &quot;.png'&quot;)" office:value-type="string" office:string-value="'64.png'" calcext:value-type="string">
            <text:p>'64.png'</text:p>
          </table:table-cell>
          <table:table-cell table:formula="of:=CONCATENATE(&quot;'&quot;; COM.MICROSOFT.CONCAT([.A3:.B3]); &quot;nn.png'&quot;)" office:value-type="string" office:string-value="'64nn.png'" calcext:value-type="string">
            <text:p>'64nn.png'</text:p>
          </table:table-cell>
          <table:table-cell table:formula="of:=CONCATENATE(&quot;'&quot;; [.A3]; &quot;-&quot;; [.B3]; &quot;'&quot;)" office:value-type="string" office:string-value="'6-4'" calcext:value-type="string">
            <text:p>'6-4'</text:p>
          </table:table-cell>
          <table:table-cell table:formula="of:=CONCATENATE(&quot;list(&quot;; [.D3]; &quot;, &quot;; [.G3]; &quot;, &quot;; [.E3]; &quot;, &quot;; [.F3]; &quot;)&quot;)" office:value-type="string" office:string-value="list(c(6, 4), '6-4', '64.png', '64nn.png')" calcext:value-type="string">
            <text:p>list(c(6, 4), '6-4', '64.png', '64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4]; &quot;, &quot;; [.B4]; &quot;)&quot;)" office:value-type="string" office:string-value="c(6, 3)" calcext:value-type="string">
            <text:p>c(6, 3)</text:p>
          </table:table-cell>
          <table:table-cell table:formula="of:=CONCATENATE(&quot;'&quot;; COM.MICROSOFT.CONCAT([.A4:.B4]); &quot;.png'&quot;)" office:value-type="string" office:string-value="'63.png'" calcext:value-type="string">
            <text:p>'63.png'</text:p>
          </table:table-cell>
          <table:table-cell table:formula="of:=CONCATENATE(&quot;'&quot;; COM.MICROSOFT.CONCAT([.A4:.B4]); &quot;nn.png'&quot;)" office:value-type="string" office:string-value="'63nn.png'" calcext:value-type="string">
            <text:p>'63nn.png'</text:p>
          </table:table-cell>
          <table:table-cell table:formula="of:=CONCATENATE(&quot;'&quot;; [.A4]; &quot;-&quot;; [.B4]; &quot;'&quot;)" office:value-type="string" office:string-value="'6-3'" calcext:value-type="string">
            <text:p>'6-3'</text:p>
          </table:table-cell>
          <table:table-cell table:formula="of:=CONCATENATE(&quot;list(&quot;; [.D4]; &quot;, &quot;; [.G4]; &quot;, &quot;; [.E4]; &quot;, &quot;; [.F4]; &quot;)&quot;)" office:value-type="string" office:string-value="list(c(6, 3), '6-3', '63.png', '63nn.png')" calcext:value-type="string">
            <text:p>list(c(6, 3), '6-3', '63.png', '63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5]; &quot;, &quot;; [.B5]; &quot;)&quot;)" office:value-type="string" office:string-value="c(6, 2)" calcext:value-type="string">
            <text:p>c(6, 2)</text:p>
          </table:table-cell>
          <table:table-cell table:formula="of:=CONCATENATE(&quot;'&quot;; COM.MICROSOFT.CONCAT([.A5:.B5]); &quot;.png'&quot;)" office:value-type="string" office:string-value="'62.png'" calcext:value-type="string">
            <text:p>'62.png'</text:p>
          </table:table-cell>
          <table:table-cell table:formula="of:=CONCATENATE(&quot;'&quot;; COM.MICROSOFT.CONCAT([.A5:.B5]); &quot;nn.png'&quot;)" office:value-type="string" office:string-value="'62nn.png'" calcext:value-type="string">
            <text:p>'62nn.png'</text:p>
          </table:table-cell>
          <table:table-cell table:formula="of:=CONCATENATE(&quot;'&quot;; [.A5]; &quot;-&quot;; [.B5]; &quot;'&quot;)" office:value-type="string" office:string-value="'6-2'" calcext:value-type="string">
            <text:p>'6-2'</text:p>
          </table:table-cell>
          <table:table-cell table:formula="of:=CONCATENATE(&quot;list(&quot;; [.D5]; &quot;, &quot;; [.G5]; &quot;, &quot;; [.E5]; &quot;, &quot;; [.F5]; &quot;)&quot;)" office:value-type="string" office:string-value="list(c(6, 2), '6-2', '62.png', '62nn.png')" calcext:value-type="string">
            <text:p>list(c(6, 2), '6-2', '62.png', '62nn.png'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table:formula="of:=CONCATENATE(&quot;c(&quot;; [.A6]; &quot;, &quot;; [.B6]; &quot;)&quot;)" office:value-type="string" office:string-value="c(5, 5)" calcext:value-type="string">
            <text:p>c(5, 5)</text:p>
          </table:table-cell>
          <table:table-cell table:formula="of:=CONCATENATE(&quot;'&quot;; COM.MICROSOFT.CONCAT([.A6:.B6]); &quot;.png'&quot;)" office:value-type="string" office:string-value="'55.png'" calcext:value-type="string">
            <text:p>'55.png'</text:p>
          </table:table-cell>
          <table:table-cell table:formula="of:=CONCATENATE(&quot;'&quot;; COM.MICROSOFT.CONCAT([.A6:.B6]); &quot;nn.png'&quot;)" office:value-type="string" office:string-value="'55nn.png'" calcext:value-type="string">
            <text:p>'55nn.png'</text:p>
          </table:table-cell>
          <table:table-cell table:formula="of:=CONCATENATE(&quot;'&quot;; [.A6]; &quot;-&quot;; [.B6]; &quot;'&quot;)" office:value-type="string" office:string-value="'5-5'" calcext:value-type="string">
            <text:p>'5-5'</text:p>
          </table:table-cell>
          <table:table-cell table:formula="of:=CONCATENATE(&quot;list(&quot;; [.D6]; &quot;, &quot;; [.G6]; &quot;, &quot;; [.E6]; &quot;, &quot;; [.F6]; &quot;)&quot;)" office:value-type="string" office:string-value="list(c(5, 5), '5-5', '55.png', '55nn.png')" calcext:value-type="string">
            <text:p>list(c(5, 5), '5-5', '55.png', '55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7]; &quot;, &quot;; [.B7]; &quot;)&quot;)" office:value-type="string" office:string-value="c(5, 4)" calcext:value-type="string">
            <text:p>c(5, 4)</text:p>
          </table:table-cell>
          <table:table-cell table:formula="of:=CONCATENATE(&quot;'&quot;; COM.MICROSOFT.CONCAT([.A7:.B7]); &quot;.png'&quot;)" office:value-type="string" office:string-value="'54.png'" calcext:value-type="string">
            <text:p>'54.png'</text:p>
          </table:table-cell>
          <table:table-cell table:formula="of:=CONCATENATE(&quot;'&quot;; COM.MICROSOFT.CONCAT([.A7:.B7]); &quot;nn.png'&quot;)" office:value-type="string" office:string-value="'54nn.png'" calcext:value-type="string">
            <text:p>'54nn.png'</text:p>
          </table:table-cell>
          <table:table-cell table:formula="of:=CONCATENATE(&quot;'&quot;; [.A7]; &quot;-&quot;; [.B7]; &quot;'&quot;)" office:value-type="string" office:string-value="'5-4'" calcext:value-type="string">
            <text:p>'5-4'</text:p>
          </table:table-cell>
          <table:table-cell table:formula="of:=CONCATENATE(&quot;list(&quot;; [.D7]; &quot;, &quot;; [.G7]; &quot;, &quot;; [.E7]; &quot;, &quot;; [.F7]; &quot;)&quot;)" office:value-type="string" office:string-value="list(c(5, 4), '5-4', '54.png', '54nn.png')" calcext:value-type="string">
            <text:p>list(c(5, 4), '5-4', '54.png', '54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8]; &quot;, &quot;; [.B8]; &quot;)&quot;)" office:value-type="string" office:string-value="c(5, 3)" calcext:value-type="string">
            <text:p>c(5, 3)</text:p>
          </table:table-cell>
          <table:table-cell table:formula="of:=CONCATENATE(&quot;'&quot;; COM.MICROSOFT.CONCAT([.A8:.B8]); &quot;.png'&quot;)" office:value-type="string" office:string-value="'53.png'" calcext:value-type="string">
            <text:p>'53.png'</text:p>
          </table:table-cell>
          <table:table-cell table:formula="of:=CONCATENATE(&quot;'&quot;; COM.MICROSOFT.CONCAT([.A8:.B8]); &quot;nn.png'&quot;)" office:value-type="string" office:string-value="'53nn.png'" calcext:value-type="string">
            <text:p>'53nn.png'</text:p>
          </table:table-cell>
          <table:table-cell table:formula="of:=CONCATENATE(&quot;'&quot;; [.A8]; &quot;-&quot;; [.B8]; &quot;'&quot;)" office:value-type="string" office:string-value="'5-3'" calcext:value-type="string">
            <text:p>'5-3'</text:p>
          </table:table-cell>
          <table:table-cell table:formula="of:=CONCATENATE(&quot;list(&quot;; [.D8]; &quot;, &quot;; [.G8]; &quot;, &quot;; [.E8]; &quot;, &quot;; [.F8]; &quot;)&quot;)" office:value-type="string" office:string-value="list(c(5, 3), '5-3', '53.png', '53nn.png')" calcext:value-type="string">
            <text:p>list(c(5, 3), '5-3', '53.png', '53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9]; &quot;, &quot;; [.B9]; &quot;)&quot;)" office:value-type="string" office:string-value="c(5, 2)" calcext:value-type="string">
            <text:p>c(5, 2)</text:p>
          </table:table-cell>
          <table:table-cell table:formula="of:=CONCATENATE(&quot;'&quot;; COM.MICROSOFT.CONCAT([.A9:.B9]); &quot;.png'&quot;)" office:value-type="string" office:string-value="'52.png'" calcext:value-type="string">
            <text:p>'52.png'</text:p>
          </table:table-cell>
          <table:table-cell table:formula="of:=CONCATENATE(&quot;'&quot;; COM.MICROSOFT.CONCAT([.A9:.B9]); &quot;nn.png'&quot;)" office:value-type="string" office:string-value="'52nn.png'" calcext:value-type="string">
            <text:p>'52nn.png'</text:p>
          </table:table-cell>
          <table:table-cell table:formula="of:=CONCATENATE(&quot;'&quot;; [.A9]; &quot;-&quot;; [.B9]; &quot;'&quot;)" office:value-type="string" office:string-value="'5-2'" calcext:value-type="string">
            <text:p>'5-2'</text:p>
          </table:table-cell>
          <table:table-cell table:formula="of:=CONCATENATE(&quot;list(&quot;; [.D9]; &quot;, &quot;; [.G9]; &quot;, &quot;; [.E9]; &quot;, &quot;; [.F9]; &quot;)&quot;)" office:value-type="string" office:string-value="list(c(5, 2), '5-2', '52.png', '52nn.png')" calcext:value-type="string">
            <text:p>list(c(5, 2), '5-2', '52.png', '52nn.png'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table:formula="of:=CONCATENATE(&quot;c(&quot;; [.A10]; &quot;, &quot;; [.B10]; &quot;)&quot;)" office:value-type="string" office:string-value="c(4, 4)" calcext:value-type="string">
            <text:p>c(4, 4)</text:p>
          </table:table-cell>
          <table:table-cell table:formula="of:=CONCATENATE(&quot;'&quot;; COM.MICROSOFT.CONCAT([.A10:.B10]); &quot;.png'&quot;)" office:value-type="string" office:string-value="'44.png'" calcext:value-type="string">
            <text:p>'44.png'</text:p>
          </table:table-cell>
          <table:table-cell table:formula="of:=CONCATENATE(&quot;'&quot;; COM.MICROSOFT.CONCAT([.A10:.B10]); &quot;nn.png'&quot;)" office:value-type="string" office:string-value="'44nn.png'" calcext:value-type="string">
            <text:p>'44nn.png'</text:p>
          </table:table-cell>
          <table:table-cell table:formula="of:=CONCATENATE(&quot;'&quot;; [.A10]; &quot;-&quot;; [.B10]; &quot;'&quot;)" office:value-type="string" office:string-value="'4-4'" calcext:value-type="string">
            <text:p>'4-4'</text:p>
          </table:table-cell>
          <table:table-cell table:formula="of:=CONCATENATE(&quot;list(&quot;; [.D10]; &quot;, &quot;; [.G10]; &quot;, &quot;; [.E10]; &quot;, &quot;; [.F10]; &quot;)&quot;)" office:value-type="string" office:string-value="list(c(4, 4), '4-4', '44.png', '44nn.png')" calcext:value-type="string">
            <text:p>list(c(4, 4), '4-4', '44.png', '44nn.png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11]; &quot;, &quot;; [.B11]; &quot;)&quot;)" office:value-type="string" office:string-value="c(4, 3)" calcext:value-type="string">
            <text:p>c(4, 3)</text:p>
          </table:table-cell>
          <table:table-cell table:formula="of:=CONCATENATE(&quot;'&quot;; COM.MICROSOFT.CONCAT([.A11:.B11]); &quot;.png'&quot;)" office:value-type="string" office:string-value="'43.png'" calcext:value-type="string">
            <text:p>'43.png'</text:p>
          </table:table-cell>
          <table:table-cell table:formula="of:=CONCATENATE(&quot;'&quot;; COM.MICROSOFT.CONCAT([.A11:.B11]); &quot;nn.png'&quot;)" office:value-type="string" office:string-value="'43nn.png'" calcext:value-type="string">
            <text:p>'43nn.png'</text:p>
          </table:table-cell>
          <table:table-cell table:formula="of:=CONCATENATE(&quot;'&quot;; [.A11]; &quot;-&quot;; [.B11]; &quot;'&quot;)" office:value-type="string" office:string-value="'4-3'" calcext:value-type="string">
            <text:p>'4-3'</text:p>
          </table:table-cell>
          <table:table-cell table:formula="of:=CONCATENATE(&quot;list(&quot;; [.D11]; &quot;, &quot;; [.G11]; &quot;, &quot;; [.E11]; &quot;, &quot;; [.F11]; &quot;)&quot;)" office:value-type="string" office:string-value="list(c(4, 3), '4-3', '43.png', '43nn.png')" calcext:value-type="string">
            <text:p>list(c(4, 3), '4-3', '43.png', '43nn.png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12]; &quot;, &quot;; [.B12]; &quot;)&quot;)" office:value-type="string" office:string-value="c(4, 2)" calcext:value-type="string">
            <text:p>c(4, 2)</text:p>
          </table:table-cell>
          <table:table-cell table:formula="of:=CONCATENATE(&quot;'&quot;; COM.MICROSOFT.CONCAT([.A12:.B12]); &quot;.png'&quot;)" office:value-type="string" office:string-value="'42.png'" calcext:value-type="string">
            <text:p>'42.png'</text:p>
          </table:table-cell>
          <table:table-cell table:formula="of:=CONCATENATE(&quot;'&quot;; COM.MICROSOFT.CONCAT([.A12:.B12]); &quot;nn.png'&quot;)" office:value-type="string" office:string-value="'42nn.png'" calcext:value-type="string">
            <text:p>'42nn.png'</text:p>
          </table:table-cell>
          <table:table-cell table:formula="of:=CONCATENATE(&quot;'&quot;; [.A12]; &quot;-&quot;; [.B12]; &quot;'&quot;)" office:value-type="string" office:string-value="'4-2'" calcext:value-type="string">
            <text:p>'4-2'</text:p>
          </table:table-cell>
          <table:table-cell table:formula="of:=CONCATENATE(&quot;list(&quot;; [.D12]; &quot;, &quot;; [.G12]; &quot;, &quot;; [.E12]; &quot;, &quot;; [.F12]; &quot;)&quot;)" office:value-type="string" office:string-value="list(c(4, 2), '4-2', '42.png', '42nn.png')" calcext:value-type="string">
            <text:p>list(c(4, 2), '4-2', '42.png', '42nn.png'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table:formula="of:=CONCATENATE(&quot;c(&quot;; [.A13]; &quot;, &quot;; [.B13]; &quot;)&quot;)" office:value-type="string" office:string-value="c(3, 3)" calcext:value-type="string">
            <text:p>c(3, 3)</text:p>
          </table:table-cell>
          <table:table-cell table:formula="of:=CONCATENATE(&quot;'&quot;; COM.MICROSOFT.CONCAT([.A13:.B13]); &quot;.png'&quot;)" office:value-type="string" office:string-value="'33.png'" calcext:value-type="string">
            <text:p>'33.png'</text:p>
          </table:table-cell>
          <table:table-cell table:formula="of:=CONCATENATE(&quot;'&quot;; COM.MICROSOFT.CONCAT([.A13:.B13]); &quot;nn.png'&quot;)" office:value-type="string" office:string-value="'33nn.png'" calcext:value-type="string">
            <text:p>'33nn.png'</text:p>
          </table:table-cell>
          <table:table-cell table:formula="of:=CONCATENATE(&quot;'&quot;; [.A13]; &quot;-&quot;; [.B13]; &quot;'&quot;)" office:value-type="string" office:string-value="'3-3'" calcext:value-type="string">
            <text:p>'3-3'</text:p>
          </table:table-cell>
          <table:table-cell table:formula="of:=CONCATENATE(&quot;list(&quot;; [.D13]; &quot;, &quot;; [.G13]; &quot;, &quot;; [.E13]; &quot;, &quot;; [.F13]; &quot;)&quot;)" office:value-type="string" office:string-value="list(c(3, 3), '3-3', '33.png', '33nn.png')" calcext:value-type="string">
            <text:p>list(c(3, 3), '3-3', '33.png', '33nn.png'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14]; &quot;, &quot;; [.B14]; &quot;)&quot;)" office:value-type="string" office:string-value="c(3, 2)" calcext:value-type="string">
            <text:p>c(3, 2)</text:p>
          </table:table-cell>
          <table:table-cell table:formula="of:=CONCATENATE(&quot;'&quot;; COM.MICROSOFT.CONCAT([.A14:.B14]); &quot;.png'&quot;)" office:value-type="string" office:string-value="'32.png'" calcext:value-type="string">
            <text:p>'32.png'</text:p>
          </table:table-cell>
          <table:table-cell table:formula="of:=CONCATENATE(&quot;'&quot;; COM.MICROSOFT.CONCAT([.A14:.B14]); &quot;nn.png'&quot;)" office:value-type="string" office:string-value="'32nn.png'" calcext:value-type="string">
            <text:p>'32nn.png'</text:p>
          </table:table-cell>
          <table:table-cell table:formula="of:=CONCATENATE(&quot;'&quot;; [.A14]; &quot;-&quot;; [.B14]; &quot;'&quot;)" office:value-type="string" office:string-value="'3-2'" calcext:value-type="string">
            <text:p>'3-2'</text:p>
          </table:table-cell>
          <table:table-cell table:formula="of:=CONCATENATE(&quot;list(&quot;; [.D14]; &quot;, &quot;; [.G14]; &quot;, &quot;; [.E14]; &quot;, &quot;; [.F14]; &quot;)&quot;)" office:value-type="string" office:string-value="list(c(3, 2), '3-2', '32.png', '32nn.png')" calcext:value-type="string">
            <text:p>list(c(3, 2), '3-2', '32.png', '32nn.png')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formula="of:=CONCATENATE(&quot;c(&quot;; [.A15]; &quot;, &quot;; [.B15]; &quot;)&quot;)" office:value-type="string" office:string-value="c(2, 2)" calcext:value-type="string">
            <text:p>c(2, 2)</text:p>
          </table:table-cell>
          <table:table-cell table:formula="of:=CONCATENATE(&quot;'&quot;; COM.MICROSOFT.CONCAT([.A15:.B15]); &quot;.png'&quot;)" office:value-type="string" office:string-value="'22.png'" calcext:value-type="string">
            <text:p>'22.png'</text:p>
          </table:table-cell>
          <table:table-cell table:formula="of:=CONCATENATE(&quot;'&quot;; COM.MICROSOFT.CONCAT([.A15:.B15]); &quot;nn.png'&quot;)" office:value-type="string" office:string-value="'22nn.png'" calcext:value-type="string">
            <text:p>'22nn.png'</text:p>
          </table:table-cell>
          <table:table-cell table:formula="of:=CONCATENATE(&quot;'&quot;; [.A15]; &quot;-&quot;; [.B15]; &quot;'&quot;)" office:value-type="string" office:string-value="'2-2'" calcext:value-type="string">
            <text:p>'2-2'</text:p>
          </table:table-cell>
          <table:table-cell table:formula="of:=CONCATENATE(&quot;list(&quot;; [.D15]; &quot;, &quot;; [.G15]; &quot;, &quot;; [.E15]; &quot;, &quot;; [.F15]; &quot;)&quot;)" office:value-type="string" office:string-value="list(c(2, 2), '2-2', '22.png', '22nn.png')" calcext:value-type="string">
            <text:p>list(c(2, 2), '2-2', '22.png', '22nn.png')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/>
          <table:table-cell table:formula="of:=CONCATENATE(&quot;c(&quot;; [.A16]; &quot;, &quot;; [.B16]; &quot;)&quot;)" office:value-type="string" office:string-value="c(9, 9)" calcext:value-type="string">
            <text:p>c(9, 9)</text:p>
          </table:table-cell>
          <table:table-cell table:formula="of:=CONCATENATE(&quot;'&quot;; COM.MICROSOFT.CONCAT([.A16:.B16]); &quot;.png'&quot;)" office:value-type="string" office:string-value="'99.png'" calcext:value-type="string">
            <text:p>'99.png'</text:p>
          </table:table-cell>
          <table:table-cell table:formula="of:=CONCATENATE(&quot;'&quot;; COM.MICROSOFT.CONCAT([.A16:.B16]); &quot;nn.png'&quot;)" office:value-type="string" office:string-value="'99nn.png'" calcext:value-type="string">
            <text:p>'99nn.png'</text:p>
          </table:table-cell>
          <table:table-cell table:formula="of:=CONCATENATE(&quot;'&quot;; [.A16]; &quot;-&quot;; [.B16]; &quot;'&quot;)" office:value-type="string" office:string-value="'9-9'" calcext:value-type="string">
            <text:p>'9-9'</text:p>
          </table:table-cell>
          <table:table-cell table:formula="of:=CONCATENATE(&quot;list(&quot;; [.D16]; &quot;, &quot;; [.G16]; &quot;, &quot;; [.E16]; &quot;, &quot;; [.F16]; &quot;)&quot;)" office:value-type="string" office:string-value="list(c(9, 9), '9-9', '99.png', '99nn.png')" calcext:value-type="string">
            <text:p>list(c(9, 9), '9-9', '99.png', '99nn.png'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c(&quot;; [.A17]; &quot;, &quot;; [.B17]; &quot;)&quot;)" office:value-type="string" office:string-value="c(9, 8)" calcext:value-type="string">
            <text:p>c(9, 8)</text:p>
          </table:table-cell>
          <table:table-cell table:formula="of:=CONCATENATE(&quot;'&quot;; COM.MICROSOFT.CONCAT([.A17:.B17]); &quot;.png'&quot;)" office:value-type="string" office:string-value="'98.png'" calcext:value-type="string">
            <text:p>'98.png'</text:p>
          </table:table-cell>
          <table:table-cell table:formula="of:=CONCATENATE(&quot;'&quot;; COM.MICROSOFT.CONCAT([.A17:.B17]); &quot;nn.png'&quot;)" office:value-type="string" office:string-value="'98nn.png'" calcext:value-type="string">
            <text:p>'98nn.png'</text:p>
          </table:table-cell>
          <table:table-cell table:formula="of:=CONCATENATE(&quot;'&quot;; [.A17]; &quot;-&quot;; [.B17]; &quot;'&quot;)" office:value-type="string" office:string-value="'9-8'" calcext:value-type="string">
            <text:p>'9-8'</text:p>
          </table:table-cell>
          <table:table-cell table:formula="of:=CONCATENATE(&quot;list(&quot;; [.D17]; &quot;, &quot;; [.G17]; &quot;, &quot;; [.E17]; &quot;, &quot;; [.F17]; &quot;)&quot;)" office:value-type="string" office:string-value="list(c(9, 8), '9-8', '98.png', '98nn.png')" calcext:value-type="string">
            <text:p>list(c(9, 8), '9-8', '98.png', '98nn.png'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c(&quot;; [.A18]; &quot;, &quot;; [.B18]; &quot;)&quot;)" office:value-type="string" office:string-value="c(9, 7)" calcext:value-type="string">
            <text:p>c(9, 7)</text:p>
          </table:table-cell>
          <table:table-cell table:formula="of:=CONCATENATE(&quot;'&quot;; COM.MICROSOFT.CONCAT([.A18:.B18]); &quot;.png'&quot;)" office:value-type="string" office:string-value="'97.png'" calcext:value-type="string">
            <text:p>'97.png'</text:p>
          </table:table-cell>
          <table:table-cell table:formula="of:=CONCATENATE(&quot;'&quot;; COM.MICROSOFT.CONCAT([.A18:.B18]); &quot;nn.png'&quot;)" office:value-type="string" office:string-value="'97nn.png'" calcext:value-type="string">
            <text:p>'97nn.png'</text:p>
          </table:table-cell>
          <table:table-cell table:formula="of:=CONCATENATE(&quot;'&quot;; [.A18]; &quot;-&quot;; [.B18]; &quot;'&quot;)" office:value-type="string" office:string-value="'9-7'" calcext:value-type="string">
            <text:p>'9-7'</text:p>
          </table:table-cell>
          <table:table-cell table:formula="of:=CONCATENATE(&quot;list(&quot;; [.D18]; &quot;, &quot;; [.G18]; &quot;, &quot;; [.E18]; &quot;, &quot;; [.F18]; &quot;)&quot;)" office:value-type="string" office:string-value="list(c(9, 7), '9-7', '97.png', '97nn.png')" calcext:value-type="string">
            <text:p>list(c(9, 7), '9-7', '97.png', '97nn.png'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c(&quot;; [.A19]; &quot;, &quot;; [.B19]; &quot;)&quot;)" office:value-type="string" office:string-value="c(9, 6)" calcext:value-type="string">
            <text:p>c(9, 6)</text:p>
          </table:table-cell>
          <table:table-cell table:formula="of:=CONCATENATE(&quot;'&quot;; COM.MICROSOFT.CONCAT([.A19:.B19]); &quot;.png'&quot;)" office:value-type="string" office:string-value="'96.png'" calcext:value-type="string">
            <text:p>'96.png'</text:p>
          </table:table-cell>
          <table:table-cell table:formula="of:=CONCATENATE(&quot;'&quot;; COM.MICROSOFT.CONCAT([.A19:.B19]); &quot;nn.png'&quot;)" office:value-type="string" office:string-value="'96nn.png'" calcext:value-type="string">
            <text:p>'96nn.png'</text:p>
          </table:table-cell>
          <table:table-cell table:formula="of:=CONCATENATE(&quot;'&quot;; [.A19]; &quot;-&quot;; [.B19]; &quot;'&quot;)" office:value-type="string" office:string-value="'9-6'" calcext:value-type="string">
            <text:p>'9-6'</text:p>
          </table:table-cell>
          <table:table-cell table:formula="of:=CONCATENATE(&quot;list(&quot;; [.D19]; &quot;, &quot;; [.G19]; &quot;, &quot;; [.E19]; &quot;, &quot;; [.F19]; &quot;)&quot;)" office:value-type="string" office:string-value="list(c(9, 6), '9-6', '96.png', '96nn.png')" calcext:value-type="string">
            <text:p>list(c(9, 6), '9-6', '96.png', '96nn.png'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(&quot;; [.A20]; &quot;, &quot;; [.B20]; &quot;)&quot;)" office:value-type="string" office:string-value="c(9, 5)" calcext:value-type="string">
            <text:p>c(9, 5)</text:p>
          </table:table-cell>
          <table:table-cell table:formula="of:=CONCATENATE(&quot;'&quot;; COM.MICROSOFT.CONCAT([.A20:.B20]); &quot;.png'&quot;)" office:value-type="string" office:string-value="'95.png'" calcext:value-type="string">
            <text:p>'95.png'</text:p>
          </table:table-cell>
          <table:table-cell table:formula="of:=CONCATENATE(&quot;'&quot;; COM.MICROSOFT.CONCAT([.A20:.B20]); &quot;nn.png'&quot;)" office:value-type="string" office:string-value="'95nn.png'" calcext:value-type="string">
            <text:p>'95nn.png'</text:p>
          </table:table-cell>
          <table:table-cell table:formula="of:=CONCATENATE(&quot;'&quot;; [.A20]; &quot;-&quot;; [.B20]; &quot;'&quot;)" office:value-type="string" office:string-value="'9-5'" calcext:value-type="string">
            <text:p>'9-5'</text:p>
          </table:table-cell>
          <table:table-cell table:formula="of:=CONCATENATE(&quot;list(&quot;; [.D20]; &quot;, &quot;; [.G20]; &quot;, &quot;; [.E20]; &quot;, &quot;; [.F20]; &quot;)&quot;)" office:value-type="string" office:string-value="list(c(9, 5), '9-5', '95.png', '95nn.png')" calcext:value-type="string">
            <text:p>list(c(9, 5), '9-5', '95.png', '95nn.png'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21]; &quot;, &quot;; [.B21]; &quot;)&quot;)" office:value-type="string" office:string-value="c(9, 4)" calcext:value-type="string">
            <text:p>c(9, 4)</text:p>
          </table:table-cell>
          <table:table-cell table:formula="of:=CONCATENATE(&quot;'&quot;; COM.MICROSOFT.CONCAT([.A21:.B21]); &quot;.png'&quot;)" office:value-type="string" office:string-value="'94.png'" calcext:value-type="string">
            <text:p>'94.png'</text:p>
          </table:table-cell>
          <table:table-cell table:formula="of:=CONCATENATE(&quot;'&quot;; COM.MICROSOFT.CONCAT([.A21:.B21]); &quot;nn.png'&quot;)" office:value-type="string" office:string-value="'94nn.png'" calcext:value-type="string">
            <text:p>'94nn.png'</text:p>
          </table:table-cell>
          <table:table-cell table:formula="of:=CONCATENATE(&quot;'&quot;; [.A21]; &quot;-&quot;; [.B21]; &quot;'&quot;)" office:value-type="string" office:string-value="'9-4'" calcext:value-type="string">
            <text:p>'9-4'</text:p>
          </table:table-cell>
          <table:table-cell table:formula="of:=CONCATENATE(&quot;list(&quot;; [.D21]; &quot;, &quot;; [.G21]; &quot;, &quot;; [.E21]; &quot;, &quot;; [.F21]; &quot;)&quot;)" office:value-type="string" office:string-value="list(c(9, 4), '9-4', '94.png', '94nn.png')" calcext:value-type="string">
            <text:p>list(c(9, 4), '9-4', '94.png', '94nn.png'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22]; &quot;, &quot;; [.B22]; &quot;)&quot;)" office:value-type="string" office:string-value="c(9, 3)" calcext:value-type="string">
            <text:p>c(9, 3)</text:p>
          </table:table-cell>
          <table:table-cell table:formula="of:=CONCATENATE(&quot;'&quot;; COM.MICROSOFT.CONCAT([.A22:.B22]); &quot;.png'&quot;)" office:value-type="string" office:string-value="'93.png'" calcext:value-type="string">
            <text:p>'93.png'</text:p>
          </table:table-cell>
          <table:table-cell table:formula="of:=CONCATENATE(&quot;'&quot;; COM.MICROSOFT.CONCAT([.A22:.B22]); &quot;nn.png'&quot;)" office:value-type="string" office:string-value="'93nn.png'" calcext:value-type="string">
            <text:p>'93nn.png'</text:p>
          </table:table-cell>
          <table:table-cell table:formula="of:=CONCATENATE(&quot;'&quot;; [.A22]; &quot;-&quot;; [.B22]; &quot;'&quot;)" office:value-type="string" office:string-value="'9-3'" calcext:value-type="string">
            <text:p>'9-3'</text:p>
          </table:table-cell>
          <table:table-cell table:formula="of:=CONCATENATE(&quot;list(&quot;; [.D22]; &quot;, &quot;; [.G22]; &quot;, &quot;; [.E22]; &quot;, &quot;; [.F22]; &quot;)&quot;)" office:value-type="string" office:string-value="list(c(9, 3), '9-3', '93.png', '93nn.png')" calcext:value-type="string">
            <text:p>list(c(9, 3), '9-3', '93.png', '93nn.png'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23]; &quot;, &quot;; [.B23]; &quot;)&quot;)" office:value-type="string" office:string-value="c(9, 2)" calcext:value-type="string">
            <text:p>c(9, 2)</text:p>
          </table:table-cell>
          <table:table-cell table:formula="of:=CONCATENATE(&quot;'&quot;; COM.MICROSOFT.CONCAT([.A23:.B23]); &quot;.png'&quot;)" office:value-type="string" office:string-value="'92.png'" calcext:value-type="string">
            <text:p>'92.png'</text:p>
          </table:table-cell>
          <table:table-cell table:formula="of:=CONCATENATE(&quot;'&quot;; COM.MICROSOFT.CONCAT([.A23:.B23]); &quot;nn.png'&quot;)" office:value-type="string" office:string-value="'92nn.png'" calcext:value-type="string">
            <text:p>'92nn.png'</text:p>
          </table:table-cell>
          <table:table-cell table:formula="of:=CONCATENATE(&quot;'&quot;; [.A23]; &quot;-&quot;; [.B23]; &quot;'&quot;)" office:value-type="string" office:string-value="'9-2'" calcext:value-type="string">
            <text:p>'9-2'</text:p>
          </table:table-cell>
          <table:table-cell table:formula="of:=CONCATENATE(&quot;list(&quot;; [.D23]; &quot;, &quot;; [.G23]; &quot;, &quot;; [.E23]; &quot;, &quot;; [.F23]; &quot;)&quot;)" office:value-type="string" office:string-value="list(c(9, 2), '9-2', '92.png', '92nn.png')" calcext:value-type="string">
            <text:p>list(c(9, 2), '9-2', '92.png', '92nn.png'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table:formula="of:=CONCATENATE(&quot;c(&quot;; [.A24]; &quot;, &quot;; [.B24]; &quot;)&quot;)" office:value-type="string" office:string-value="c(8, 8)" calcext:value-type="string">
            <text:p>c(8, 8)</text:p>
          </table:table-cell>
          <table:table-cell table:formula="of:=CONCATENATE(&quot;'&quot;; COM.MICROSOFT.CONCAT([.A24:.B24]); &quot;.png'&quot;)" office:value-type="string" office:string-value="'88.png'" calcext:value-type="string">
            <text:p>'88.png'</text:p>
          </table:table-cell>
          <table:table-cell table:formula="of:=CONCATENATE(&quot;'&quot;; COM.MICROSOFT.CONCAT([.A24:.B24]); &quot;nn.png'&quot;)" office:value-type="string" office:string-value="'88nn.png'" calcext:value-type="string">
            <text:p>'88nn.png'</text:p>
          </table:table-cell>
          <table:table-cell table:formula="of:=CONCATENATE(&quot;'&quot;; [.A24]; &quot;-&quot;; [.B24]; &quot;'&quot;)" office:value-type="string" office:string-value="'8-8'" calcext:value-type="string">
            <text:p>'8-8'</text:p>
          </table:table-cell>
          <table:table-cell table:formula="of:=CONCATENATE(&quot;list(&quot;; [.D24]; &quot;, &quot;; [.G24]; &quot;, &quot;; [.E24]; &quot;, &quot;; [.F24]; &quot;)&quot;)" office:value-type="string" office:string-value="list(c(8, 8), '8-8', '88.png', '88nn.png')" calcext:value-type="string">
            <text:p>list(c(8, 8), '8-8', '88.png', '88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c(&quot;; [.A25]; &quot;, &quot;; [.B25]; &quot;)&quot;)" office:value-type="string" office:string-value="c(8, 7)" calcext:value-type="string">
            <text:p>c(8, 7)</text:p>
          </table:table-cell>
          <table:table-cell table:formula="of:=CONCATENATE(&quot;'&quot;; COM.MICROSOFT.CONCAT([.A25:.B25]); &quot;.png'&quot;)" office:value-type="string" office:string-value="'87.png'" calcext:value-type="string">
            <text:p>'87.png'</text:p>
          </table:table-cell>
          <table:table-cell table:formula="of:=CONCATENATE(&quot;'&quot;; COM.MICROSOFT.CONCAT([.A25:.B25]); &quot;nn.png'&quot;)" office:value-type="string" office:string-value="'87nn.png'" calcext:value-type="string">
            <text:p>'87nn.png'</text:p>
          </table:table-cell>
          <table:table-cell table:formula="of:=CONCATENATE(&quot;'&quot;; [.A25]; &quot;-&quot;; [.B25]; &quot;'&quot;)" office:value-type="string" office:string-value="'8-7'" calcext:value-type="string">
            <text:p>'8-7'</text:p>
          </table:table-cell>
          <table:table-cell table:formula="of:=CONCATENATE(&quot;list(&quot;; [.D25]; &quot;, &quot;; [.G25]; &quot;, &quot;; [.E25]; &quot;, &quot;; [.F25]; &quot;)&quot;)" office:value-type="string" office:string-value="list(c(8, 7), '8-7', '87.png', '87nn.png')" calcext:value-type="string">
            <text:p>list(c(8, 7), '8-7', '87.png', '87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c(&quot;; [.A26]; &quot;, &quot;; [.B26]; &quot;)&quot;)" office:value-type="string" office:string-value="c(8, 6)" calcext:value-type="string">
            <text:p>c(8, 6)</text:p>
          </table:table-cell>
          <table:table-cell table:formula="of:=CONCATENATE(&quot;'&quot;; COM.MICROSOFT.CONCAT([.A26:.B26]); &quot;.png'&quot;)" office:value-type="string" office:string-value="'86.png'" calcext:value-type="string">
            <text:p>'86.png'</text:p>
          </table:table-cell>
          <table:table-cell table:formula="of:=CONCATENATE(&quot;'&quot;; COM.MICROSOFT.CONCAT([.A26:.B26]); &quot;nn.png'&quot;)" office:value-type="string" office:string-value="'86nn.png'" calcext:value-type="string">
            <text:p>'86nn.png'</text:p>
          </table:table-cell>
          <table:table-cell table:formula="of:=CONCATENATE(&quot;'&quot;; [.A26]; &quot;-&quot;; [.B26]; &quot;'&quot;)" office:value-type="string" office:string-value="'8-6'" calcext:value-type="string">
            <text:p>'8-6'</text:p>
          </table:table-cell>
          <table:table-cell table:formula="of:=CONCATENATE(&quot;list(&quot;; [.D26]; &quot;, &quot;; [.G26]; &quot;, &quot;; [.E26]; &quot;, &quot;; [.F26]; &quot;)&quot;)" office:value-type="string" office:string-value="list(c(8, 6), '8-6', '86.png', '86nn.png')" calcext:value-type="string">
            <text:p>list(c(8, 6), '8-6', '86.png', '86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(&quot;; [.A27]; &quot;, &quot;; [.B27]; &quot;)&quot;)" office:value-type="string" office:string-value="c(8, 5)" calcext:value-type="string">
            <text:p>c(8, 5)</text:p>
          </table:table-cell>
          <table:table-cell table:formula="of:=CONCATENATE(&quot;'&quot;; COM.MICROSOFT.CONCAT([.A27:.B27]); &quot;.png'&quot;)" office:value-type="string" office:string-value="'85.png'" calcext:value-type="string">
            <text:p>'85.png'</text:p>
          </table:table-cell>
          <table:table-cell table:formula="of:=CONCATENATE(&quot;'&quot;; COM.MICROSOFT.CONCAT([.A27:.B27]); &quot;nn.png'&quot;)" office:value-type="string" office:string-value="'85nn.png'" calcext:value-type="string">
            <text:p>'85nn.png'</text:p>
          </table:table-cell>
          <table:table-cell table:formula="of:=CONCATENATE(&quot;'&quot;; [.A27]; &quot;-&quot;; [.B27]; &quot;'&quot;)" office:value-type="string" office:string-value="'8-5'" calcext:value-type="string">
            <text:p>'8-5'</text:p>
          </table:table-cell>
          <table:table-cell table:formula="of:=CONCATENATE(&quot;list(&quot;; [.D27]; &quot;, &quot;; [.G27]; &quot;, &quot;; [.E27]; &quot;, &quot;; [.F27]; &quot;)&quot;)" office:value-type="string" office:string-value="list(c(8, 5), '8-5', '85.png', '85nn.png')" calcext:value-type="string">
            <text:p>list(c(8, 5), '8-5', '85.png', '85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28]; &quot;, &quot;; [.B28]; &quot;)&quot;)" office:value-type="string" office:string-value="c(8, 4)" calcext:value-type="string">
            <text:p>c(8, 4)</text:p>
          </table:table-cell>
          <table:table-cell table:formula="of:=CONCATENATE(&quot;'&quot;; COM.MICROSOFT.CONCAT([.A28:.B28]); &quot;.png'&quot;)" office:value-type="string" office:string-value="'84.png'" calcext:value-type="string">
            <text:p>'84.png'</text:p>
          </table:table-cell>
          <table:table-cell table:formula="of:=CONCATENATE(&quot;'&quot;; COM.MICROSOFT.CONCAT([.A28:.B28]); &quot;nn.png'&quot;)" office:value-type="string" office:string-value="'84nn.png'" calcext:value-type="string">
            <text:p>'84nn.png'</text:p>
          </table:table-cell>
          <table:table-cell table:formula="of:=CONCATENATE(&quot;'&quot;; [.A28]; &quot;-&quot;; [.B28]; &quot;'&quot;)" office:value-type="string" office:string-value="'8-4'" calcext:value-type="string">
            <text:p>'8-4'</text:p>
          </table:table-cell>
          <table:table-cell table:formula="of:=CONCATENATE(&quot;list(&quot;; [.D28]; &quot;, &quot;; [.G28]; &quot;, &quot;; [.E28]; &quot;, &quot;; [.F28]; &quot;)&quot;)" office:value-type="string" office:string-value="list(c(8, 4), '8-4', '84.png', '84nn.png')" calcext:value-type="string">
            <text:p>list(c(8, 4), '8-4', '84.png', '84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29]; &quot;, &quot;; [.B29]; &quot;)&quot;)" office:value-type="string" office:string-value="c(8, 3)" calcext:value-type="string">
            <text:p>c(8, 3)</text:p>
          </table:table-cell>
          <table:table-cell table:formula="of:=CONCATENATE(&quot;'&quot;; COM.MICROSOFT.CONCAT([.A29:.B29]); &quot;.png'&quot;)" office:value-type="string" office:string-value="'83.png'" calcext:value-type="string">
            <text:p>'83.png'</text:p>
          </table:table-cell>
          <table:table-cell table:formula="of:=CONCATENATE(&quot;'&quot;; COM.MICROSOFT.CONCAT([.A29:.B29]); &quot;nn.png'&quot;)" office:value-type="string" office:string-value="'83nn.png'" calcext:value-type="string">
            <text:p>'83nn.png'</text:p>
          </table:table-cell>
          <table:table-cell table:formula="of:=CONCATENATE(&quot;'&quot;; [.A29]; &quot;-&quot;; [.B29]; &quot;'&quot;)" office:value-type="string" office:string-value="'8-3'" calcext:value-type="string">
            <text:p>'8-3'</text:p>
          </table:table-cell>
          <table:table-cell table:formula="of:=CONCATENATE(&quot;list(&quot;; [.D29]; &quot;, &quot;; [.G29]; &quot;, &quot;; [.E29]; &quot;, &quot;; [.F29]; &quot;)&quot;)" office:value-type="string" office:string-value="list(c(8, 3), '8-3', '83.png', '83nn.png')" calcext:value-type="string">
            <text:p>list(c(8, 3), '8-3', '83.png', '83nn.png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30]; &quot;, &quot;; [.B30]; &quot;)&quot;)" office:value-type="string" office:string-value="c(8, 2)" calcext:value-type="string">
            <text:p>c(8, 2)</text:p>
          </table:table-cell>
          <table:table-cell table:formula="of:=CONCATENATE(&quot;'&quot;; COM.MICROSOFT.CONCAT([.A30:.B30]); &quot;.png'&quot;)" office:value-type="string" office:string-value="'82.png'" calcext:value-type="string">
            <text:p>'82.png'</text:p>
          </table:table-cell>
          <table:table-cell table:formula="of:=CONCATENATE(&quot;'&quot;; COM.MICROSOFT.CONCAT([.A30:.B30]); &quot;nn.png'&quot;)" office:value-type="string" office:string-value="'82nn.png'" calcext:value-type="string">
            <text:p>'82nn.png'</text:p>
          </table:table-cell>
          <table:table-cell table:formula="of:=CONCATENATE(&quot;'&quot;; [.A30]; &quot;-&quot;; [.B30]; &quot;'&quot;)" office:value-type="string" office:string-value="'8-2'" calcext:value-type="string">
            <text:p>'8-2'</text:p>
          </table:table-cell>
          <table:table-cell table:formula="of:=CONCATENATE(&quot;list(&quot;; [.D30]; &quot;, &quot;; [.G30]; &quot;, &quot;; [.E30]; &quot;, &quot;; [.F30]; &quot;)&quot;)" office:value-type="string" office:string-value="list(c(8, 2), '8-2', '82.png', '82nn.png')" calcext:value-type="string">
            <text:p>list(c(8, 2), '8-2', '82.png', '82nn.png')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table:formula="of:=CONCATENATE(&quot;c(&quot;; [.A31]; &quot;, &quot;; [.B31]; &quot;)&quot;)" office:value-type="string" office:string-value="c(7, 7)" calcext:value-type="string">
            <text:p>c(7, 7)</text:p>
          </table:table-cell>
          <table:table-cell table:formula="of:=CONCATENATE(&quot;'&quot;; COM.MICROSOFT.CONCAT([.A31:.B31]); &quot;.png'&quot;)" office:value-type="string" office:string-value="'77.png'" calcext:value-type="string">
            <text:p>'77.png'</text:p>
          </table:table-cell>
          <table:table-cell table:formula="of:=CONCATENATE(&quot;'&quot;; COM.MICROSOFT.CONCAT([.A31:.B31]); &quot;nn.png'&quot;)" office:value-type="string" office:string-value="'77nn.png'" calcext:value-type="string">
            <text:p>'77nn.png'</text:p>
          </table:table-cell>
          <table:table-cell table:formula="of:=CONCATENATE(&quot;'&quot;; [.A31]; &quot;-&quot;; [.B31]; &quot;'&quot;)" office:value-type="string" office:string-value="'7-7'" calcext:value-type="string">
            <text:p>'7-7'</text:p>
          </table:table-cell>
          <table:table-cell table:formula="of:=CONCATENATE(&quot;list(&quot;; [.D31]; &quot;, &quot;; [.G31]; &quot;, &quot;; [.E31]; &quot;, &quot;; [.F31]; &quot;)&quot;)" office:value-type="string" office:string-value="list(c(7, 7), '7-7', '77.png', '77nn.png')" calcext:value-type="string">
            <text:p>list(c(7, 7), '7-7', '77.png', '77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c(&quot;; [.A32]; &quot;, &quot;; [.B32]; &quot;)&quot;)" office:value-type="string" office:string-value="c(7, 6)" calcext:value-type="string">
            <text:p>c(7, 6)</text:p>
          </table:table-cell>
          <table:table-cell table:formula="of:=CONCATENATE(&quot;'&quot;; COM.MICROSOFT.CONCAT([.A32:.B32]); &quot;.png'&quot;)" office:value-type="string" office:string-value="'76.png'" calcext:value-type="string">
            <text:p>'76.png'</text:p>
          </table:table-cell>
          <table:table-cell table:formula="of:=CONCATENATE(&quot;'&quot;; COM.MICROSOFT.CONCAT([.A32:.B32]); &quot;nn.png'&quot;)" office:value-type="string" office:string-value="'76nn.png'" calcext:value-type="string">
            <text:p>'76nn.png'</text:p>
          </table:table-cell>
          <table:table-cell table:formula="of:=CONCATENATE(&quot;'&quot;; [.A32]; &quot;-&quot;; [.B32]; &quot;'&quot;)" office:value-type="string" office:string-value="'7-6'" calcext:value-type="string">
            <text:p>'7-6'</text:p>
          </table:table-cell>
          <table:table-cell table:formula="of:=CONCATENATE(&quot;list(&quot;; [.D32]; &quot;, &quot;; [.G32]; &quot;, &quot;; [.E32]; &quot;, &quot;; [.F32]; &quot;)&quot;)" office:value-type="string" office:string-value="list(c(7, 6), '7-6', '76.png', '76nn.png')" calcext:value-type="string">
            <text:p>list(c(7, 6), '7-6', '76.png', '76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(&quot;; [.A33]; &quot;, &quot;; [.B33]; &quot;)&quot;)" office:value-type="string" office:string-value="c(7, 5)" calcext:value-type="string">
            <text:p>c(7, 5)</text:p>
          </table:table-cell>
          <table:table-cell table:formula="of:=CONCATENATE(&quot;'&quot;; COM.MICROSOFT.CONCAT([.A33:.B33]); &quot;.png'&quot;)" office:value-type="string" office:string-value="'75.png'" calcext:value-type="string">
            <text:p>'75.png'</text:p>
          </table:table-cell>
          <table:table-cell table:formula="of:=CONCATENATE(&quot;'&quot;; COM.MICROSOFT.CONCAT([.A33:.B33]); &quot;nn.png'&quot;)" office:value-type="string" office:string-value="'75nn.png'" calcext:value-type="string">
            <text:p>'75nn.png'</text:p>
          </table:table-cell>
          <table:table-cell table:formula="of:=CONCATENATE(&quot;'&quot;; [.A33]; &quot;-&quot;; [.B33]; &quot;'&quot;)" office:value-type="string" office:string-value="'7-5'" calcext:value-type="string">
            <text:p>'7-5'</text:p>
          </table:table-cell>
          <table:table-cell table:formula="of:=CONCATENATE(&quot;list(&quot;; [.D33]; &quot;, &quot;; [.G33]; &quot;, &quot;; [.E33]; &quot;, &quot;; [.F33]; &quot;)&quot;)" office:value-type="string" office:string-value="list(c(7, 5), '7-5', '75.png', '75nn.png')" calcext:value-type="string">
            <text:p>list(c(7, 5), '7-5', '75.png', '75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34]; &quot;, &quot;; [.B34]; &quot;)&quot;)" office:value-type="string" office:string-value="c(7, 4)" calcext:value-type="string">
            <text:p>c(7, 4)</text:p>
          </table:table-cell>
          <table:table-cell table:formula="of:=CONCATENATE(&quot;'&quot;; COM.MICROSOFT.CONCAT([.A34:.B34]); &quot;.png'&quot;)" office:value-type="string" office:string-value="'74.png'" calcext:value-type="string">
            <text:p>'74.png'</text:p>
          </table:table-cell>
          <table:table-cell table:formula="of:=CONCATENATE(&quot;'&quot;; COM.MICROSOFT.CONCAT([.A34:.B34]); &quot;nn.png'&quot;)" office:value-type="string" office:string-value="'74nn.png'" calcext:value-type="string">
            <text:p>'74nn.png'</text:p>
          </table:table-cell>
          <table:table-cell table:formula="of:=CONCATENATE(&quot;'&quot;; [.A34]; &quot;-&quot;; [.B34]; &quot;'&quot;)" office:value-type="string" office:string-value="'7-4'" calcext:value-type="string">
            <text:p>'7-4'</text:p>
          </table:table-cell>
          <table:table-cell table:formula="of:=CONCATENATE(&quot;list(&quot;; [.D34]; &quot;, &quot;; [.G34]; &quot;, &quot;; [.E34]; &quot;, &quot;; [.F34]; &quot;)&quot;)" office:value-type="string" office:string-value="list(c(7, 4), '7-4', '74.png', '74nn.png')" calcext:value-type="string">
            <text:p>list(c(7, 4), '7-4', '74.png', '74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35]; &quot;, &quot;; [.B35]; &quot;)&quot;)" office:value-type="string" office:string-value="c(7, 3)" calcext:value-type="string">
            <text:p>c(7, 3)</text:p>
          </table:table-cell>
          <table:table-cell table:formula="of:=CONCATENATE(&quot;'&quot;; COM.MICROSOFT.CONCAT([.A35:.B35]); &quot;.png'&quot;)" office:value-type="string" office:string-value="'73.png'" calcext:value-type="string">
            <text:p>'73.png'</text:p>
          </table:table-cell>
          <table:table-cell table:formula="of:=CONCATENATE(&quot;'&quot;; COM.MICROSOFT.CONCAT([.A35:.B35]); &quot;nn.png'&quot;)" office:value-type="string" office:string-value="'73nn.png'" calcext:value-type="string">
            <text:p>'73nn.png'</text:p>
          </table:table-cell>
          <table:table-cell table:formula="of:=CONCATENATE(&quot;'&quot;; [.A35]; &quot;-&quot;; [.B35]; &quot;'&quot;)" office:value-type="string" office:string-value="'7-3'" calcext:value-type="string">
            <text:p>'7-3'</text:p>
          </table:table-cell>
          <table:table-cell table:formula="of:=CONCATENATE(&quot;list(&quot;; [.D35]; &quot;, &quot;; [.G35]; &quot;, &quot;; [.E35]; &quot;, &quot;; [.F35]; &quot;)&quot;)" office:value-type="string" office:string-value="list(c(7, 3), '7-3', '73.png', '73nn.png')" calcext:value-type="string">
            <text:p>list(c(7, 3), '7-3', '73.png', '73nn.png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36]; &quot;, &quot;; [.B36]; &quot;)&quot;)" office:value-type="string" office:string-value="c(7, 2)" calcext:value-type="string">
            <text:p>c(7, 2)</text:p>
          </table:table-cell>
          <table:table-cell table:formula="of:=CONCATENATE(&quot;'&quot;; COM.MICROSOFT.CONCAT([.A36:.B36]); &quot;.png'&quot;)" office:value-type="string" office:string-value="'72.png'" calcext:value-type="string">
            <text:p>'72.png'</text:p>
          </table:table-cell>
          <table:table-cell table:formula="of:=CONCATENATE(&quot;'&quot;; COM.MICROSOFT.CONCAT([.A36:.B36]); &quot;nn.png'&quot;)" office:value-type="string" office:string-value="'72nn.png'" calcext:value-type="string">
            <text:p>'72nn.png'</text:p>
          </table:table-cell>
          <table:table-cell table:formula="of:=CONCATENATE(&quot;'&quot;; [.A36]; &quot;-&quot;; [.B36]; &quot;'&quot;)" office:value-type="string" office:string-value="'7-2'" calcext:value-type="string">
            <text:p>'7-2'</text:p>
          </table:table-cell>
          <table:table-cell table:formula="of:=CONCATENATE(&quot;list(&quot;; [.D36]; &quot;, &quot;; [.G36]; &quot;, &quot;; [.E36]; &quot;, &quot;; [.F36]; &quot;)&quot;)" office:value-type="string" office:string-value="list(c(7, 2), '7-2', '72.png', '72nn.png')" calcext:value-type="string">
            <text:p>list(c(7, 2), '7-2', '72.png', '72nn.png')</text:p>
          </table:table-cell>
        </table:table-row>
      </table:table>
      <table:table table:name="tc1" table:style-name="ta1"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"/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CONCATENATE(&quot;c(&quot;; [.A1]; &quot;)&quot;)" office:value-type="string" office:string-value="c(9)" calcext:value-type="string">
            <text:p>c(9)</text:p>
          </table:table-cell>
          <table:table-cell table:formula="of:=CONCATENATE(&quot;'&quot;; [.A1]; &quot;'&quot;)" office:value-type="string" office:string-value="'9'" calcext:value-type="string">
            <text:p>'9'</text:p>
          </table:table-cell>
          <table:table-cell table:formula="of:=CONCATENATE(&quot;'&quot;; [.A1]; &quot;.png&quot;; &quot;'&quot;)" office:value-type="string" office:string-value="'9.png'" calcext:value-type="string">
            <text:p>'9.png'</text:p>
          </table:table-cell>
          <table:table-cell table:formula="of:=CONCATENATE(&quot;'&quot;; [.A1]; &quot;nn.png'&quot;)" office:value-type="string" office:string-value="'9nn.png'" calcext:value-type="string">
            <text:p>'9nn.png'</text:p>
          </table:table-cell>
          <table:table-cell table:formula="of:=CONCATENATE(&quot;list(&quot;; [.C1]; &quot;, &quot;; [.D1]; &quot;, &quot;; [.E1]; &quot;, &quot;; [.F1]; &quot;)&quot;)" office:value-type="string" office:string-value="list(c(9), '9', '9.png', '9nn.png')" calcext:value-type="string">
            <text:p>list(c(9), '9', '9.png', '9nn.png')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CONCATENATE(&quot;c(&quot;; [.A2]; &quot;)&quot;)" office:value-type="string" office:string-value="c(8)" calcext:value-type="string">
            <text:p>c(8)</text:p>
          </table:table-cell>
          <table:table-cell table:formula="of:=CONCATENATE(&quot;'&quot;; [.A2]; &quot;'&quot;)" office:value-type="string" office:string-value="'8'" calcext:value-type="string">
            <text:p>'8'</text:p>
          </table:table-cell>
          <table:table-cell table:formula="of:=CONCATENATE(&quot;'&quot;; [.A2]; &quot;.png&quot;; &quot;'&quot;)" office:value-type="string" office:string-value="'8.png'" calcext:value-type="string">
            <text:p>'8.png'</text:p>
          </table:table-cell>
          <table:table-cell table:formula="of:=CONCATENATE(&quot;'&quot;; [.A2]; &quot;nn.png'&quot;)" office:value-type="string" office:string-value="'8nn.png'" calcext:value-type="string">
            <text:p>'8nn.png'</text:p>
          </table:table-cell>
          <table:table-cell table:formula="of:=CONCATENATE(&quot;list(&quot;; [.C2]; &quot;, &quot;; [.D2]; &quot;, &quot;; [.E2]; &quot;, &quot;; [.F2]; &quot;)&quot;)" office:value-type="string" office:string-value="list(c(8), '8', '8.png', '8nn.png')" calcext:value-type="string">
            <text:p>list(c(8), '8', '8.png', '8nn.png')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CONCATENATE(&quot;c(&quot;; [.A3]; &quot;)&quot;)" office:value-type="string" office:string-value="c(7)" calcext:value-type="string">
            <text:p>c(7)</text:p>
          </table:table-cell>
          <table:table-cell table:formula="of:=CONCATENATE(&quot;'&quot;; [.A3]; &quot;'&quot;)" office:value-type="string" office:string-value="'7'" calcext:value-type="string">
            <text:p>'7'</text:p>
          </table:table-cell>
          <table:table-cell table:formula="of:=CONCATENATE(&quot;'&quot;; [.A3]; &quot;.png&quot;; &quot;'&quot;)" office:value-type="string" office:string-value="'7.png'" calcext:value-type="string">
            <text:p>'7.png'</text:p>
          </table:table-cell>
          <table:table-cell table:formula="of:=CONCATENATE(&quot;'&quot;; [.A3]; &quot;nn.png'&quot;)" office:value-type="string" office:string-value="'7nn.png'" calcext:value-type="string">
            <text:p>'7nn.png'</text:p>
          </table:table-cell>
          <table:table-cell table:formula="of:=CONCATENATE(&quot;list(&quot;; [.C3]; &quot;, &quot;; [.D3]; &quot;, &quot;; [.E3]; &quot;, &quot;; [.F3]; &quot;)&quot;)" office:value-type="string" office:string-value="list(c(7), '7', '7.png', '7nn.png')" calcext:value-type="string">
            <text:p>list(c(7), '7', '7.png', '7nn.png')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CONCATENATE(&quot;c(&quot;; [.A4]; &quot;)&quot;)" office:value-type="string" office:string-value="c(6)" calcext:value-type="string">
            <text:p>c(6)</text:p>
          </table:table-cell>
          <table:table-cell table:formula="of:=CONCATENATE(&quot;'&quot;; [.A4]; &quot;'&quot;)" office:value-type="string" office:string-value="'6'" calcext:value-type="string">
            <text:p>'6'</text:p>
          </table:table-cell>
          <table:table-cell table:formula="of:=CONCATENATE(&quot;'&quot;; [.A4]; &quot;.png&quot;; &quot;'&quot;)" office:value-type="string" office:string-value="'6.png'" calcext:value-type="string">
            <text:p>'6.png'</text:p>
          </table:table-cell>
          <table:table-cell table:formula="of:=CONCATENATE(&quot;'&quot;; [.A4]; &quot;nn.png'&quot;)" office:value-type="string" office:string-value="'6nn.png'" calcext:value-type="string">
            <text:p>'6nn.png'</text:p>
          </table:table-cell>
          <table:table-cell table:formula="of:=CONCATENATE(&quot;list(&quot;; [.C4]; &quot;, &quot;; [.D4]; &quot;, &quot;; [.E4]; &quot;, &quot;; [.F4]; &quot;)&quot;)" office:value-type="string" office:string-value="list(c(6), '6', '6.png', '6nn.png')" calcext:value-type="string">
            <text:p>list(c(6), '6', '6.png', '6nn.png')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NCATENATE(&quot;c(&quot;; [.A5]; &quot;)&quot;)" office:value-type="string" office:string-value="c(5)" calcext:value-type="string">
            <text:p>c(5)</text:p>
          </table:table-cell>
          <table:table-cell table:formula="of:=CONCATENATE(&quot;'&quot;; [.A5]; &quot;'&quot;)" office:value-type="string" office:string-value="'5'" calcext:value-type="string">
            <text:p>'5'</text:p>
          </table:table-cell>
          <table:table-cell table:formula="of:=CONCATENATE(&quot;'&quot;; [.A5]; &quot;.png&quot;; &quot;'&quot;)" office:value-type="string" office:string-value="'5.png'" calcext:value-type="string">
            <text:p>'5.png'</text:p>
          </table:table-cell>
          <table:table-cell table:formula="of:=CONCATENATE(&quot;'&quot;; [.A5]; &quot;nn.png'&quot;)" office:value-type="string" office:string-value="'5nn.png'" calcext:value-type="string">
            <text:p>'5nn.png'</text:p>
          </table:table-cell>
          <table:table-cell table:formula="of:=CONCATENATE(&quot;list(&quot;; [.C5]; &quot;, &quot;; [.D5]; &quot;, &quot;; [.E5]; &quot;, &quot;; [.F5]; &quot;)&quot;)" office:value-type="string" office:string-value="list(c(5), '5', '5.png', '5nn.png')" calcext:value-type="string">
            <text:p>list(c(5), '5', '5.png', '5nn.png')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ONCATENATE(&quot;c(&quot;; [.A6]; &quot;)&quot;)" office:value-type="string" office:string-value="c(4)" calcext:value-type="string">
            <text:p>c(4)</text:p>
          </table:table-cell>
          <table:table-cell table:formula="of:=CONCATENATE(&quot;'&quot;; [.A6]; &quot;'&quot;)" office:value-type="string" office:string-value="'4'" calcext:value-type="string">
            <text:p>'4'</text:p>
          </table:table-cell>
          <table:table-cell table:formula="of:=CONCATENATE(&quot;'&quot;; [.A6]; &quot;.png&quot;; &quot;'&quot;)" office:value-type="string" office:string-value="'4.png'" calcext:value-type="string">
            <text:p>'4.png'</text:p>
          </table:table-cell>
          <table:table-cell table:formula="of:=CONCATENATE(&quot;'&quot;; [.A6]; &quot;nn.png'&quot;)" office:value-type="string" office:string-value="'4nn.png'" calcext:value-type="string">
            <text:p>'4nn.png'</text:p>
          </table:table-cell>
          <table:table-cell table:formula="of:=CONCATENATE(&quot;list(&quot;; [.C6]; &quot;, &quot;; [.D6]; &quot;, &quot;; [.E6]; &quot;, &quot;; [.F6]; &quot;)&quot;)" office:value-type="string" office:string-value="list(c(4), '4', '4.png', '4nn.png')" calcext:value-type="string">
            <text:p>list(c(4), '4', '4.png', '4nn.png')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CONCATENATE(&quot;c(&quot;; [.A7]; &quot;)&quot;)" office:value-type="string" office:string-value="c(3)" calcext:value-type="string">
            <text:p>c(3)</text:p>
          </table:table-cell>
          <table:table-cell table:formula="of:=CONCATENATE(&quot;'&quot;; [.A7]; &quot;'&quot;)" office:value-type="string" office:string-value="'3'" calcext:value-type="string">
            <text:p>'3'</text:p>
          </table:table-cell>
          <table:table-cell table:formula="of:=CONCATENATE(&quot;'&quot;; [.A7]; &quot;.png&quot;; &quot;'&quot;)" office:value-type="string" office:string-value="'3.png'" calcext:value-type="string">
            <text:p>'3.png'</text:p>
          </table:table-cell>
          <table:table-cell table:formula="of:=CONCATENATE(&quot;'&quot;; [.A7]; &quot;nn.png'&quot;)" office:value-type="string" office:string-value="'3nn.png'" calcext:value-type="string">
            <text:p>'3nn.png'</text:p>
          </table:table-cell>
          <table:table-cell table:formula="of:=CONCATENATE(&quot;list(&quot;; [.C7]; &quot;, &quot;; [.D7]; &quot;, &quot;; [.E7]; &quot;, &quot;; [.F7]; &quot;)&quot;)" office:value-type="string" office:string-value="list(c(3), '3', '3.png', '3nn.png')" calcext:value-type="string">
            <text:p>list(c(3), '3', '3.png', '3nn.png'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CONCATENATE(&quot;c(&quot;; [.A8]; &quot;)&quot;)" office:value-type="string" office:string-value="c(2)" calcext:value-type="string">
            <text:p>c(2)</text:p>
          </table:table-cell>
          <table:table-cell table:formula="of:=CONCATENATE(&quot;'&quot;; [.A8]; &quot;'&quot;)" office:value-type="string" office:string-value="'2'" calcext:value-type="string">
            <text:p>'2'</text:p>
          </table:table-cell>
          <table:table-cell table:formula="of:=CONCATENATE(&quot;'&quot;; [.A8]; &quot;.png&quot;; &quot;'&quot;)" office:value-type="string" office:string-value="'2.png'" calcext:value-type="string">
            <text:p>'2.png'</text:p>
          </table:table-cell>
          <table:table-cell table:formula="of:=CONCATENATE(&quot;'&quot;; [.A8]; &quot;nn.png'&quot;)" office:value-type="string" office:string-value="'2nn.png'" calcext:value-type="string">
            <text:p>'2nn.png'</text:p>
          </table:table-cell>
          <table:table-cell table:formula="of:=CONCATENATE(&quot;list(&quot;; [.C8]; &quot;, &quot;; [.D8]; &quot;, &quot;; [.E8]; &quot;, &quot;; [.F8]; &quot;)&quot;)" office:value-type="string" office:string-value="list(c(2), '2', '2.png', '2nn.png')" calcext:value-type="string">
            <text:p>list(c(2), '2', '2.png', '2nn.png')</text:p>
          </table:table-cell>
          <table:table-cell table:number-columns-repeated="4"/>
        </table:table-row>
        <table:table-row table:style-name="ro1" table:number-rows-repeated="311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-00-0000</text:date>, <text:time style:data-style-name="N2" text:time-value="15:53:35.674165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8:16:00.758387112</meta:creation-date>
    <dc:date>2018-12-16T16:38:14.593118816</dc:date>
    <meta:editing-duration>PT35M44S</meta:editing-duration>
    <meta:editing-cycles>3</meta:editing-cycles>
    <meta:generator>LibreOffice/6.0.6.2$Linux_X86_64 LibreOffice_project/00m0$Build-2</meta:generator>
    <meta:document-statistic meta:table-count="3" meta:cell-count="1276" meta:object-count="0"/>
  </office:meta>
</office:document-meta>
</file>